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42cm"/>
    </style:style>
    <style:style style:name="co2" style:family="table-column">
      <style:table-column-properties fo:break-before="auto" style:column-width="2.231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3.6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bility_time" table:style-name="ta1">
        <table:shapes>
          <draw:frame draw:z-index="0" draw:style-name="gr1" draw:text-style-name="P1" svg:width="22.817cm" svg:height="15.073cm" svg:x="16.742cm" svg:y="0.72cm">
            <draw:object draw:notify-on-update-of-ranges="stability_time.A1:stability_time.A1 stability_time.A2:stability_time.A1743 stability_time.C1:stability_time.C1 stability_time.C2:stability_time.C1743 stability_time.A1:stability_time.A1 stability_time.A2:stability_time.A1743 stability_time.D1:stability_time.D1 stability_time.D2:stability_time.D17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 UTC since epoch [s]</text:p>
          </table:table-cell>
          <table:table-cell office:value-type="string" calcext:value-type="string">
            <text:p>Voltage U[V]</text:p>
          </table:table-cell>
          <table:table-cell office:value-type="string" calcext:value-type="string">
            <text:p>master measured U[bit]</text:p>
          </table:table-cell>
          <table:table-cell office:value-type="string" calcext:value-type="string">
            <text:p>slave measured U[bit]</text:p>
          </table:table-cell>
        </table:table-row>
        <table:table-row table:style-name="ro1">
          <table:table-cell office:value-type="float" office:value="1649921938.9762" calcext:value-type="float">
            <text:p>1649921938,9762</text:p>
          </table:table-cell>
          <table:table-cell office:value-type="float" office:value="59.5" calcext:value-type="float">
            <text:p>59,5</text:p>
          </table:table-cell>
          <table:table-cell office:value-type="float" office:value="3322" calcext:value-type="float">
            <text:p>3322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1948.19234" calcext:value-type="float">
            <text:p>1649921948,19234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1956.89566" calcext:value-type="float">
            <text:p>1649921956,89566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1966.11577" calcext:value-type="float">
            <text:p>1649921966,11577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1975.32532" calcext:value-type="float">
            <text:p>1649921975,32532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1984.03652" calcext:value-type="float">
            <text:p>1649921984,0365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1993.24562" calcext:value-type="float">
            <text:p>1649921993,2456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001.44854" calcext:value-type="float">
            <text:p>1649922001,44854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010.65659" calcext:value-type="float">
            <text:p>1649922010,6565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019.87679" calcext:value-type="float">
            <text:p>1649922019,8767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2029.13365" calcext:value-type="float">
            <text:p>1649922029,1336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037.79645" calcext:value-type="float">
            <text:p>1649922037,7964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046.49615" calcext:value-type="float">
            <text:p>1649922046,4961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055.71597" calcext:value-type="float">
            <text:p>1649922055,7159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2064.93963" calcext:value-type="float">
            <text:p>1649922064,9396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073.63608" calcext:value-type="float">
            <text:p>1649922073,6360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082.84773" calcext:value-type="float">
            <text:p>1649922082,8477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091.55638" calcext:value-type="float">
            <text:p>1649922091,5563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100.76646" calcext:value-type="float">
            <text:p>1649922100,7664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109.98669" calcext:value-type="float">
            <text:p>1649922109,9866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118.69088" calcext:value-type="float">
            <text:p>1649922118,6908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127.89884" calcext:value-type="float">
            <text:p>1649922127,8988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136.60657" calcext:value-type="float">
            <text:p>1649922136,6065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145.3165" calcext:value-type="float">
            <text:p>1649922145,316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154.52726" calcext:value-type="float">
            <text:p>1649922154,5272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163.24278" calcext:value-type="float">
            <text:p>1649922163,2427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172.44809" calcext:value-type="float">
            <text:p>1649922172,4480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181.15728" calcext:value-type="float">
            <text:p>1649922181,1572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190.36727" calcext:value-type="float">
            <text:p>1649922190,3672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2199.0761" calcext:value-type="float">
            <text:p>1649922199,076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208.28916" calcext:value-type="float">
            <text:p>1649922208,2891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216.99543" calcext:value-type="float">
            <text:p>1649922216,9954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2226.209" calcext:value-type="float">
            <text:p>1649922226,20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234.91895" calcext:value-type="float">
            <text:p>1649922234,9189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244.13894" calcext:value-type="float">
            <text:p>1649922244,1389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2252.83682" calcext:value-type="float">
            <text:p>1649922252,8368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261.01737" calcext:value-type="float">
            <text:p>1649922261,0173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270.23716" calcext:value-type="float">
            <text:p>1649922270,2371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278.94688" calcext:value-type="float">
            <text:p>1649922278,9468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287.65681" calcext:value-type="float">
            <text:p>1649922287,6568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296.86698" calcext:value-type="float">
            <text:p>1649922296,8669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306.07768" calcext:value-type="float">
            <text:p>1649922306,0776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314.78785" calcext:value-type="float">
            <text:p>1649922314,7878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2323.99764" calcext:value-type="float">
            <text:p>1649922323,9976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2332.70716" calcext:value-type="float">
            <text:p>1649922332,7071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341.91828" calcext:value-type="float">
            <text:p>1649922341,9182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350.62859" calcext:value-type="float">
            <text:p>1649922350,6285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359.32727" calcext:value-type="float">
            <text:p>1649922359,3272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368.03665" calcext:value-type="float">
            <text:p>1649922368,0366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377.25313" calcext:value-type="float">
            <text:p>1649922377,2531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385.95847" calcext:value-type="float">
            <text:p>1649922385,9584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395.16862" calcext:value-type="float">
            <text:p>1649922395,1686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403.87732" calcext:value-type="float">
            <text:p>1649922403,8773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413.0876" calcext:value-type="float">
            <text:p>1649922413,087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422.3076" calcext:value-type="float">
            <text:p>1649922422,307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431.00836" calcext:value-type="float">
            <text:p>1649922431,0083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439.71955" calcext:value-type="float">
            <text:p>1649922439,7195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448.92748" calcext:value-type="float">
            <text:p>1649922448,9274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458.14723" calcext:value-type="float">
            <text:p>1649922458,1472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466.84933" calcext:value-type="float">
            <text:p>1649922466,8493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476.06787" calcext:value-type="float">
            <text:p>1649922476,0678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485.28001" calcext:value-type="float">
            <text:p>1649922485,2800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494.49775" calcext:value-type="float">
            <text:p>1649922494,4977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503.7192" calcext:value-type="float">
            <text:p>1649922503,719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512.92908" calcext:value-type="float">
            <text:p>1649922512,9290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522.13918" calcext:value-type="float">
            <text:p>1649922522,1391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531.36049" calcext:value-type="float">
            <text:p>1649922531,3604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540.56756" calcext:value-type="float">
            <text:p>1649922540,5675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549.79835" calcext:value-type="float">
            <text:p>1649922549,7983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2559.01005" calcext:value-type="float">
            <text:p>1649922559,0100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2568.23025" calcext:value-type="float">
            <text:p>1649922568,2302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577.44176" calcext:value-type="float">
            <text:p>1649922577,4417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586.64673" calcext:value-type="float">
            <text:p>1649922586,6467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595.87381" calcext:value-type="float">
            <text:p>1649922595,8738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2605.08935" calcext:value-type="float">
            <text:p>1649922605,0893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613.78837" calcext:value-type="float">
            <text:p>1649922613,7883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623.62001" calcext:value-type="float">
            <text:p>1649922623,6200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632.21669" calcext:value-type="float">
            <text:p>1649922632,2166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641.43861" calcext:value-type="float">
            <text:p>1649922641,4386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650.65812" calcext:value-type="float">
            <text:p>1649922650,6581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659.85902" calcext:value-type="float">
            <text:p>1649922659,8590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668.5789" calcext:value-type="float">
            <text:p>1649922668,578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677.78855" calcext:value-type="float">
            <text:p>1649922677,7885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686.49908" calcext:value-type="float">
            <text:p>1649922686,4990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2695.19789" calcext:value-type="float">
            <text:p>1649922695,1978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704.41989" calcext:value-type="float">
            <text:p>1649922704,4198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713.62869" calcext:value-type="float">
            <text:p>1649922713,6286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722.34684" calcext:value-type="float">
            <text:p>1649922722,3468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731.04384" calcext:value-type="float">
            <text:p>1649922731,0438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2739.74885" calcext:value-type="float">
            <text:p>1649922739,7488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748.95841" calcext:value-type="float">
            <text:p>1649922748,9584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757.66841" calcext:value-type="float">
            <text:p>1649922757,6684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2766.87841" calcext:value-type="float">
            <text:p>1649922766,8784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775.58942" calcext:value-type="float">
            <text:p>1649922775,5894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2784.79942" calcext:value-type="float">
            <text:p>1649922784,7994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793.50942" calcext:value-type="float">
            <text:p>1649922793,5094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802.71942" calcext:value-type="float">
            <text:p>1649922802,7194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811.42841" calcext:value-type="float">
            <text:p>1649922811,4284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820.63841" calcext:value-type="float">
            <text:p>1649922820,6384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829.35142" calcext:value-type="float">
            <text:p>1649922829,3514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838.05442" calcext:value-type="float">
            <text:p>1649922838,0544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846.73942" calcext:value-type="float">
            <text:p>1649922846,7394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2854.95041" calcext:value-type="float">
            <text:p>1649922854,9504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864.15845" calcext:value-type="float">
            <text:p>1649922864,1584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873.38211" calcext:value-type="float">
            <text:p>1649922873,3821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882.59011" calcext:value-type="float">
            <text:p>1649922882,5901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891.81011" calcext:value-type="float">
            <text:p>1649922891,8101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901.0321" calcext:value-type="float">
            <text:p>1649922901,032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2910.24097" calcext:value-type="float">
            <text:p>1649922910,2409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918.94998" calcext:value-type="float">
            <text:p>1649922918,9499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928.16" calcext:value-type="float">
            <text:p>1649922928,1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936.34998" calcext:value-type="float">
            <text:p>1649922936,3499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945.56898" calcext:value-type="float">
            <text:p>1649922945,5689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954.78984" calcext:value-type="float">
            <text:p>1649922954,7898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2963.49014" calcext:value-type="float">
            <text:p>1649922963,4901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972.19028" calcext:value-type="float">
            <text:p>1649922972,1902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980.9023" calcext:value-type="float">
            <text:p>1649922980,902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990.11025" calcext:value-type="float">
            <text:p>1649922990,1102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2998.82172" calcext:value-type="float">
            <text:p>1649922998,8217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007.52172" calcext:value-type="float">
            <text:p>1649923007,5217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016.22031" calcext:value-type="float">
            <text:p>1649923016,2203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024.92939" calcext:value-type="float">
            <text:p>1649923024,92939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033.12186" calcext:value-type="float">
            <text:p>1649923033,1218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041.82049" calcext:value-type="float">
            <text:p>1649923041,8204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050.53035" calcext:value-type="float">
            <text:p>1649923050,5303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059.74084" calcext:value-type="float">
            <text:p>1649923059,7408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068.45025" calcext:value-type="float">
            <text:p>1649923068,4502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077.66183" calcext:value-type="float">
            <text:p>1649923077,6618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3086.37077" calcext:value-type="float">
            <text:p>1649923086,3707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095.07845" calcext:value-type="float">
            <text:p>1649923095,0784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103.78139" calcext:value-type="float">
            <text:p>1649923103,7813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112.99139" calcext:value-type="float">
            <text:p>1649923112,9913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3121.70119" calcext:value-type="float">
            <text:p>1649923121,7011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130.91133" calcext:value-type="float">
            <text:p>1649923130,9113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3139.62172" calcext:value-type="float">
            <text:p>1649923139,6217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148.82804" calcext:value-type="float">
            <text:p>1649923148,8280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158.05171" calcext:value-type="float">
            <text:p>1649923158,0517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167.2656" calcext:value-type="float">
            <text:p>1649923167,265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175.97195" calcext:value-type="float">
            <text:p>1649923175,9719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185.18196" calcext:value-type="float">
            <text:p>1649923185,1819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194.40479" calcext:value-type="float">
            <text:p>1649923194,4047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203.10604" calcext:value-type="float">
            <text:p>1649923203,1060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212.3226" calcext:value-type="float">
            <text:p>1649923212,322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3221.54169" calcext:value-type="float">
            <text:p>1649923221,5416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230.24183" calcext:value-type="float">
            <text:p>1649923230,2418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3239.51883" calcext:value-type="float">
            <text:p>1649923239,5188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248.6778" calcext:value-type="float">
            <text:p>1649923248,677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257.89406" calcext:value-type="float">
            <text:p>1649923257,8940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267.10161" calcext:value-type="float">
            <text:p>1649923267,1016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275.81353" calcext:value-type="float">
            <text:p>1649923275,8135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284.51236" calcext:value-type="float">
            <text:p>1649923284,5123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293.73418" calcext:value-type="float">
            <text:p>1649923293,7341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302.43452" calcext:value-type="float">
            <text:p>1649923302,4345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311.14232" calcext:value-type="float">
            <text:p>1649923311,1423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320.35491" calcext:value-type="float">
            <text:p>1649923320,3549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329.06168" calcext:value-type="float">
            <text:p>1649923329,0616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337.76233" calcext:value-type="float">
            <text:p>1649923337,7623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346.46204" calcext:value-type="float">
            <text:p>1649923346,4620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3355.17205" calcext:value-type="float">
            <text:p>1649923355,1720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3363.36824" calcext:value-type="float">
            <text:p>1649923363,3682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372.06434" calcext:value-type="float">
            <text:p>1649923372,0643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380.77287" calcext:value-type="float">
            <text:p>1649923380,77287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389.98238" calcext:value-type="float">
            <text:p>1649923389,9823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398.69243" calcext:value-type="float">
            <text:p>1649923398,6924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3407.90273" calcext:value-type="float">
            <text:p>1649923407,9027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416.60369" calcext:value-type="float">
            <text:p>1649923416,6036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425.82261" calcext:value-type="float">
            <text:p>1649923425,8226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434.53375" calcext:value-type="float">
            <text:p>1649923434,5337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443.74369" calcext:value-type="float">
            <text:p>1649923443,7436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3452.45386" calcext:value-type="float">
            <text:p>1649923452,4538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461.66287" calcext:value-type="float">
            <text:p>1649923461,6628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3470.37588" calcext:value-type="float">
            <text:p>1649923470,3758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479.58251" calcext:value-type="float">
            <text:p>1649923479,5825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3488.29571" calcext:value-type="float">
            <text:p>1649923488,2957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497.5029" calcext:value-type="float">
            <text:p>1649923497,502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3506.78693" calcext:value-type="float">
            <text:p>1649923506,7869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515.42299" calcext:value-type="float">
            <text:p>1649923515,4229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3524.13309" calcext:value-type="float">
            <text:p>1649923524,1330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533.34379" calcext:value-type="float">
            <text:p>1649923533,34379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542.0578" calcext:value-type="float">
            <text:p>1649923542,057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551.26321" calcext:value-type="float">
            <text:p>1649923551,2632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559.97329" calcext:value-type="float">
            <text:p>1649923559,97329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3569.18362" calcext:value-type="float">
            <text:p>1649923569,1836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577.89384" calcext:value-type="float">
            <text:p>1649923577,8938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587.10698" calcext:value-type="float">
            <text:p>1649923587,1069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596.32399" calcext:value-type="float">
            <text:p>1649923596,3239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605.53424" calcext:value-type="float">
            <text:p>1649923605,5342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3614.24495" calcext:value-type="float">
            <text:p>1649923614,2449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623.45306" calcext:value-type="float">
            <text:p>1649923623,4530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632.16552" calcext:value-type="float">
            <text:p>1649923632,1655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641.3736" calcext:value-type="float">
            <text:p>1649923641,373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650.07066" calcext:value-type="float">
            <text:p>1649923650,0706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659.29298" calcext:value-type="float">
            <text:p>1649923659,2929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3668.00369" calcext:value-type="float">
            <text:p>1649923668,0036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3677.21359" calcext:value-type="float">
            <text:p>1649923677,2135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685.92466" calcext:value-type="float">
            <text:p>1649923685,9246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695.13375" calcext:value-type="float">
            <text:p>1649923695,1337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703.83251" calcext:value-type="float">
            <text:p>1649923703,8325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713.05396" calcext:value-type="float">
            <text:p>1649923713,0539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721.76384" calcext:value-type="float">
            <text:p>1649923721,7638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730.97371" calcext:value-type="float">
            <text:p>1649923730,9737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739.6844" calcext:value-type="float">
            <text:p>1649923739,684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748.89383" calcext:value-type="float">
            <text:p>1649923748,8938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757.60439" calcext:value-type="float">
            <text:p>1649923757,6043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766.81425" calcext:value-type="float">
            <text:p>1649923766,8142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775.52495" calcext:value-type="float">
            <text:p>1649923775,5249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784.73387" calcext:value-type="float">
            <text:p>1649923784,7338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3793.44406" calcext:value-type="float">
            <text:p>1649923793,4440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802.64598" calcext:value-type="float">
            <text:p>1649923802,6459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811.36491" calcext:value-type="float">
            <text:p>1649923811,3649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820.58463" calcext:value-type="float">
            <text:p>1649923820,5846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829.2852" calcext:value-type="float">
            <text:p>1649923829,285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838.51025" calcext:value-type="float">
            <text:p>1649923838,5102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847.71454" calcext:value-type="float">
            <text:p>1649923847,7145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856.41591" calcext:value-type="float">
            <text:p>1649923856,4159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865.12456" calcext:value-type="float">
            <text:p>1649923865,1245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3874.33508" calcext:value-type="float">
            <text:p>1649923874,3350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883.04481" calcext:value-type="float">
            <text:p>1649923883,0448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892.25469" calcext:value-type="float">
            <text:p>1649923892,2546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901.47439" calcext:value-type="float">
            <text:p>1649923901,4743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910.68651" calcext:value-type="float">
            <text:p>1649923910,6865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919.3948" calcext:value-type="float">
            <text:p>1649923919,394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928.09487" calcext:value-type="float">
            <text:p>1649923928,0948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936.80449" calcext:value-type="float">
            <text:p>1649923936,8044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946.0146" calcext:value-type="float">
            <text:p>1649923946,014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955.23518" calcext:value-type="float">
            <text:p>1649923955,2351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963.93512" calcext:value-type="float">
            <text:p>1649923963,9351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972.62576" calcext:value-type="float">
            <text:p>1649923972,6257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981.85549" calcext:value-type="float">
            <text:p>1649923981,8554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990.56525" calcext:value-type="float">
            <text:p>1649923990,5652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3999.77586" calcext:value-type="float">
            <text:p>1649923999,7758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008.9946" calcext:value-type="float">
            <text:p>1649924008,994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018.19978" calcext:value-type="float">
            <text:p>1649924018,1997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026.91554" calcext:value-type="float">
            <text:p>1649924026,9155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036.12586" calcext:value-type="float">
            <text:p>1649924036,1258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044.83519" calcext:value-type="float">
            <text:p>1649924044,8351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053.53627" calcext:value-type="float">
            <text:p>1649924053,5362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062.24504" calcext:value-type="float">
            <text:p>1649924062,2450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071.45664" calcext:value-type="float">
            <text:p>1649924071,4566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080.68075" calcext:value-type="float">
            <text:p>1649924080,6807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089.88601" calcext:value-type="float">
            <text:p>1649924089,8860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099.10585" calcext:value-type="float">
            <text:p>1649924099,1058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108.31871" calcext:value-type="float">
            <text:p>1649924108,3187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117.02542" calcext:value-type="float">
            <text:p>1649924117,0254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125.72681" calcext:value-type="float">
            <text:p>1649924125,7268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134.94651" calcext:value-type="float">
            <text:p>1649924134,9465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144.15879" calcext:value-type="float">
            <text:p>1649924144,1587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153.37857" calcext:value-type="float">
            <text:p>1649924153,3785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162.58585" calcext:value-type="float">
            <text:p>1649924162,5858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171.80756" calcext:value-type="float">
            <text:p>1649924171,8075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181.01625" calcext:value-type="float">
            <text:p>1649924181,0162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189.72789" calcext:value-type="float">
            <text:p>1649924189,72789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198.94739" calcext:value-type="float">
            <text:p>1649924198,9473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208.15958" calcext:value-type="float">
            <text:p>1649924208,1595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217.37644" calcext:value-type="float">
            <text:p>1649924217,3764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226.08133" calcext:value-type="float">
            <text:p>1649924226,0813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235.29739" calcext:value-type="float">
            <text:p>1649924235,2973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243.98656" calcext:value-type="float">
            <text:p>1649924243,9865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253.21631" calcext:value-type="float">
            <text:p>1649924253,2163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261.92173" calcext:value-type="float">
            <text:p>1649924261,9217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270.62623" calcext:value-type="float">
            <text:p>1649924270,6262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4279.83108" calcext:value-type="float">
            <text:p>1649924279,8310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288.54621" calcext:value-type="float">
            <text:p>1649924288,5462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297.76135" calcext:value-type="float">
            <text:p>1649924297,7613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4307.02373" calcext:value-type="float">
            <text:p>1649924307,0237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315.68444" calcext:value-type="float">
            <text:p>1649924315,6844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324.89746" calcext:value-type="float">
            <text:p>1649924324,8974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334.11993" calcext:value-type="float">
            <text:p>1649924334,1199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342.81825" calcext:value-type="float">
            <text:p>1649924342,8182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351.51358" calcext:value-type="float">
            <text:p>1649924351,5135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360.73693" calcext:value-type="float">
            <text:p>1649924360,7369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369.95876" calcext:value-type="float">
            <text:p>1649924369,9587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379.17072" calcext:value-type="float">
            <text:p>1649924379,1707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388.3882" calcext:value-type="float">
            <text:p>1649924388,3882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397.59684" calcext:value-type="float">
            <text:p>1649924397,5968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406.30753" calcext:value-type="float">
            <text:p>1649924406,3075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415.50984" calcext:value-type="float">
            <text:p>1649924415,5098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4424.23106" calcext:value-type="float">
            <text:p>1649924424,2310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433.51875" calcext:value-type="float">
            <text:p>1649924433,5187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442.1365" calcext:value-type="float">
            <text:p>1649924442,136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4451.36271" calcext:value-type="float">
            <text:p>1649924451,3627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460.06889" calcext:value-type="float">
            <text:p>1649924460,0688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468.77016" calcext:value-type="float">
            <text:p>1649924468,7701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477.46922" calcext:value-type="float">
            <text:p>1649924477,4692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486.17898" calcext:value-type="float">
            <text:p>1649924486,1789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4494.87771" calcext:value-type="float">
            <text:p>1649924494,8777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503.57835" calcext:value-type="float">
            <text:p>1649924503,5783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512.79757" calcext:value-type="float">
            <text:p>1649924512,7975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4521.50858" calcext:value-type="float">
            <text:p>1649924521,5085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530.21086" calcext:value-type="float">
            <text:p>1649924530,2108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538.90948" calcext:value-type="float">
            <text:p>1649924538,9094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547.61826" calcext:value-type="float">
            <text:p>1649924547,6182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556.32325" calcext:value-type="float">
            <text:p>1649924556,3232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565.53918" calcext:value-type="float">
            <text:p>1649924565,5391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574.2376" calcext:value-type="float">
            <text:p>1649924574,237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582.93872" calcext:value-type="float">
            <text:p>1649924582,9387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592.15778" calcext:value-type="float">
            <text:p>1649924592,1577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4600.86818" calcext:value-type="float">
            <text:p>1649924600,8681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610.07809" calcext:value-type="float">
            <text:p>1649924610,0780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619.29005" calcext:value-type="float">
            <text:p>1649924619,2900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628.51079" calcext:value-type="float">
            <text:p>1649924628,5107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637.22061" calcext:value-type="float">
            <text:p>1649924637,2206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646.42822" calcext:value-type="float">
            <text:p>1649924646,4282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655.64831" calcext:value-type="float">
            <text:p>1649924655,6483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664.86822" calcext:value-type="float">
            <text:p>1649924664,8682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674.07789" calcext:value-type="float">
            <text:p>1649924674,0778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683.30155" calcext:value-type="float">
            <text:p>1649924683,3015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692.50856" calcext:value-type="float">
            <text:p>1649924692,5085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701.2232" calcext:value-type="float">
            <text:p>1649924701,223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710.42923" calcext:value-type="float">
            <text:p>1649924710,4292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4719.14266" calcext:value-type="float">
            <text:p>1649924719,1426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4728.34899" calcext:value-type="float">
            <text:p>1649924728,3489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737.05204" calcext:value-type="float">
            <text:p>1649924737,0520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746.26853" calcext:value-type="float">
            <text:p>1649924746,2685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754.97837" calcext:value-type="float">
            <text:p>1649924754,9783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4764.18834" calcext:value-type="float">
            <text:p>1649924764,1883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772.89852" calcext:value-type="float">
            <text:p>1649924772,8985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782.10882" calcext:value-type="float">
            <text:p>1649924782,1088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4790.81861" calcext:value-type="float">
            <text:p>1649924790,8186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800.02021" calcext:value-type="float">
            <text:p>1649924800,0202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809.24867" calcext:value-type="float">
            <text:p>1649924809,2486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818.47076" calcext:value-type="float">
            <text:p>1649924818,4707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827.68184" calcext:value-type="float">
            <text:p>1649924827,6818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836.89904" calcext:value-type="float">
            <text:p>1649924836,8990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846.10946" calcext:value-type="float">
            <text:p>1649924846,1094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854.81882" calcext:value-type="float">
            <text:p>1649924854,8188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863.51972" calcext:value-type="float">
            <text:p>1649924863,5197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872.21928" calcext:value-type="float">
            <text:p>1649924872,2192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880.92944" calcext:value-type="float">
            <text:p>1649924880,9294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4890.13896" calcext:value-type="float">
            <text:p>1649924890,1389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898.84956" calcext:value-type="float">
            <text:p>1649924898,8495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4908.05903" calcext:value-type="float">
            <text:p>1649924908,0590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916.77018" calcext:value-type="float">
            <text:p>1649924916,7701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925.46609" calcext:value-type="float">
            <text:p>1649924925,4660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934.69016" calcext:value-type="float">
            <text:p>1649924934,6901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943.3825" calcext:value-type="float">
            <text:p>1649924943,382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952.10034" calcext:value-type="float">
            <text:p>1649924952,1003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961.31108" calcext:value-type="float">
            <text:p>1649924961,3110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970.5306" calcext:value-type="float">
            <text:p>1649924970,530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979.23162" calcext:value-type="float">
            <text:p>1649924979,2316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4987.92429" calcext:value-type="float">
            <text:p>1649924987,9242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4997.15259" calcext:value-type="float">
            <text:p>1649924997,1525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005.86244" calcext:value-type="float">
            <text:p>1649925005,8624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015.07065" calcext:value-type="float">
            <text:p>1649925015,0706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024.29428" calcext:value-type="float">
            <text:p>1649925024,2942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032.98983" calcext:value-type="float">
            <text:p>1649925032,9898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041.70055" calcext:value-type="float">
            <text:p>1649925041,7005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5050.91007" calcext:value-type="float">
            <text:p>1649925050,9100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5060.13005" calcext:value-type="float">
            <text:p>1649925060,1300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068.8307" calcext:value-type="float">
            <text:p>1649925068,830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077.54047" calcext:value-type="float">
            <text:p>1649925077,5404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086.75036" calcext:value-type="float">
            <text:p>1649925086,7503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095.96984" calcext:value-type="float">
            <text:p>1649925095,9698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105.17969" calcext:value-type="float">
            <text:p>1649925105,1796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113.89322" calcext:value-type="float">
            <text:p>1649925113,8932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123.09988" calcext:value-type="float">
            <text:p>1649925123,0998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131.80982" calcext:value-type="float">
            <text:p>1649925131,8098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141.02139" calcext:value-type="float">
            <text:p>1649925141,0213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149.73272" calcext:value-type="float">
            <text:p>1649925149,7327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158.94401" calcext:value-type="float">
            <text:p>1649925158,9440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168.16208" calcext:value-type="float">
            <text:p>1649925168,1620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177.38163" calcext:value-type="float">
            <text:p>1649925177,3816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186.59148" calcext:value-type="float">
            <text:p>1649925186,5914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5195.81056" calcext:value-type="float">
            <text:p>1649925195,8105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205.01477" calcext:value-type="float">
            <text:p>1649925205,0147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214.24093" calcext:value-type="float">
            <text:p>1649925214,2409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5223.45235" calcext:value-type="float">
            <text:p>1649925223,4523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232.14773" calcext:value-type="float">
            <text:p>1649925232,1477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241.37369" calcext:value-type="float">
            <text:p>1649925241,3736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250.08061" calcext:value-type="float">
            <text:p>1649925250,0806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258.27179" calcext:value-type="float">
            <text:p>1649925258,2717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267.49323" calcext:value-type="float">
            <text:p>1649925267,4932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276.70116" calcext:value-type="float">
            <text:p>1649925276,7011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5285.41122" calcext:value-type="float">
            <text:p>1649925285,4112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294.62087" calcext:value-type="float">
            <text:p>1649925294,6208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303.84237" calcext:value-type="float">
            <text:p>1649925303,8423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313.05403" calcext:value-type="float">
            <text:p>1649925313,0540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321.76092" calcext:value-type="float">
            <text:p>1649925321,7609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5330.97322" calcext:value-type="float">
            <text:p>1649925330,9732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339.68265" calcext:value-type="float">
            <text:p>1649925339,6826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348.38129" calcext:value-type="float">
            <text:p>1649925348,3812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357.59166" calcext:value-type="float">
            <text:p>1649925357,5916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5366.30202" calcext:value-type="float">
            <text:p>1649925366,3020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375.51081" calcext:value-type="float">
            <text:p>1649925375,5108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384.22202" calcext:value-type="float">
            <text:p>1649925384,2220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392.93161" calcext:value-type="float">
            <text:p>1649925392,9316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402.146" calcext:value-type="float">
            <text:p>1649925402,14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5411.34618" calcext:value-type="float">
            <text:p>1649925411,3461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420.5714" calcext:value-type="float">
            <text:p>1649925420,571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429.79207" calcext:value-type="float">
            <text:p>1649925429,7920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438.49182" calcext:value-type="float">
            <text:p>1649925438,4918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447.20199" calcext:value-type="float">
            <text:p>1649925447,2019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456.41367" calcext:value-type="float">
            <text:p>1649925456,4136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465.12372" calcext:value-type="float">
            <text:p>1649925465,1237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474.33235" calcext:value-type="float">
            <text:p>1649925474,3323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483.04199" calcext:value-type="float">
            <text:p>1649925483,0419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492.25257" calcext:value-type="float">
            <text:p>1649925492,2525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501.47276" calcext:value-type="float">
            <text:p>1649925501,4727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510.17178" calcext:value-type="float">
            <text:p>1649925510,1717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518.88255" calcext:value-type="float">
            <text:p>1649925518,8825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528.0923" calcext:value-type="float">
            <text:p>1649925528,092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536.80185" calcext:value-type="float">
            <text:p>1649925536,8018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546.00817" calcext:value-type="float">
            <text:p>1649925546,0081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554.72419" calcext:value-type="float">
            <text:p>1649925554,7241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563.93364" calcext:value-type="float">
            <text:p>1649925563,9336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572.64265" calcext:value-type="float">
            <text:p>1649925572,6426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581.85322" calcext:value-type="float">
            <text:p>1649925581,8532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590.56234" calcext:value-type="float">
            <text:p>1649925590,5623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599.77251" calcext:value-type="float">
            <text:p>1649925599,7725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608.48406" calcext:value-type="float">
            <text:p>1649925608,4840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617.69173" calcext:value-type="float">
            <text:p>1649925617,6917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626.40487" calcext:value-type="float">
            <text:p>1649925626,4048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635.61186" calcext:value-type="float">
            <text:p>1649925635,6118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644.32381" calcext:value-type="float">
            <text:p>1649925644,3238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653.53296" calcext:value-type="float">
            <text:p>1649925653,5329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662.75476" calcext:value-type="float">
            <text:p>1649925662,7547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671.45289" calcext:value-type="float">
            <text:p>1649925671,4528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5680.16322" calcext:value-type="float">
            <text:p>1649925680,1632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688.35286" calcext:value-type="float">
            <text:p>1649925688,3528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697.05806" calcext:value-type="float">
            <text:p>1649925697,0580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705.76349" calcext:value-type="float">
            <text:p>1649925705,7634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714.9729" calcext:value-type="float">
            <text:p>1649925714,972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723.69181" calcext:value-type="float">
            <text:p>1649925723,6918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732.89292" calcext:value-type="float">
            <text:p>1649925732,8929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741.60586" calcext:value-type="float">
            <text:p>1649925741,6058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750.8133" calcext:value-type="float">
            <text:p>1649925750,813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5759.52451" calcext:value-type="float">
            <text:p>1649925759,5245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767.71392" calcext:value-type="float">
            <text:p>1649925767,7139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776.92373" calcext:value-type="float">
            <text:p>1649925776,9237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785.63306" calcext:value-type="float">
            <text:p>1649925785,6330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794.32505" calcext:value-type="float">
            <text:p>1649925794,3250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803.55341" calcext:value-type="float">
            <text:p>1649925803,5534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812.76382" calcext:value-type="float">
            <text:p>1649925812,7638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821.4734" calcext:value-type="float">
            <text:p>1649925821,473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5830.68402" calcext:value-type="float">
            <text:p>1649925830,6840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5839.39375" calcext:value-type="float">
            <text:p>1649925839,3937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848.60489" calcext:value-type="float">
            <text:p>1649925848,6048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857.31012" calcext:value-type="float">
            <text:p>1649925857,31012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866.52406" calcext:value-type="float">
            <text:p>1649925866,5240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875.2437" calcext:value-type="float">
            <text:p>1649925875,243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883.93332" calcext:value-type="float">
            <text:p>1649925883,93332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892.64342" calcext:value-type="float">
            <text:p>1649925892,6434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901.85375" calcext:value-type="float">
            <text:p>1649925901,8537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911.07345" calcext:value-type="float">
            <text:p>1649925911,0734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5919.77449" calcext:value-type="float">
            <text:p>1649925919,7744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928.99386" calcext:value-type="float">
            <text:p>1649925928,9938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938.20503" calcext:value-type="float">
            <text:p>1649925938,2050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5946.91475" calcext:value-type="float">
            <text:p>1649925946,9147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956.12485" calcext:value-type="float">
            <text:p>1649925956,12485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964.83477" calcext:value-type="float">
            <text:p>1649925964,8347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974.04564" calcext:value-type="float">
            <text:p>1649925974,0456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982.75351" calcext:value-type="float">
            <text:p>1649925982,7535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5991.96548" calcext:value-type="float">
            <text:p>1649925991,9654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000.67481" calcext:value-type="float">
            <text:p>1649926000,6748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009.88588" calcext:value-type="float">
            <text:p>1649926009,8858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018.59566" calcext:value-type="float">
            <text:p>1649926018,5956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027.80635" calcext:value-type="float">
            <text:p>1649926027,8063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036.51387" calcext:value-type="float">
            <text:p>1649926036,5138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6045.72461" calcext:value-type="float">
            <text:p>1649926045,7246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054.94531" calcext:value-type="float">
            <text:p>1649926054,9453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6064.15529" calcext:value-type="float">
            <text:p>1649926064,1552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6072.86508" calcext:value-type="float">
            <text:p>1649926072,8650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082.07462" calcext:value-type="float">
            <text:p>1649926082,0746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090.78477" calcext:value-type="float">
            <text:p>1649926090,7847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6099.99445" calcext:value-type="float">
            <text:p>1649926099,9944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6108.70476" calcext:value-type="float">
            <text:p>1649926108,7047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118.02201" calcext:value-type="float">
            <text:p>1649926118,0220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127.13446" calcext:value-type="float">
            <text:p>1649926127,1344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136.35595" calcext:value-type="float">
            <text:p>1649926136,3559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145.56767" calcext:value-type="float">
            <text:p>1649926145,56767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154.78516" calcext:value-type="float">
            <text:p>1649926154,7851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163.99639" calcext:value-type="float">
            <text:p>1649926163,9963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173.2165" calcext:value-type="float">
            <text:p>1649926173,216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182.43544" calcext:value-type="float">
            <text:p>1649926182,4354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191.64826" calcext:value-type="float">
            <text:p>1649926191,6482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200.867" calcext:value-type="float">
            <text:p>1649926200,86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210.07525" calcext:value-type="float">
            <text:p>1649926210,0752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219.29621" calcext:value-type="float">
            <text:p>1649926219,2962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227.99478" calcext:value-type="float">
            <text:p>1649926227,9947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6237.21731" calcext:value-type="float">
            <text:p>1649926237,2173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246.43454" calcext:value-type="float">
            <text:p>1649926246,4345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255.65367" calcext:value-type="float">
            <text:p>1649926255,6536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264.86515" calcext:value-type="float">
            <text:p>1649926264,8651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274.07555" calcext:value-type="float">
            <text:p>1649926274,0755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283.29743" calcext:value-type="float">
            <text:p>1649926283,2974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291.99581" calcext:value-type="float">
            <text:p>1649926291,9958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300.70549" calcext:value-type="float">
            <text:p>1649926300,7054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309.9161" calcext:value-type="float">
            <text:p>1649926309,916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319.1387" calcext:value-type="float">
            <text:p>1649926319,138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327.83519" calcext:value-type="float">
            <text:p>1649926327,8351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336.54675" calcext:value-type="float">
            <text:p>1649926336,5467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345.75566" calcext:value-type="float">
            <text:p>1649926345,7556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354.46581" calcext:value-type="float">
            <text:p>1649926354,4658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363.67662" calcext:value-type="float">
            <text:p>1649926363,6766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372.38696" calcext:value-type="float">
            <text:p>1649926372,3869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381.59733" calcext:value-type="float">
            <text:p>1649926381,5973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390.82025" calcext:value-type="float">
            <text:p>1649926390,8202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399.51679" calcext:value-type="float">
            <text:p>1649926399,5167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408.72566" calcext:value-type="float">
            <text:p>1649926408,7256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417.95218" calcext:value-type="float">
            <text:p>1649926417,9521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6427.17414" calcext:value-type="float">
            <text:p>1649926427,1741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435.86958" calcext:value-type="float">
            <text:p>1649926435,8695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6444.58116" calcext:value-type="float">
            <text:p>1649926444,5811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6453.78909" calcext:value-type="float">
            <text:p>1649926453,7890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463.0066" calcext:value-type="float">
            <text:p>1649926463,006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471.6966" calcext:value-type="float">
            <text:p>1649926471,696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480.92694" calcext:value-type="float">
            <text:p>1649926480,9269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490.14996" calcext:value-type="float">
            <text:p>1649926490,1499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498.33649" calcext:value-type="float">
            <text:p>1649926498,3364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6507.54674" calcext:value-type="float">
            <text:p>1649926507,5467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516.25695" calcext:value-type="float">
            <text:p>1649926516,2569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525.45616" calcext:value-type="float">
            <text:p>1649926525,4561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534.68785" calcext:value-type="float">
            <text:p>1649926534,6878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543.90971" calcext:value-type="float">
            <text:p>1649926543,9097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553.11907" calcext:value-type="float">
            <text:p>1649926553,1190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562.33722" calcext:value-type="float">
            <text:p>1649926562,3372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571.54701" calcext:value-type="float">
            <text:p>1649926571,5470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580.76638" calcext:value-type="float">
            <text:p>1649926580,7663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589.46691" calcext:value-type="float">
            <text:p>1649926589,4669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598.17789" calcext:value-type="float">
            <text:p>1649926598,1778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607.38733" calcext:value-type="float">
            <text:p>1649926607,3873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616.09683" calcext:value-type="float">
            <text:p>1649926616,0968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6625.30726" calcext:value-type="float">
            <text:p>1649926625,3072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634.01812" calcext:value-type="float">
            <text:p>1649926634,0181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643.34245" calcext:value-type="float">
            <text:p>1649926643,3424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651.93843" calcext:value-type="float">
            <text:p>1649926651,9384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661.14824" calcext:value-type="float">
            <text:p>1649926661,1482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669.85715" calcext:value-type="float">
            <text:p>1649926669,8571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679.06741" calcext:value-type="float">
            <text:p>1649926679,0674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687.77728" calcext:value-type="float">
            <text:p>1649926687,7772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696.98763" calcext:value-type="float">
            <text:p>1649926696,9876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705.69765" calcext:value-type="float">
            <text:p>1649926705,6976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714.90833" calcext:value-type="float">
            <text:p>1649926714,9083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6723.61754" calcext:value-type="float">
            <text:p>1649926723,6175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732.8282" calcext:value-type="float">
            <text:p>1649926732,828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741.53779" calcext:value-type="float">
            <text:p>1649926741,5377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750.86285" calcext:value-type="float">
            <text:p>1649926750,8628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6759.96972" calcext:value-type="float">
            <text:p>1649926759,9697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768.66882" calcext:value-type="float">
            <text:p>1649926768,6688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777.89012" calcext:value-type="float">
            <text:p>1649926777,8901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787.09815" calcext:value-type="float">
            <text:p>1649926787,0981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795.80906" calcext:value-type="float">
            <text:p>1649926795,8090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805.01771" calcext:value-type="float">
            <text:p>1649926805,0177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813.7195" calcext:value-type="float">
            <text:p>1649926813,719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822.43019" calcext:value-type="float">
            <text:p>1649926822,4301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831.13917" calcext:value-type="float">
            <text:p>1649926831,1391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840.34973" calcext:value-type="float">
            <text:p>1649926840,3497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849.57157" calcext:value-type="float">
            <text:p>1649926849,5715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858.77806" calcext:value-type="float">
            <text:p>1649926858,7780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867.48811" calcext:value-type="float">
            <text:p>1649926867,4881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876.69775" calcext:value-type="float">
            <text:p>1649926876,6977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885.40818" calcext:value-type="float">
            <text:p>1649926885,4081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6894.10936" calcext:value-type="float">
            <text:p>1649926894,1093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6903.32863" calcext:value-type="float">
            <text:p>1649926903,3286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6912.5387" calcext:value-type="float">
            <text:p>1649926912,538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921.24952" calcext:value-type="float">
            <text:p>1649926921,2495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930.45856" calcext:value-type="float">
            <text:p>1649926930,4585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939.16896" calcext:value-type="float">
            <text:p>1649926939,1689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948.37869" calcext:value-type="float">
            <text:p>1649926948,3786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957.08888" calcext:value-type="float">
            <text:p>1649926957,0888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965.78884" calcext:value-type="float">
            <text:p>1649926965,7888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6975.00792" calcext:value-type="float">
            <text:p>1649926975,0079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983.70869" calcext:value-type="float">
            <text:p>1649926983,7086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6992.41874" calcext:value-type="float">
            <text:p>1649926992,4187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001.12121" calcext:value-type="float">
            <text:p>1649927001,1212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009.82027" calcext:value-type="float">
            <text:p>1649927009,8202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018.52875" calcext:value-type="float">
            <text:p>1649927018,5287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7027.22913" calcext:value-type="float">
            <text:p>1649927027,2291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036.44977" calcext:value-type="float">
            <text:p>1649927036,4497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045.6603" calcext:value-type="float">
            <text:p>1649927045,660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054.37027" calcext:value-type="float">
            <text:p>1649927054,3702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063.57895" calcext:value-type="float">
            <text:p>1649927063,5789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072.29074" calcext:value-type="float">
            <text:p>1649927072,2907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081.4991" calcext:value-type="float">
            <text:p>1649927081,499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090.20924" calcext:value-type="float">
            <text:p>1649927090,2092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7099.41971" calcext:value-type="float">
            <text:p>1649927099,4197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108.13179" calcext:value-type="float">
            <text:p>1649927108,1317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117.34043" calcext:value-type="float">
            <text:p>1649927117,3404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126.05049" calcext:value-type="float">
            <text:p>1649927126,0504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135.26026" calcext:value-type="float">
            <text:p>1649927135,2602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144.47882" calcext:value-type="float">
            <text:p>1649927144,4788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7153.69167" calcext:value-type="float">
            <text:p>1649927153,6916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162.40019" calcext:value-type="float">
            <text:p>1649927162,4001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171.09202" calcext:value-type="float">
            <text:p>1649927171,0920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179.81285" calcext:value-type="float">
            <text:p>1649927179,8128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7189.02041" calcext:value-type="float">
            <text:p>1649927189,0204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7197.73062" calcext:value-type="float">
            <text:p>1649927197,7306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206.94046" calcext:value-type="float">
            <text:p>1649927206,9404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216.17519" calcext:value-type="float">
            <text:p>1649927216,1751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7225.37113" calcext:value-type="float">
            <text:p>1649927225,3711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234.07936" calcext:value-type="float">
            <text:p>1649927234,0793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243.28974" calcext:value-type="float">
            <text:p>1649927243,2897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251.99102" calcext:value-type="float">
            <text:p>1649927251,9910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261.21047" calcext:value-type="float">
            <text:p>1649927261,2104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269.91947" calcext:value-type="float">
            <text:p>1649927269,9194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279.12706" calcext:value-type="float">
            <text:p>1649927279,1270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287.84187" calcext:value-type="float">
            <text:p>1649927287,8418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7296.54255" calcext:value-type="float">
            <text:p>1649927296,5425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305.76011" calcext:value-type="float">
            <text:p>1649927305,7601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314.97097" calcext:value-type="float">
            <text:p>1649927314,9709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323.68116" calcext:value-type="float">
            <text:p>1649927323,6811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332.89072" calcext:value-type="float">
            <text:p>1649927332,8907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341.60108" calcext:value-type="float">
            <text:p>1649927341,6010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350.81088" calcext:value-type="float">
            <text:p>1649927350,8108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359.52081" calcext:value-type="float">
            <text:p>1649927359,5208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368.73112" calcext:value-type="float">
            <text:p>1649927368,7311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377.44118" calcext:value-type="float">
            <text:p>1649927377,4411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386.65125" calcext:value-type="float">
            <text:p>1649927386,6512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395.36978" calcext:value-type="float">
            <text:p>1649927395,3697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404.57108" calcext:value-type="float">
            <text:p>1649927404,5710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413.28106" calcext:value-type="float">
            <text:p>1649927413,2810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422.49109" calcext:value-type="float">
            <text:p>1649927422,4910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431.2031" calcext:value-type="float">
            <text:p>1649927431,203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440.41091" calcext:value-type="float">
            <text:p>1649927440,4109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449.12263" calcext:value-type="float">
            <text:p>1649927449,1226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458.33184" calcext:value-type="float">
            <text:p>1649927458,3318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467.0429" calcext:value-type="float">
            <text:p>1649927467,042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7476.25087" calcext:value-type="float">
            <text:p>1649927476,2508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484.96185" calcext:value-type="float">
            <text:p>1649927484,9618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494.17177" calcext:value-type="float">
            <text:p>1649927494,1717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7502.88064" calcext:value-type="float">
            <text:p>1649927502,8806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512.10014" calcext:value-type="float">
            <text:p>1649927512,1001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521.31138" calcext:value-type="float">
            <text:p>1649927521,3113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530.01186" calcext:value-type="float">
            <text:p>1649927530,0118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538.72184" calcext:value-type="float">
            <text:p>1649927538,7218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7547.95528" calcext:value-type="float">
            <text:p>1649927547,9552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556.6428" calcext:value-type="float">
            <text:p>1649927556,642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565.85139" calcext:value-type="float">
            <text:p>1649927565,8513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7574.56152" calcext:value-type="float">
            <text:p>1649927574,5615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583.77187" calcext:value-type="float">
            <text:p>1649927583,7718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592.48187" calcext:value-type="float">
            <text:p>1649927592,4818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601.69114" calcext:value-type="float">
            <text:p>1649927601,6911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610.40156" calcext:value-type="float">
            <text:p>1649927610,40156</text:p>
          </table:table-cell>
          <table:table-cell office:value-type="float" office:value="59.5" calcext:value-type="float">
            <text:p>59,5</text:p>
          </table:table-cell>
          <table:table-cell office:value-type="float" office:value="3326" calcext:value-type="float">
            <text:p>3326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7619.61146" calcext:value-type="float">
            <text:p>1649927619,6114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628.32188" calcext:value-type="float">
            <text:p>1649927628,3218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637.5319" calcext:value-type="float">
            <text:p>1649927637,531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646.24171" calcext:value-type="float">
            <text:p>1649927646,2417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655.4515" calcext:value-type="float">
            <text:p>1649927655,451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664.16204" calcext:value-type="float">
            <text:p>1649927664,1620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673.3721" calcext:value-type="float">
            <text:p>1649927673,372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682.59202" calcext:value-type="float">
            <text:p>1649927682,5920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691.29282" calcext:value-type="float">
            <text:p>1649927691,2928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700.00237" calcext:value-type="float">
            <text:p>1649927700,0023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709.21309" calcext:value-type="float">
            <text:p>1649927709,2130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7717.91585" calcext:value-type="float">
            <text:p>1649927717,9158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727.1325" calcext:value-type="float">
            <text:p>1649927727,132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7736.35247" calcext:value-type="float">
            <text:p>1649927736,3524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745.56361" calcext:value-type="float">
            <text:p>1649927745,5636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754.78231" calcext:value-type="float">
            <text:p>1649927754,7823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763.48524" calcext:value-type="float">
            <text:p>1649927763,4852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772.70284" calcext:value-type="float">
            <text:p>1649927772,7028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7781.40539" calcext:value-type="float">
            <text:p>1649927781,4053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790.62242" calcext:value-type="float">
            <text:p>1649927790,6224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799.84327" calcext:value-type="float">
            <text:p>1649927799,8432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809.05341" calcext:value-type="float">
            <text:p>1649927809,0534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818.27386" calcext:value-type="float">
            <text:p>1649927818,2738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7827.48554" calcext:value-type="float">
            <text:p>1649927827,4855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836.70292" calcext:value-type="float">
            <text:p>1649927836,7029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845.92388" calcext:value-type="float">
            <text:p>1649927845,9238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855.13397" calcext:value-type="float">
            <text:p>1649927855,1339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864.35376" calcext:value-type="float">
            <text:p>1649927864,3537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873.56611" calcext:value-type="float">
            <text:p>1649927873,5661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882.78326" calcext:value-type="float">
            <text:p>1649927882,7832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7891.99371" calcext:value-type="float">
            <text:p>1649927891,9937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900.70409" calcext:value-type="float">
            <text:p>1649927900,7040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909.91403" calcext:value-type="float">
            <text:p>1649927909,9140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918.11293" calcext:value-type="float">
            <text:p>1649927918,1129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927.32397" calcext:value-type="float">
            <text:p>1649927927,3239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936.54349" calcext:value-type="float">
            <text:p>1649927936,5434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945.29842" calcext:value-type="float">
            <text:p>1649927945,29842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7954.46302" calcext:value-type="float">
            <text:p>1649927954,4630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963.16304" calcext:value-type="float">
            <text:p>1649927963,1630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971.87411" calcext:value-type="float">
            <text:p>1649927971,8741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7981.08441" calcext:value-type="float">
            <text:p>1649927981,0844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989.79358" calcext:value-type="float">
            <text:p>1649927989,7935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7999.00357" calcext:value-type="float">
            <text:p>1649927999,0035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008.22398" calcext:value-type="float">
            <text:p>1649928008,2239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017.4339" calcext:value-type="float">
            <text:p>1649928017,433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026.14351" calcext:value-type="float">
            <text:p>1649928026,1435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035.34675" calcext:value-type="float">
            <text:p>1649928035,3467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044.06477" calcext:value-type="float">
            <text:p>1649928044,0647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052.7634" calcext:value-type="float">
            <text:p>1649928052,763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061.46618" calcext:value-type="float">
            <text:p>1649928061,4661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070.68413" calcext:value-type="float">
            <text:p>1649928070,6841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079.90495" calcext:value-type="float">
            <text:p>1649928079,9049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8088.60926" calcext:value-type="float">
            <text:p>1649928088,6092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8097.31458" calcext:value-type="float">
            <text:p>1649928097,3145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106.52504" calcext:value-type="float">
            <text:p>1649928106,5250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115.74614" calcext:value-type="float">
            <text:p>1649928115,7461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8124.44512" calcext:value-type="float">
            <text:p>1649928124,4451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133.15458" calcext:value-type="float">
            <text:p>1649928133,1545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142.3661" calcext:value-type="float">
            <text:p>1649928142,366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151.58574" calcext:value-type="float">
            <text:p>1649928151,5857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160.28545" calcext:value-type="float">
            <text:p>1649928160,2854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169.50592" calcext:value-type="float">
            <text:p>1649928169,5059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178.71623" calcext:value-type="float">
            <text:p>1649928178,7162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8187.93487" calcext:value-type="float">
            <text:p>1649928187,9348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197.15421" calcext:value-type="float">
            <text:p>1649928197,1542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8205.85395" calcext:value-type="float">
            <text:p>1649928205,8539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215.07639" calcext:value-type="float">
            <text:p>1649928215,0763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224.29096" calcext:value-type="float">
            <text:p>1649928224,2909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233.49758" calcext:value-type="float">
            <text:p>1649928233,4975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242.71779" calcext:value-type="float">
            <text:p>1649928242,7177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251.93468" calcext:value-type="float">
            <text:p>1649928251,9346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261.14473" calcext:value-type="float">
            <text:p>1649928261,1447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270.36733" calcext:value-type="float">
            <text:p>1649928270,3673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279.07099" calcext:value-type="float">
            <text:p>1649928279,0709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288.28449" calcext:value-type="float">
            <text:p>1649928288,2844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297.50797" calcext:value-type="float">
            <text:p>1649928297,5079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306.7154" calcext:value-type="float">
            <text:p>1649928306,715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315.93566" calcext:value-type="float">
            <text:p>1649928315,9356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325.14463" calcext:value-type="float">
            <text:p>1649928325,1446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333.85735" calcext:value-type="float">
            <text:p>1649928333,8573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342.55576" calcext:value-type="float">
            <text:p>1649928342,5557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351.77616" calcext:value-type="float">
            <text:p>1649928351,77616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360.47551" calcext:value-type="float">
            <text:p>1649928360,4755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369.69468" calcext:value-type="float">
            <text:p>1649928369,6946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378.90561" calcext:value-type="float">
            <text:p>1649928378,9056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387.61599" calcext:value-type="float">
            <text:p>1649928387,6159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396.82523" calcext:value-type="float">
            <text:p>1649928396,8252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405.53631" calcext:value-type="float">
            <text:p>1649928405,5363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414.74565" calcext:value-type="float">
            <text:p>1649928414,7456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423.45561" calcext:value-type="float">
            <text:p>1649928423,4556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432.66695" calcext:value-type="float">
            <text:p>1649928432,6669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441.37875" calcext:value-type="float">
            <text:p>1649928441,3787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450.07586" calcext:value-type="float">
            <text:p>1649928450,0758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458.78583" calcext:value-type="float">
            <text:p>1649928458,7858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467.99569" calcext:value-type="float">
            <text:p>1649928467,9956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476.70557" calcext:value-type="float">
            <text:p>1649928476,7055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8485.91568" calcext:value-type="float">
            <text:p>1649928485,9156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494.62571" calcext:value-type="float">
            <text:p>1649928494,6257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503.83533" calcext:value-type="float">
            <text:p>1649928503,8353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513.05631" calcext:value-type="float">
            <text:p>1649928513,0563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8522.26578" calcext:value-type="float">
            <text:p>1649928522,2657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8530.9764" calcext:value-type="float">
            <text:p>1649928530,976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540.18555" calcext:value-type="float">
            <text:p>1649928540,1855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8548.89689" calcext:value-type="float">
            <text:p>1649928548,8968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557.59597" calcext:value-type="float">
            <text:p>1649928557,5959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566.81642" calcext:value-type="float">
            <text:p>1649928566,81642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8576.02701" calcext:value-type="float">
            <text:p>1649928576,0270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584.73778" calcext:value-type="float">
            <text:p>1649928584,7377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593.93928" calcext:value-type="float">
            <text:p>1649928593,9392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603.16891" calcext:value-type="float">
            <text:p>1649928603,1689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611.90644" calcext:value-type="float">
            <text:p>1649928611,9064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621.07098" calcext:value-type="float">
            <text:p>1649928621,07098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629.89378" calcext:value-type="float">
            <text:p>1649928629,8937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638.49877" calcext:value-type="float">
            <text:p>1649928638,4987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646.68665" calcext:value-type="float">
            <text:p>1649928646,6866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655.8961" calcext:value-type="float">
            <text:p>1649928655,896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664.09828" calcext:value-type="float">
            <text:p>1649928664,0982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673.30705" calcext:value-type="float">
            <text:p>1649928673,3070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682.01849" calcext:value-type="float">
            <text:p>1649928682,0184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8690.71664" calcext:value-type="float">
            <text:p>1649928690,7166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699.41677" calcext:value-type="float">
            <text:p>1649928699,4167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8708.12707" calcext:value-type="float">
            <text:p>1649928708,1270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8716.82784" calcext:value-type="float">
            <text:p>1649928716,8278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726.04722" calcext:value-type="float">
            <text:p>1649928726,0472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734.23695" calcext:value-type="float">
            <text:p>1649928734,2369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742.92943" calcext:value-type="float">
            <text:p>1649928742,9294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8751.64694" calcext:value-type="float">
            <text:p>1649928751,6469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760.34914" calcext:value-type="float">
            <text:p>1649928760,3491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769.05763" calcext:value-type="float">
            <text:p>1649928769,0576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778.27221" calcext:value-type="float">
            <text:p>1649928778,2722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786.98101" calcext:value-type="float">
            <text:p>1649928786,9810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796.18678" calcext:value-type="float">
            <text:p>1649928796,1867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804.90191" calcext:value-type="float">
            <text:p>1649928804,9019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814.10712" calcext:value-type="float">
            <text:p>1649928814,1071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8823.32816" calcext:value-type="float">
            <text:p>1649928823,3281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8832.53769" calcext:value-type="float">
            <text:p>1649928832,5376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841.24745" calcext:value-type="float">
            <text:p>1649928841,2474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8850.4576" calcext:value-type="float">
            <text:p>1649928850,457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859.16708" calcext:value-type="float">
            <text:p>1649928859,1670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867.86724" calcext:value-type="float">
            <text:p>1649928867,8672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876.57892" calcext:value-type="float">
            <text:p>1649928876,5789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885.78691" calcext:value-type="float">
            <text:p>1649928885,7869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894.49747" calcext:value-type="float">
            <text:p>1649928894,4974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903.7097" calcext:value-type="float">
            <text:p>1649928903,709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912.41721" calcext:value-type="float">
            <text:p>1649928912,4172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921.6284" calcext:value-type="float">
            <text:p>1649928921,6284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930.33864" calcext:value-type="float">
            <text:p>1649928930,33864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939.54408" calcext:value-type="float">
            <text:p>1649928939,5440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948.7681" calcext:value-type="float">
            <text:p>1649928948,768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957.99454" calcext:value-type="float">
            <text:p>1649928957,99454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966.68799" calcext:value-type="float">
            <text:p>1649928966,6879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975.89813" calcext:value-type="float">
            <text:p>1649928975,8981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984.60817" calcext:value-type="float">
            <text:p>1649928984,6081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8993.81768" calcext:value-type="float">
            <text:p>1649928993,8176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003.03749" calcext:value-type="float">
            <text:p>1649929003,0374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012.29545" calcext:value-type="float">
            <text:p>1649929012,2954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020.96477" calcext:value-type="float">
            <text:p>1649929020,9647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029.14945" calcext:value-type="float">
            <text:p>1649929029,1494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9037.8507" calcext:value-type="float">
            <text:p>1649929037,850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046.55778" calcext:value-type="float">
            <text:p>1649929046,5577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055.25841" calcext:value-type="float">
            <text:p>1649929055,2584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063.96926" calcext:value-type="float">
            <text:p>1649929063,9692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073.17837" calcext:value-type="float">
            <text:p>1649929073,1783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081.8883" calcext:value-type="float">
            <text:p>1649929081,888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091.09869" calcext:value-type="float">
            <text:p>1649929091,09869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9100.31816" calcext:value-type="float">
            <text:p>1649929100,3181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109.52847" calcext:value-type="float">
            <text:p>1649929109,5284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118.23836" calcext:value-type="float">
            <text:p>1649929118,2383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126.93855" calcext:value-type="float">
            <text:p>1649929126,9385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136.16707" calcext:value-type="float">
            <text:p>1649929136,1670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144.85819" calcext:value-type="float">
            <text:p>1649929144,8581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9154.07902" calcext:value-type="float">
            <text:p>1649929154,0790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9162.77925" calcext:value-type="float">
            <text:p>1649929162,7792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171.9994" calcext:value-type="float">
            <text:p>1649929171,999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181.20955" calcext:value-type="float">
            <text:p>1649929181,2095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9189.9189" calcext:value-type="float">
            <text:p>1649929189,918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199.16744" calcext:value-type="float">
            <text:p>1649929199,1674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207.83913" calcext:value-type="float">
            <text:p>1649929207,8391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216.53962" calcext:value-type="float">
            <text:p>1649929216,5396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9225.24962" calcext:value-type="float">
            <text:p>1649929225,2496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234.46118" calcext:value-type="float">
            <text:p>1649929234,4611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9243.68087" calcext:value-type="float">
            <text:p>1649929243,6808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252.88941" calcext:value-type="float">
            <text:p>1649929252,8894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261.59971" calcext:value-type="float">
            <text:p>1649929261,5997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270.81038" calcext:value-type="float">
            <text:p>1649929270,8103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279.51888" calcext:value-type="float">
            <text:p>1649929279,5188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288.73016" calcext:value-type="float">
            <text:p>1649929288,7301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9297.44009" calcext:value-type="float">
            <text:p>1649929297,4400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306.64927" calcext:value-type="float">
            <text:p>1649929306,6492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315.37737" calcext:value-type="float">
            <text:p>1649929315,3773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324.57001" calcext:value-type="float">
            <text:p>1649929324,5700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333.29509" calcext:value-type="float">
            <text:p>1649929333,2950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342.48988" calcext:value-type="float">
            <text:p>1649929342,4898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351.19978" calcext:value-type="float">
            <text:p>1649929351,1997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359.89926" calcext:value-type="float">
            <text:p>1649929359,8992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369.12052" calcext:value-type="float">
            <text:p>1649929369,1205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378.33014" calcext:value-type="float">
            <text:p>1649929378,3301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9387.04022" calcext:value-type="float">
            <text:p>1649929387,0402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396.24941" calcext:value-type="float">
            <text:p>1649929396,2494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405.46978" calcext:value-type="float">
            <text:p>1649929405,4697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414.69211" calcext:value-type="float">
            <text:p>1649929414,6921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9423.39023" calcext:value-type="float">
            <text:p>1649929423,3902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432.60245" calcext:value-type="float">
            <text:p>1649929432,6024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441.30995" calcext:value-type="float">
            <text:p>1649929441,3099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450.01077" calcext:value-type="float">
            <text:p>1649929450,0107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458.72139" calcext:value-type="float">
            <text:p>1649929458,7213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467.93075" calcext:value-type="float">
            <text:p>1649929467,9307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9477.19816" calcext:value-type="float">
            <text:p>1649929477,1981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485.85105" calcext:value-type="float">
            <text:p>1649929485,8510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494.56165" calcext:value-type="float">
            <text:p>1649929494,5616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503.77073" calcext:value-type="float">
            <text:p>1649929503,77073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512.99125" calcext:value-type="float">
            <text:p>1649929512,9912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9521.69321" calcext:value-type="float">
            <text:p>1649929521,6932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530.91075" calcext:value-type="float">
            <text:p>1649929530,9107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540.12529" calcext:value-type="float">
            <text:p>1649929540,1252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9549.34034" calcext:value-type="float">
            <text:p>1649929549,3403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558.56056" calcext:value-type="float">
            <text:p>1649929558,5605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567.77223" calcext:value-type="float">
            <text:p>1649929567,7722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29577.00566" calcext:value-type="float">
            <text:p>1649929577,0056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586.2002" calcext:value-type="float">
            <text:p>1649929586,200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595.42036" calcext:value-type="float">
            <text:p>1649929595,4203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604.12086" calcext:value-type="float">
            <text:p>1649929604,1208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9612.83136" calcext:value-type="float">
            <text:p>1649929612,8313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621.53734" calcext:value-type="float">
            <text:p>1649929621,5373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630.75072" calcext:value-type="float">
            <text:p>1649929630,7507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639.96584" calcext:value-type="float">
            <text:p>1649929639,9658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649.17746" calcext:value-type="float">
            <text:p>1649929649,1774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658.40142" calcext:value-type="float">
            <text:p>1649929658,4014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667.6655" calcext:value-type="float">
            <text:p>1649929667,665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676.83129" calcext:value-type="float">
            <text:p>1649929676,8312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686.04713" calcext:value-type="float">
            <text:p>1649929686,0471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695.26336" calcext:value-type="float">
            <text:p>1649929695,2633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704.48168" calcext:value-type="float">
            <text:p>1649929704,4816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9713.698" calcext:value-type="float">
            <text:p>1649929713,69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9722.91761" calcext:value-type="float">
            <text:p>1649929722,9176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732.12186" calcext:value-type="float">
            <text:p>1649929732,1218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740.8318" calcext:value-type="float">
            <text:p>1649929740,831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9750.05274" calcext:value-type="float">
            <text:p>1649929750,0527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759.2646" calcext:value-type="float">
            <text:p>1649929759,264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767.96177" calcext:value-type="float">
            <text:p>1649929767,9617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776.67214" calcext:value-type="float">
            <text:p>1649929776,6721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785.88206" calcext:value-type="float">
            <text:p>1649929785,8820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794.59239" calcext:value-type="float">
            <text:p>1649929794,5923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803.80053" calcext:value-type="float">
            <text:p>1649929803,8005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812.51309" calcext:value-type="float">
            <text:p>1649929812,5130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821.72208" calcext:value-type="float">
            <text:p>1649929821,7220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9831.96215" calcext:value-type="float">
            <text:p>1649929831,9621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840.6726" calcext:value-type="float">
            <text:p>1649929840,672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849.88216" calcext:value-type="float">
            <text:p>1649929849,8821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9859.10659" calcext:value-type="float">
            <text:p>1649929859,1065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9867.80163" calcext:value-type="float">
            <text:p>1649929867,8016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876.51211" calcext:value-type="float">
            <text:p>1649929876,5121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885.72299" calcext:value-type="float">
            <text:p>1649929885,7229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29894.9454" calcext:value-type="float">
            <text:p>1649929894,945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903.64246" calcext:value-type="float">
            <text:p>1649929903,6424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912.35402" calcext:value-type="float">
            <text:p>1649929912,3540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921.56326" calcext:value-type="float">
            <text:p>1649929921,5632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930.78271" calcext:value-type="float">
            <text:p>1649929930,7827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939.47435" calcext:value-type="float">
            <text:p>1649929939,47435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948.70181" calcext:value-type="float">
            <text:p>1649929948,7018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957.91536" calcext:value-type="float">
            <text:p>1649929957,9153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967.13231" calcext:value-type="float">
            <text:p>1649929967,1323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976.35419" calcext:value-type="float">
            <text:p>1649929976,3541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985.5668" calcext:value-type="float">
            <text:p>1649929985,566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29994.78285" calcext:value-type="float">
            <text:p>1649929994,7828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003.99666" calcext:value-type="float">
            <text:p>1649930003,9966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012.70194" calcext:value-type="float">
            <text:p>1649930012,7019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021.4041" calcext:value-type="float">
            <text:p>1649930021,404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030.62273" calcext:value-type="float">
            <text:p>1649930030,62273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039.83614" calcext:value-type="float">
            <text:p>1649930039,8361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049.05413" calcext:value-type="float">
            <text:p>1649930049,0541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0058.27569" calcext:value-type="float">
            <text:p>1649930058,2756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067.48605" calcext:value-type="float">
            <text:p>1649930067,4860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076.70356" calcext:value-type="float">
            <text:p>1649930076,7035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085.9183" calcext:value-type="float">
            <text:p>1649930085,918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0094.6225" calcext:value-type="float">
            <text:p>1649930094,622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30103.83269" calcext:value-type="float">
            <text:p>1649930103,8326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113.05418" calcext:value-type="float">
            <text:p>1649930113,0541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121.75237" calcext:value-type="float">
            <text:p>1649930121,7523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131.03288" calcext:value-type="float">
            <text:p>1649930131,0328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0140.19346" calcext:value-type="float">
            <text:p>1649930140,1934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149.40636" calcext:value-type="float">
            <text:p>1649930149,4063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0158.62244" calcext:value-type="float">
            <text:p>1649930158,6224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167.83832" calcext:value-type="float">
            <text:p>1649930167,8383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177.05464" calcext:value-type="float">
            <text:p>1649930177,0546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186.27338" calcext:value-type="float">
            <text:p>1649930186,2733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195.46903" calcext:value-type="float">
            <text:p>1649930195,4690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204.1944" calcext:value-type="float">
            <text:p>1649930204,194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213.40759" calcext:value-type="float">
            <text:p>1649930213,4075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222.62391" calcext:value-type="float">
            <text:p>1649930222,6239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231.83299" calcext:value-type="float">
            <text:p>1649930231,8329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241.05476" calcext:value-type="float">
            <text:p>1649930241,0547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250.27301" calcext:value-type="float">
            <text:p>1649930250,2730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259.4735" calcext:value-type="float">
            <text:p>1649930259,473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268.7056" calcext:value-type="float">
            <text:p>1649930268,705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0277.91326" calcext:value-type="float">
            <text:p>1649930277,9132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287.13696" calcext:value-type="float">
            <text:p>1649930287,1369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296.34274" calcext:value-type="float">
            <text:p>1649930296,3427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305.08098" calcext:value-type="float">
            <text:p>1649930305,0809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314.2638" calcext:value-type="float">
            <text:p>1649930314,263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322.979" calcext:value-type="float">
            <text:p>1649930322,97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331.74049" calcext:value-type="float">
            <text:p>1649930331,7404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340.89882" calcext:value-type="float">
            <text:p>1649930340,8988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0350.11115" calcext:value-type="float">
            <text:p>1649930350,1111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359.32332" calcext:value-type="float">
            <text:p>1649930359,3233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368.02535" calcext:value-type="float">
            <text:p>1649930368,0253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376.73647" calcext:value-type="float">
            <text:p>1649930376,7364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385.43321" calcext:value-type="float">
            <text:p>1649930385,4332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394.65368" calcext:value-type="float">
            <text:p>1649930394,6536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0403.35372" calcext:value-type="float">
            <text:p>1649930403,3537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412.58803" calcext:value-type="float">
            <text:p>1649930412,5880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421.78668" calcext:value-type="float">
            <text:p>1649930421,7866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431.01246" calcext:value-type="float">
            <text:p>1649930431,01246</text:p>
          </table:table-cell>
          <table:table-cell office:value-type="float" office:value="59.5" calcext:value-type="float">
            <text:p>59,5</text:p>
          </table:table-cell>
          <table:table-cell office:value-type="float" office:value="3326" calcext:value-type="float">
            <text:p>3326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0440.22658" calcext:value-type="float">
            <text:p>1649930440,2265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449.44188" calcext:value-type="float">
            <text:p>1649930449,4418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458.71935" calcext:value-type="float">
            <text:p>1649930458,7193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0467.86742" calcext:value-type="float">
            <text:p>1649930467,8674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476.57896" calcext:value-type="float">
            <text:p>1649930476,5789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485.78394" calcext:value-type="float">
            <text:p>1649930485,7839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494.49952" calcext:value-type="float">
            <text:p>1649930494,4995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503.1941" calcext:value-type="float">
            <text:p>1649930503,194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511.90775" calcext:value-type="float">
            <text:p>1649930511,9077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521.11349" calcext:value-type="float">
            <text:p>1649930521,1134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529.82729" calcext:value-type="float">
            <text:p>1649930529,8272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539.03371" calcext:value-type="float">
            <text:p>1649930539,0337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547.74826" calcext:value-type="float">
            <text:p>1649930547,7482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556.95495" calcext:value-type="float">
            <text:p>1649930556,9549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565.66936" calcext:value-type="float">
            <text:p>1649930565,6693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0574.87398" calcext:value-type="float">
            <text:p>1649930574,8739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584.10095" calcext:value-type="float">
            <text:p>1649930584,1009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592.7941" calcext:value-type="float">
            <text:p>1649930592,794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601.50971" calcext:value-type="float">
            <text:p>1649930601,5097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610.71539" calcext:value-type="float">
            <text:p>1649930610,7153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619.45623" calcext:value-type="float">
            <text:p>1649930619,4562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628.63404" calcext:value-type="float">
            <text:p>1649930628,6340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637.3435" calcext:value-type="float">
            <text:p>1649930637,343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646.55351" calcext:value-type="float">
            <text:p>1649930646,5535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655.77431" calcext:value-type="float">
            <text:p>1649930655,7743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0664.98451" calcext:value-type="float">
            <text:p>1649930664,9845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673.69415" calcext:value-type="float">
            <text:p>1649930673,6941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682.89459" calcext:value-type="float">
            <text:p>1649930682,8945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691.61359" calcext:value-type="float">
            <text:p>1649930691,6135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700.82366" calcext:value-type="float">
            <text:p>1649930700,8236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709.53393" calcext:value-type="float">
            <text:p>1649930709,5339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0718.23464" calcext:value-type="float">
            <text:p>1649930718,2346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727.45443" calcext:value-type="float">
            <text:p>1649930727,4544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736.66461" calcext:value-type="float">
            <text:p>1649930736,6646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745.37506" calcext:value-type="float">
            <text:p>1649930745,3750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754.58466" calcext:value-type="float">
            <text:p>1649930754,5846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763.2951" calcext:value-type="float">
            <text:p>1649930763,295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772.50443" calcext:value-type="float">
            <text:p>1649930772,5044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781.21452" calcext:value-type="float">
            <text:p>1649930781,2145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30790.42386" calcext:value-type="float">
            <text:p>1649930790,4238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0799.13654" calcext:value-type="float">
            <text:p>1649930799,1365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808.34434" calcext:value-type="float">
            <text:p>1649930808,3443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817.05559" calcext:value-type="float">
            <text:p>1649930817,0555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826.26514" calcext:value-type="float">
            <text:p>1649930826,2651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834.97572" calcext:value-type="float">
            <text:p>1649930834,9757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844.18449" calcext:value-type="float">
            <text:p>1649930844,1844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852.89522" calcext:value-type="float">
            <text:p>1649930852,8952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862.10447" calcext:value-type="float">
            <text:p>1649930862,1044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870.81592" calcext:value-type="float">
            <text:p>1649930870,8159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0880.02857" calcext:value-type="float">
            <text:p>1649930880,0285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0889.24507" calcext:value-type="float">
            <text:p>1649930889,2450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897.9448" calcext:value-type="float">
            <text:p>1649930897,944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906.65411" calcext:value-type="float">
            <text:p>1649930906,6541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915.86672" calcext:value-type="float">
            <text:p>1649930915,8667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924.57483" calcext:value-type="float">
            <text:p>1649930924,5748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933.80789" calcext:value-type="float">
            <text:p>1649930933,8078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942.49581" calcext:value-type="float">
            <text:p>1649930942,4958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951.70603" calcext:value-type="float">
            <text:p>1649930951,7060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960.48654" calcext:value-type="float">
            <text:p>1649930960,4865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969.6264" calcext:value-type="float">
            <text:p>1649930969,626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30978.84941" calcext:value-type="float">
            <text:p>1649930978,8494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988.05974" calcext:value-type="float">
            <text:p>1649930988,0597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0997.27471" calcext:value-type="float">
            <text:p>1649930997,2747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006.49548" calcext:value-type="float">
            <text:p>1649931006,4954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015.70627" calcext:value-type="float">
            <text:p>1649931015,7062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024.93347" calcext:value-type="float">
            <text:p>1649931024,9334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034.14008" calcext:value-type="float">
            <text:p>1649931034,1400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042.84786" calcext:value-type="float">
            <text:p>1649931042,8478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052.0549" calcext:value-type="float">
            <text:p>1649931052,054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060.76653" calcext:value-type="float">
            <text:p>1649931060,7665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1069.97604" calcext:value-type="float">
            <text:p>1649931069,9760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078.68579" calcext:value-type="float">
            <text:p>1649931078,6857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087.89506" calcext:value-type="float">
            <text:p>1649931087,8950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1096.60575" calcext:value-type="float">
            <text:p>1649931096,6057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105.81573" calcext:value-type="float">
            <text:p>1649931105,8157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114.52575" calcext:value-type="float">
            <text:p>1649931114,5257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31123.73619" calcext:value-type="float">
            <text:p>1649931123,7361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132.44637" calcext:value-type="float">
            <text:p>1649931132,4463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141.65654" calcext:value-type="float">
            <text:p>1649931141,6565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150.37198" calcext:value-type="float">
            <text:p>1649931150,3719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159.57478" calcext:value-type="float">
            <text:p>1649931159,5747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168.28651" calcext:value-type="float">
            <text:p>1649931168,2865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177.49564" calcext:value-type="float">
            <text:p>1649931177,4956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186.20691" calcext:value-type="float">
            <text:p>1649931186,2069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194.9075" calcext:value-type="float">
            <text:p>1649931194,907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204.12596" calcext:value-type="float">
            <text:p>1649931204,1259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212.82756" calcext:value-type="float">
            <text:p>1649931212,8275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221.53571" calcext:value-type="float">
            <text:p>1649931221,5357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230.74971" calcext:value-type="float">
            <text:p>1649931230,7497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239.45594" calcext:value-type="float">
            <text:p>1649931239,4559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248.66763" calcext:value-type="float">
            <text:p>1649931248,6676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257.88629" calcext:value-type="float">
            <text:p>1649931257,8862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267.10447" calcext:value-type="float">
            <text:p>1649931267,1044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275.80832" calcext:value-type="float">
            <text:p>1649931275,8083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285.10122" calcext:value-type="float">
            <text:p>1649931285,1012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293.72742" calcext:value-type="float">
            <text:p>1649931293,7274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301.91601" calcext:value-type="float">
            <text:p>1649931301,9160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311.13715" calcext:value-type="float">
            <text:p>1649931311,1371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320.34749" calcext:value-type="float">
            <text:p>1649931320,3474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329.54799" calcext:value-type="float">
            <text:p>1649931329,5479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338.77624" calcext:value-type="float">
            <text:p>1649931338,7762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348.00153" calcext:value-type="float">
            <text:p>1649931348,0015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357.22205" calcext:value-type="float">
            <text:p>1649931357,2220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366.42946" calcext:value-type="float">
            <text:p>1649931366,4294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375.64955" calcext:value-type="float">
            <text:p>1649931375,6495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384.86005" calcext:value-type="float">
            <text:p>1649931384,8600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394.07541" calcext:value-type="float">
            <text:p>1649931394,0754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403.29869" calcext:value-type="float">
            <text:p>1649931403,2986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412.50609" calcext:value-type="float">
            <text:p>1649931412,5060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1421.732" calcext:value-type="float">
            <text:p>1649931421,73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430.93596" calcext:value-type="float">
            <text:p>1649931430,9359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440.15741" calcext:value-type="float">
            <text:p>1649931440,1574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31449.38161" calcext:value-type="float">
            <text:p>1649931449,3816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458.5866" calcext:value-type="float">
            <text:p>1649931458,586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1467.806" calcext:value-type="float">
            <text:p>1649931467,80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477.02251" calcext:value-type="float">
            <text:p>1649931477,02251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486.23949" calcext:value-type="float">
            <text:p>1649931486,2394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495.44951" calcext:value-type="float">
            <text:p>1649931495,4495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503.64681" calcext:value-type="float">
            <text:p>1649931503,6468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512.86086" calcext:value-type="float">
            <text:p>1649931512,8608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522.07591" calcext:value-type="float">
            <text:p>1649931522,0759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531.28632" calcext:value-type="float">
            <text:p>1649931531,2863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540.00015" calcext:value-type="float">
            <text:p>1649931540,0001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549.29733" calcext:value-type="float">
            <text:p>1649931549,2973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558.42669" calcext:value-type="float">
            <text:p>1649931558,4266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567.12638" calcext:value-type="float">
            <text:p>1649931567,1263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575.83747" calcext:value-type="float">
            <text:p>1649931575,8374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31585.04667" calcext:value-type="float">
            <text:p>1649931585,0466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1593.75956" calcext:value-type="float">
            <text:p>1649931593,7595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1602.96686" calcext:value-type="float">
            <text:p>1649931602,9668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612.18686" calcext:value-type="float">
            <text:p>1649931612,1868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620.88687" calcext:value-type="float">
            <text:p>1649931620,8868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629.59888" calcext:value-type="float">
            <text:p>1649931629,5988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638.80768" calcext:value-type="float">
            <text:p>1649931638,8076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1647.51902" calcext:value-type="float">
            <text:p>1649931647,5190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656.72641" calcext:value-type="float">
            <text:p>1649931656,7264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665.43668" calcext:value-type="float">
            <text:p>1649931665,4366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674.64685" calcext:value-type="float">
            <text:p>1649931674,6468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683.86867" calcext:value-type="float">
            <text:p>1649931683,8686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692.56705" calcext:value-type="float">
            <text:p>1649931692,5670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701.27752" calcext:value-type="float">
            <text:p>1649931701,2775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709.97682" calcext:value-type="float">
            <text:p>1649931709,9768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1718.68812" calcext:value-type="float">
            <text:p>1649931718,6881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727.8964" calcext:value-type="float">
            <text:p>1649931727,896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1736.60917" calcext:value-type="float">
            <text:p>1649931736,6091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745.81709" calcext:value-type="float">
            <text:p>1649931745,8170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1754.52718" calcext:value-type="float">
            <text:p>1649931754,5271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1763.73781" calcext:value-type="float">
            <text:p>1649931763,7378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772.96185" calcext:value-type="float">
            <text:p>1649931772,9618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1782.16811" calcext:value-type="float">
            <text:p>1649931782,1681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31790.8784" calcext:value-type="float">
            <text:p>1649931790,878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1799.57842" calcext:value-type="float">
            <text:p>1649931799,5784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808.29113" calcext:value-type="float">
            <text:p>1649931808,2911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817.49673" calcext:value-type="float">
            <text:p>1649931817,4967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826.20763" calcext:value-type="float">
            <text:p>1649931826,2076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835.41756" calcext:value-type="float">
            <text:p>1649931835,4175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844.64077" calcext:value-type="float">
            <text:p>1649931844,6407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853.33762" calcext:value-type="float">
            <text:p>1649931853,3376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862.04888" calcext:value-type="float">
            <text:p>1649931862,0488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871.2581" calcext:value-type="float">
            <text:p>1649931871,258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1879.96809" calcext:value-type="float">
            <text:p>1649931879,9680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889.17724" calcext:value-type="float">
            <text:p>1649931889,1772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898.39738" calcext:value-type="float">
            <text:p>1649931898,3973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907.607" calcext:value-type="float">
            <text:p>1649931907,60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916.31716" calcext:value-type="float">
            <text:p>1649931916,3171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925.57633" calcext:value-type="float">
            <text:p>1649931925,5763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934.23813" calcext:value-type="float">
            <text:p>1649931934,2381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1943.44793" calcext:value-type="float">
            <text:p>1649931943,4479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952.15787" calcext:value-type="float">
            <text:p>1649931952,1578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961.3676" calcext:value-type="float">
            <text:p>1649931961,367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970.0782" calcext:value-type="float">
            <text:p>1649931970,078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979.29017" calcext:value-type="float">
            <text:p>1649931979,2901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987.99786" calcext:value-type="float">
            <text:p>1649931987,9978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1996.69888" calcext:value-type="float">
            <text:p>1649931996,6988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005.91964" calcext:value-type="float">
            <text:p>1649932005,9196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015.12835" calcext:value-type="float">
            <text:p>1649932015,1283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023.83779" calcext:value-type="float">
            <text:p>1649932023,8377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2033.04844" calcext:value-type="float">
            <text:p>1649932033,0484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2041.75784" calcext:value-type="float">
            <text:p>1649932041,7578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050.96814" calcext:value-type="float">
            <text:p>1649932050,9681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2059.6784" calcext:value-type="float">
            <text:p>1649932059,678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068.88809" calcext:value-type="float">
            <text:p>1649932068,8880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077.60041" calcext:value-type="float">
            <text:p>1649932077,6004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086.80849" calcext:value-type="float">
            <text:p>1649932086,8084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095.50976" calcext:value-type="float">
            <text:p>1649932095,5097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104.73068" calcext:value-type="float">
            <text:p>1649932104,7306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113.43855" calcext:value-type="float">
            <text:p>1649932113,4385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122.65029" calcext:value-type="float">
            <text:p>1649932122,6502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131.86839" calcext:value-type="float">
            <text:p>1649932131,8683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141.07978" calcext:value-type="float">
            <text:p>1649932141,0797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149.78854" calcext:value-type="float">
            <text:p>1649932149,7885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158.99804" calcext:value-type="float">
            <text:p>1649932158,9980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168.21874" calcext:value-type="float">
            <text:p>1649932168,2187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177.43821" calcext:value-type="float">
            <text:p>1649932177,4382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186.13914" calcext:value-type="float">
            <text:p>1649932186,1391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194.83968" calcext:value-type="float">
            <text:p>1649932194,8396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203.54822" calcext:value-type="float">
            <text:p>1649932203,5482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212.24852" calcext:value-type="float">
            <text:p>1649932212,2485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220.95841" calcext:value-type="float">
            <text:p>1649932220,9584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230.16843" calcext:value-type="float">
            <text:p>1649932230,1684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238.87869" calcext:value-type="float">
            <text:p>1649932238,8786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248.08932" calcext:value-type="float">
            <text:p>1649932248,0893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257.30808" calcext:value-type="float">
            <text:p>1649932257,3080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266.00976" calcext:value-type="float">
            <text:p>1649932266,0097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274.71872" calcext:value-type="float">
            <text:p>1649932274,7187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283.92939" calcext:value-type="float">
            <text:p>1649932283,9293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32292.63932" calcext:value-type="float">
            <text:p>1649932292,6393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301.95064" calcext:value-type="float">
            <text:p>1649932301,9506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2310.55952" calcext:value-type="float">
            <text:p>1649932310,5595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319.76856" calcext:value-type="float">
            <text:p>1649932319,7685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328.47777" calcext:value-type="float">
            <text:p>1649932328,4777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337.68968" calcext:value-type="float">
            <text:p>1649932337,6896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346.39968" calcext:value-type="float">
            <text:p>1649932346,3996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355.61019" calcext:value-type="float">
            <text:p>1649932355,6101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364.31884" calcext:value-type="float">
            <text:p>1649932364,3188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373.52914" calcext:value-type="float">
            <text:p>1649932373,5291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2382.74875" calcext:value-type="float">
            <text:p>1649932382,7487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391.9629" calcext:value-type="float">
            <text:p>1649932391,962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401.1798" calcext:value-type="float">
            <text:p>1649932401,179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410.39941" calcext:value-type="float">
            <text:p>1649932410,3994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419.60945" calcext:value-type="float">
            <text:p>1649932419,6094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428.83036" calcext:value-type="float">
            <text:p>1649932428,8303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438.04378" calcext:value-type="float">
            <text:p>1649932438,0437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447.25964" calcext:value-type="float">
            <text:p>1649932447,2596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456.48022" calcext:value-type="float">
            <text:p>1649932456,4802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465.70028" calcext:value-type="float">
            <text:p>1649932465,7002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474.90966" calcext:value-type="float">
            <text:p>1649932474,9096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484.11883" calcext:value-type="float">
            <text:p>1649932484,1188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492.8303" calcext:value-type="float">
            <text:p>1649932492,830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502.04564" calcext:value-type="float">
            <text:p>1649932502,0456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511.26085" calcext:value-type="float">
            <text:p>1649932511,2608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520.48066" calcext:value-type="float">
            <text:p>1649932520,4806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2529.69262" calcext:value-type="float">
            <text:p>1649932529,6926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538.39952" calcext:value-type="float">
            <text:p>1649932538,3995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547.71624" calcext:value-type="float">
            <text:p>1649932547,7162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556.83113" calcext:value-type="float">
            <text:p>1649932556,8311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566.04643" calcext:value-type="float">
            <text:p>1649932566,0464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575.26137" calcext:value-type="float">
            <text:p>1649932575,2613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584.47975" calcext:value-type="float">
            <text:p>1649932584,4797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593.69436" calcext:value-type="float">
            <text:p>1649932593,6943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2602.9004" calcext:value-type="float">
            <text:p>1649932602,900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612.17065" calcext:value-type="float">
            <text:p>1649932612,1706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620.83083" calcext:value-type="float">
            <text:p>1649932620,8308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630.03991" calcext:value-type="float">
            <text:p>1649932630,0399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639.26281" calcext:value-type="float">
            <text:p>1649932639,2628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648.46965" calcext:value-type="float">
            <text:p>1649932648,4696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2657.18382" calcext:value-type="float">
            <text:p>1649932657,1838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666.38984" calcext:value-type="float">
            <text:p>1649932666,3898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2675.10418" calcext:value-type="float">
            <text:p>1649932675,1041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684.3101" calcext:value-type="float">
            <text:p>1649932684,310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693.02563" calcext:value-type="float">
            <text:p>1649932693,0256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701.72031" calcext:value-type="float">
            <text:p>1649932701,7203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2710.43062" calcext:value-type="float">
            <text:p>1649932710,4306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719.64122" calcext:value-type="float">
            <text:p>1649932719,6412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728.86197" calcext:value-type="float">
            <text:p>1649932728,8619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737.5611" calcext:value-type="float">
            <text:p>1649932737,561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2746.78332" calcext:value-type="float">
            <text:p>1649932746,7833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755.47205" calcext:value-type="float">
            <text:p>1649932755,4720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764.19116" calcext:value-type="float">
            <text:p>1649932764,1911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773.40056" calcext:value-type="float">
            <text:p>1649932773,4005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782.11166" calcext:value-type="float">
            <text:p>1649932782,1116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791.32068" calcext:value-type="float">
            <text:p>1649932791,3206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800.52977" calcext:value-type="float">
            <text:p>1649932800,5297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809.86462" calcext:value-type="float">
            <text:p>1649932809,8646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818.46738" calcext:value-type="float">
            <text:p>1649932818,4673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827.16052" calcext:value-type="float">
            <text:p>1649932827,1605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835.87248" calcext:value-type="float">
            <text:p>1649932835,8724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845.08085" calcext:value-type="float">
            <text:p>1649932845,0808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853.7928" calcext:value-type="float">
            <text:p>1649932853,792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863.00082" calcext:value-type="float">
            <text:p>1649932863,0008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871.7137" calcext:value-type="float">
            <text:p>1649932871,713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880.92047" calcext:value-type="float">
            <text:p>1649932880,9204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889.63189" calcext:value-type="float">
            <text:p>1649932889,6318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898.84155" calcext:value-type="float">
            <text:p>1649932898,8415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2908.0606" calcext:value-type="float">
            <text:p>1649932908,060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32917.27172" calcext:value-type="float">
            <text:p>1649932917,2717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926.5054" calcext:value-type="float">
            <text:p>1649932926,505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935.19185" calcext:value-type="float">
            <text:p>1649932935,1918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944.41937" calcext:value-type="float">
            <text:p>1649932944,4193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2953.63097" calcext:value-type="float">
            <text:p>1649932953,6309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2962.84234" calcext:value-type="float">
            <text:p>1649932962,8423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972.06167" calcext:value-type="float">
            <text:p>1649932972,0616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981.27088" calcext:value-type="float">
            <text:p>1649932981,2708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989.98149" calcext:value-type="float">
            <text:p>1649932989,9814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2999.19164" calcext:value-type="float">
            <text:p>1649932999,1916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007.90034" calcext:value-type="float">
            <text:p>1649933007,9003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3017.11322" calcext:value-type="float">
            <text:p>1649933017,1132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025.82046" calcext:value-type="float">
            <text:p>1649933025,8204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035.03073" calcext:value-type="float">
            <text:p>1649933035,0307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043.74209" calcext:value-type="float">
            <text:p>1649933043,7420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052.9511" calcext:value-type="float">
            <text:p>1649933052,951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3061.66064" calcext:value-type="float">
            <text:p>1649933061,6606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070.87138" calcext:value-type="float">
            <text:p>1649933070,8713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079.58175" calcext:value-type="float">
            <text:p>1649933079,5817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088.79112" calcext:value-type="float">
            <text:p>1649933088,7911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3097.50209" calcext:value-type="float">
            <text:p>1649933097,5020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106.71139" calcext:value-type="float">
            <text:p>1649933106,7113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115.42158" calcext:value-type="float">
            <text:p>1649933115,4215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124.63154" calcext:value-type="float">
            <text:p>1649933124,6315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133.34225" calcext:value-type="float">
            <text:p>1649933133,3422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142.65518" calcext:value-type="float">
            <text:p>1649933142,6551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151.26236" calcext:value-type="float">
            <text:p>1649933151,26236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160.47293" calcext:value-type="float">
            <text:p>1649933160,4729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169.18201" calcext:value-type="float">
            <text:p>1649933169,1820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178.39334" calcext:value-type="float">
            <text:p>1649933178,3933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187.10206" calcext:value-type="float">
            <text:p>1649933187,1020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196.3115" calcext:value-type="float">
            <text:p>1649933196,311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205.53364" calcext:value-type="float">
            <text:p>1649933205,5336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214.235" calcext:value-type="float">
            <text:p>1649933214,23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222.94377" calcext:value-type="float">
            <text:p>1649933222,9437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232.15154" calcext:value-type="float">
            <text:p>1649933232,15154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240.86323" calcext:value-type="float">
            <text:p>1649933240,8632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250.07189" calcext:value-type="float">
            <text:p>1649933250,0718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259.29189" calcext:value-type="float">
            <text:p>1649933259,2918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3268.50216" calcext:value-type="float">
            <text:p>1649933268,5021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277.21188" calcext:value-type="float">
            <text:p>1649933277,2118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286.42235" calcext:value-type="float">
            <text:p>1649933286,4223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295.13283" calcext:value-type="float">
            <text:p>1649933295,1328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303.83268" calcext:value-type="float">
            <text:p>1649933303,8326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312.54274" calcext:value-type="float">
            <text:p>1649933312,5427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3321.75178" calcext:value-type="float">
            <text:p>1649933321,7517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330.97369" calcext:value-type="float">
            <text:p>1649933330,9736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339.69262" calcext:value-type="float">
            <text:p>1649933339,6926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3348.38139" calcext:value-type="float">
            <text:p>1649933348,3813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357.5918" calcext:value-type="float">
            <text:p>1649933357,591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366.81434" calcext:value-type="float">
            <text:p>1649933366,8143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375.51195" calcext:value-type="float">
            <text:p>1649933375,5119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384.22262" calcext:value-type="float">
            <text:p>1649933384,2226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393.43203" calcext:value-type="float">
            <text:p>1649933393,4320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402.65198" calcext:value-type="float">
            <text:p>1649933402,6519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411.35419" calcext:value-type="float">
            <text:p>1649933411,3541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420.06421" calcext:value-type="float">
            <text:p>1649933420,0642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429.27195" calcext:value-type="float">
            <text:p>1649933429,2719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437.98343" calcext:value-type="float">
            <text:p>1649933437,9834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447.70442" calcext:value-type="float">
            <text:p>1649933447,7044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456.41245" calcext:value-type="float">
            <text:p>1649933456,4124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465.1147" calcext:value-type="float">
            <text:p>1649933465,114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474.33245" calcext:value-type="float">
            <text:p>1649933474,33245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483.54224" calcext:value-type="float">
            <text:p>1649933483,5422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3492.25251" calcext:value-type="float">
            <text:p>1649933492,2525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501.4617" calcext:value-type="float">
            <text:p>1649933501,461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510.68344" calcext:value-type="float">
            <text:p>1649933510,6834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3519.38231" calcext:value-type="float">
            <text:p>1649933519,3823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528.09307" calcext:value-type="float">
            <text:p>1649933528,0930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537.30285" calcext:value-type="float">
            <text:p>1649933537,3028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546.01552" calcext:value-type="float">
            <text:p>1649933546,0155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3555.2227" calcext:value-type="float">
            <text:p>1649933555,222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563.93285" calcext:value-type="float">
            <text:p>1649933563,9328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573.14327" calcext:value-type="float">
            <text:p>1649933573,1432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581.85248" calcext:value-type="float">
            <text:p>1649933581,8524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591.0629" calcext:value-type="float">
            <text:p>1649933591,062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3599.7742" calcext:value-type="float">
            <text:p>1649933599,774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608.98259" calcext:value-type="float">
            <text:p>1649933608,9825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617.69284" calcext:value-type="float">
            <text:p>1649933617,6928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3626.90253" calcext:value-type="float">
            <text:p>1649933626,90253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635.61266" calcext:value-type="float">
            <text:p>1649933635,6126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644.82301" calcext:value-type="float">
            <text:p>1649933644,8230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653.53291" calcext:value-type="float">
            <text:p>1649933653,5329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662.7431" calcext:value-type="float">
            <text:p>1649933662,743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671.45381" calcext:value-type="float">
            <text:p>1649933671,4538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680.68986" calcext:value-type="float">
            <text:p>1649933680,6898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689.37349" calcext:value-type="float">
            <text:p>1649933689,3734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698.58365" calcext:value-type="float">
            <text:p>1649933698,5836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707.80299" calcext:value-type="float">
            <text:p>1649933707,8029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716.50399" calcext:value-type="float">
            <text:p>1649933716,5039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3725.21421" calcext:value-type="float">
            <text:p>1649933725,2142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734.42795" calcext:value-type="float">
            <text:p>1649933734,4279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743.64298" calcext:value-type="float">
            <text:p>1649933743,6429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752.86372" calcext:value-type="float">
            <text:p>1649933752,8637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3762.07305" calcext:value-type="float">
            <text:p>1649933762,0730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3771.29467" calcext:value-type="float">
            <text:p>1649933771,2946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3780.50616" calcext:value-type="float">
            <text:p>1649933780,5061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789.72328" calcext:value-type="float">
            <text:p>1649933789,7232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798.93714" calcext:value-type="float">
            <text:p>1649933798,9371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808.154" calcext:value-type="float">
            <text:p>1649933808,15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817.37372" calcext:value-type="float">
            <text:p>1649933817,37372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826.58317" calcext:value-type="float">
            <text:p>1649933826,5831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835.80271" calcext:value-type="float">
            <text:p>1649933835,8027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845.01606" calcext:value-type="float">
            <text:p>1649933845,0160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853.72052" calcext:value-type="float">
            <text:p>1649933853,7205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862.93294" calcext:value-type="float">
            <text:p>1649933862,9329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872.15659" calcext:value-type="float">
            <text:p>1649933872,1565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880.85363" calcext:value-type="float">
            <text:p>1649933880,8536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890.07357" calcext:value-type="float">
            <text:p>1649933890,0735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898.77427" calcext:value-type="float">
            <text:p>1649933898,7742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907.48502" calcext:value-type="float">
            <text:p>1649933907,4850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916.6943" calcext:value-type="float">
            <text:p>1649933916,694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925.40439" calcext:value-type="float">
            <text:p>1649933925,4043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934.61385" calcext:value-type="float">
            <text:p>1649933934,6138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3943.83432" calcext:value-type="float">
            <text:p>1649933943,8343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952.53394" calcext:value-type="float">
            <text:p>1649933952,5339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961.24545" calcext:value-type="float">
            <text:p>1649933961,2454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970.45405" calcext:value-type="float">
            <text:p>1649933970,4540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979.16671" calcext:value-type="float">
            <text:p>1649933979,1667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3988.37449" calcext:value-type="float">
            <text:p>1649933988,3744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3997.09279" calcext:value-type="float">
            <text:p>1649933997,0927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006.29378" calcext:value-type="float">
            <text:p>1649934006,2937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015.0038" calcext:value-type="float">
            <text:p>1649934015,003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024.21407" calcext:value-type="float">
            <text:p>1649934024,2140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032.92386" calcext:value-type="float">
            <text:p>1649934032,9238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4041.62446" calcext:value-type="float">
            <text:p>1649934041,6244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4050.3353" calcext:value-type="float">
            <text:p>1649934050,335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4059.5434" calcext:value-type="float">
            <text:p>1649934059,543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068.25584" calcext:value-type="float">
            <text:p>1649934068,2558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077.46427" calcext:value-type="float">
            <text:p>1649934077,4642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086.17681" calcext:value-type="float">
            <text:p>1649934086,1768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095.39387" calcext:value-type="float">
            <text:p>1649934095,3938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104.09734" calcext:value-type="float">
            <text:p>1649934104,0973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113.30612" calcext:value-type="float">
            <text:p>1649934113,3061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122.52526" calcext:value-type="float">
            <text:p>1649934122,5252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4131.73459" calcext:value-type="float">
            <text:p>1649934131,7345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140.45093" calcext:value-type="float">
            <text:p>1649934140,4509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149.65713" calcext:value-type="float">
            <text:p>1649934149,6571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158.36593" calcext:value-type="float">
            <text:p>1649934158,3659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167.06493" calcext:value-type="float">
            <text:p>1649934167,0649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175.77502" calcext:value-type="float">
            <text:p>1649934175,7750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184.4784" calcext:value-type="float">
            <text:p>1649934184,478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193.69536" calcext:value-type="float">
            <text:p>1649934193,6953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202.90411" calcext:value-type="float">
            <text:p>1649934202,9041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4211.61422" calcext:value-type="float">
            <text:p>1649934211,6142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4220.82536" calcext:value-type="float">
            <text:p>1649934220,8253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230.04721" calcext:value-type="float">
            <text:p>1649934230,0472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239.25691" calcext:value-type="float">
            <text:p>1649934239,2569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4248.47522" calcext:value-type="float">
            <text:p>1649934248,4752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257.69577" calcext:value-type="float">
            <text:p>1649934257,6957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266.90682" calcext:value-type="float">
            <text:p>1649934266,9068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276.12466" calcext:value-type="float">
            <text:p>1649934276,1246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285.33443" calcext:value-type="float">
            <text:p>1649934285,3344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294.55416" calcext:value-type="float">
            <text:p>1649934294,5541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303.77723" calcext:value-type="float">
            <text:p>1649934303,7772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312.98757" calcext:value-type="float">
            <text:p>1649934312,9875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34322.20498" calcext:value-type="float">
            <text:p>1649934322,2049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331.41444" calcext:value-type="float">
            <text:p>1649934331,4144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340.1238" calcext:value-type="float">
            <text:p>1649934340,123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349.33581" calcext:value-type="float">
            <text:p>1649934349,3358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358.55593" calcext:value-type="float">
            <text:p>1649934358,5559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367.76499" calcext:value-type="float">
            <text:p>1649934367,7649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4376.47622" calcext:value-type="float">
            <text:p>1649934376,4762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385.1744" calcext:value-type="float">
            <text:p>1649934385,174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394.3968" calcext:value-type="float">
            <text:p>1649934394,396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403.6181" calcext:value-type="float">
            <text:p>1649934403,618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4412.31749" calcext:value-type="float">
            <text:p>1649934412,3174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421.52508" calcext:value-type="float">
            <text:p>1649934421,5250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430.23511" calcext:value-type="float">
            <text:p>1649934430,2351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438.9348" calcext:value-type="float">
            <text:p>1649934438,934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447.64126" calcext:value-type="float">
            <text:p>1649934447,6412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456.85543" calcext:value-type="float">
            <text:p>1649934456,8554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465.56608" calcext:value-type="float">
            <text:p>1649934465,5660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474.77473" calcext:value-type="float">
            <text:p>1649934474,7747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483.48658" calcext:value-type="float">
            <text:p>1649934483,4865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492.69516" calcext:value-type="float">
            <text:p>1649934492,6951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501.40697" calcext:value-type="float">
            <text:p>1649934501,4069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510.61454" calcext:value-type="float">
            <text:p>1649934510,6145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519.32515" calcext:value-type="float">
            <text:p>1649934519,3251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528.53544" calcext:value-type="float">
            <text:p>1649934528,5354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537.24532" calcext:value-type="float">
            <text:p>1649934537,2453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546.45538" calcext:value-type="float">
            <text:p>1649934546,4553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4555.16543" calcext:value-type="float">
            <text:p>1649934555,1654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4564.37525" calcext:value-type="float">
            <text:p>1649934564,3752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573.08559" calcext:value-type="float">
            <text:p>1649934573,0855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34582.29586" calcext:value-type="float">
            <text:p>1649934582,2958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591.00566" calcext:value-type="float">
            <text:p>1649934591,0056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600.21613" calcext:value-type="float">
            <text:p>1649934600,2161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609.43518" calcext:value-type="float">
            <text:p>1649934609,4351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4618.6449" calcext:value-type="float">
            <text:p>1649934618,644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4627.86533" calcext:value-type="float">
            <text:p>1649934627,8653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34636.56552" calcext:value-type="float">
            <text:p>1649934636,5655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645.78555" calcext:value-type="float">
            <text:p>1649934645,7855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654.48561" calcext:value-type="float">
            <text:p>1649934654,4856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34663.19674" calcext:value-type="float">
            <text:p>1649934663,1967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4672.40662" calcext:value-type="float">
            <text:p>1649934672,4066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681.11605" calcext:value-type="float">
            <text:p>1649934681,1160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4690.32565" calcext:value-type="float">
            <text:p>1649934690,3256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699.0358" calcext:value-type="float">
            <text:p>1649934699,035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708.24534" calcext:value-type="float">
            <text:p>1649934708,2453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716.95568" calcext:value-type="float">
            <text:p>1649934716,9556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726.16757" calcext:value-type="float">
            <text:p>1649934726,1675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734.87501" calcext:value-type="float">
            <text:p>1649934734,8750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744.08585" calcext:value-type="float">
            <text:p>1649934744,0858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752.79747" calcext:value-type="float">
            <text:p>1649934752,7974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4762.00486" calcext:value-type="float">
            <text:p>1649934762,0048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4770.71605" calcext:value-type="float">
            <text:p>1649934770,7160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779.41698" calcext:value-type="float">
            <text:p>1649934779,4169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788.63658" calcext:value-type="float">
            <text:p>1649934788,6365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797.84614" calcext:value-type="float">
            <text:p>1649934797,8461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4806.55727" calcext:value-type="float">
            <text:p>1649934806,5572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4815.25617" calcext:value-type="float">
            <text:p>1649934815,2561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823.96624" calcext:value-type="float">
            <text:p>1649934823,9662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832.66672" calcext:value-type="float">
            <text:p>1649934832,6667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841.36071" calcext:value-type="float">
            <text:p>1649934841,36071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34850.07721" calcext:value-type="float">
            <text:p>1649934850,0772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858.77629" calcext:value-type="float">
            <text:p>1649934858,7762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4867.99791" calcext:value-type="float">
            <text:p>1649934867,9979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877.20656" calcext:value-type="float">
            <text:p>1649934877,2065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885.91966" calcext:value-type="float">
            <text:p>1649934885,9196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895.12723" calcext:value-type="float">
            <text:p>1649934895,1272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4903.83408" calcext:value-type="float">
            <text:p>1649934903,8340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913.07652" calcext:value-type="float">
            <text:p>1649934913,0765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4922.27177" calcext:value-type="float">
            <text:p>1649934922,2717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931.48958" calcext:value-type="float">
            <text:p>1649934931,4895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34940.18803" calcext:value-type="float">
            <text:p>1649934940,1880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949.39736" calcext:value-type="float">
            <text:p>1649934949,3973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958.10668" calcext:value-type="float">
            <text:p>1649934958,1066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966.80663" calcext:value-type="float">
            <text:p>1649934966,8066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976.02748" calcext:value-type="float">
            <text:p>1649934976,0274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4985.23688" calcext:value-type="float">
            <text:p>1649934985,2368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4993.94749" calcext:value-type="float">
            <text:p>1649934993,9474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003.15725" calcext:value-type="float">
            <text:p>1649935003,1572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011.86788" calcext:value-type="float">
            <text:p>1649935011,8678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021.07752" calcext:value-type="float">
            <text:p>1649935021,0775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029.27682" calcext:value-type="float">
            <text:p>1649935029,2768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038.48734" calcext:value-type="float">
            <text:p>1649935038,4873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047.70934" calcext:value-type="float">
            <text:p>1649935047,7093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056.91907" calcext:value-type="float">
            <text:p>1649935056,9190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5065.62784" calcext:value-type="float">
            <text:p>1649935065,6278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074.83723" calcext:value-type="float">
            <text:p>1649935074,8372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083.54755" calcext:value-type="float">
            <text:p>1649935083,5475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5092.24785" calcext:value-type="float">
            <text:p>1649935092,2478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101.45753" calcext:value-type="float">
            <text:p>1649935101,4575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110.17666" calcext:value-type="float">
            <text:p>1649935110,1766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118.87669" calcext:value-type="float">
            <text:p>1649935118,8766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128.08809" calcext:value-type="float">
            <text:p>1649935128,0880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136.7978" calcext:value-type="float">
            <text:p>1649935136,797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5146.00718" calcext:value-type="float">
            <text:p>1649935146,0071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154.71726" calcext:value-type="float">
            <text:p>1649935154,7172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5163.92895" calcext:value-type="float">
            <text:p>1649935163,9289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172.63904" calcext:value-type="float">
            <text:p>1649935172,6390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5181.84745" calcext:value-type="float">
            <text:p>1649935181,8474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191.06969" calcext:value-type="float">
            <text:p>1649935191,0696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200.27941" calcext:value-type="float">
            <text:p>1649935200,2794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209.48774" calcext:value-type="float">
            <text:p>1649935209,4877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218.71913" calcext:value-type="float">
            <text:p>1649935218,7191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227.9288" calcext:value-type="float">
            <text:p>1649935227,928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237.15208" calcext:value-type="float">
            <text:p>1649935237,1520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246.3612" calcext:value-type="float">
            <text:p>1649935246,361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255.57722" calcext:value-type="float">
            <text:p>1649935255,5772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264.79967" calcext:value-type="float">
            <text:p>1649935264,7996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274.01038" calcext:value-type="float">
            <text:p>1649935274,0103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5283.22781" calcext:value-type="float">
            <text:p>1649935283,2278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292.442" calcext:value-type="float">
            <text:p>1649935292,44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301.65776" calcext:value-type="float">
            <text:p>1649935301,6577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310.87703" calcext:value-type="float">
            <text:p>1649935310,8770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320.08911" calcext:value-type="float">
            <text:p>1649935320,0891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329.30747" calcext:value-type="float">
            <text:p>1649935329,3074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5338.57326" calcext:value-type="float">
            <text:p>1649935338,5732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347.73991" calcext:value-type="float">
            <text:p>1649935347,7399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5356.43734" calcext:value-type="float">
            <text:p>1649935356,4373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365.6594" calcext:value-type="float">
            <text:p>1649935365,659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5374.87844" calcext:value-type="float">
            <text:p>1649935374,8784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384.09081" calcext:value-type="float">
            <text:p>1649935384,0908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392.7972" calcext:value-type="float">
            <text:p>1649935392,797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402.01178" calcext:value-type="float">
            <text:p>1649935402,0117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411.22818" calcext:value-type="float">
            <text:p>1649935411,2281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420.43815" calcext:value-type="float">
            <text:p>1649935420,4381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429.14794" calcext:value-type="float">
            <text:p>1649935429,1479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438.35766" calcext:value-type="float">
            <text:p>1649935438,3576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447.06962" calcext:value-type="float">
            <text:p>1649935447,0696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456.2781" calcext:value-type="float">
            <text:p>1649935456,278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464.98744" calcext:value-type="float">
            <text:p>1649935464,9874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474.19814" calcext:value-type="float">
            <text:p>1649935474,1981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482.90858" calcext:value-type="float">
            <text:p>1649935482,9085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492.17565" calcext:value-type="float">
            <text:p>1649935492,1756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500.82936" calcext:value-type="float">
            <text:p>1649935500,8293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509.52779" calcext:value-type="float">
            <text:p>1649935509,5277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518.22966" calcext:value-type="float">
            <text:p>1649935518,2296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526.94316" calcext:value-type="float">
            <text:p>1649935526,9431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535.63156" calcext:value-type="float">
            <text:p>1649935535,6315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544.3647" calcext:value-type="float">
            <text:p>1649935544,364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553.55839" calcext:value-type="float">
            <text:p>1649935553,5583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5562.26859" calcext:value-type="float">
            <text:p>1649935562,2685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5571.47885" calcext:value-type="float">
            <text:p>1649935571,4788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5580.20306" calcext:value-type="float">
            <text:p>1649935580,2030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5589.39873" calcext:value-type="float">
            <text:p>1649935589,3987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598.10856" calcext:value-type="float">
            <text:p>1649935598,1085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607.31929" calcext:value-type="float">
            <text:p>1649935607,3192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616.0298" calcext:value-type="float">
            <text:p>1649935616,029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625.31756" calcext:value-type="float">
            <text:p>1649935625,3175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634.45871" calcext:value-type="float">
            <text:p>1649935634,4587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643.67286" calcext:value-type="float">
            <text:p>1649935643,6728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5652.88919" calcext:value-type="float">
            <text:p>1649935652,8891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5662.11049" calcext:value-type="float">
            <text:p>1649935662,1104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5671.32101" calcext:value-type="float">
            <text:p>1649935671,3210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680.53919" calcext:value-type="float">
            <text:p>1649935680,5391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689.74827" calcext:value-type="float">
            <text:p>1649935689,7482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698.96869" calcext:value-type="float">
            <text:p>1649935698,9686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708.19065" calcext:value-type="float">
            <text:p>1649935708,1906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717.40265" calcext:value-type="float">
            <text:p>1649935717,4026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726.61852" calcext:value-type="float">
            <text:p>1649935726,6185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735.82871" calcext:value-type="float">
            <text:p>1649935735,8287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745.05415" calcext:value-type="float">
            <text:p>1649935745,0541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754.27196" calcext:value-type="float">
            <text:p>1649935754,2719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763.48324" calcext:value-type="float">
            <text:p>1649935763,4832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5772.69902" calcext:value-type="float">
            <text:p>1649935772,6990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781.9092" calcext:value-type="float">
            <text:p>1649935781,909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790.62019" calcext:value-type="float">
            <text:p>1649935790,6201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799.83159" calcext:value-type="float">
            <text:p>1649935799,8315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808.53911" calcext:value-type="float">
            <text:p>1649935808,5391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817.74987" calcext:value-type="float">
            <text:p>1649935817,7498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827.02906" calcext:value-type="float">
            <text:p>1649935827,0290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835.66949" calcext:value-type="float">
            <text:p>1649935835,6694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844.38074" calcext:value-type="float">
            <text:p>1649935844,3807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5853.58929" calcext:value-type="float">
            <text:p>1649935853,5892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862.30118" calcext:value-type="float">
            <text:p>1649935862,3011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5871.50916" calcext:value-type="float">
            <text:p>1649935871,5091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880.22" calcext:value-type="float">
            <text:p>1649935880,2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5889.42949" calcext:value-type="float">
            <text:p>1649935889,4294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898.14181" calcext:value-type="float">
            <text:p>1649935898,1418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5906.83837" calcext:value-type="float">
            <text:p>1649935906,8383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916.06245" calcext:value-type="float">
            <text:p>1649935916,0624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925.26997" calcext:value-type="float">
            <text:p>1649935925,2699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934.48966" calcext:value-type="float">
            <text:p>1649935934,4896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943.19884" calcext:value-type="float">
            <text:p>1649935943,1988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952.40984" calcext:value-type="float">
            <text:p>1649935952,4098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961.10997" calcext:value-type="float">
            <text:p>1649935961,1099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969.82337" calcext:value-type="float">
            <text:p>1649935969,8233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979.02951" calcext:value-type="float">
            <text:p>1649935979,0295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987.74293" calcext:value-type="float">
            <text:p>1649935987,7429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5996.94939" calcext:value-type="float">
            <text:p>1649935996,9493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005.66371" calcext:value-type="float">
            <text:p>1649936005,6637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014.86989" calcext:value-type="float">
            <text:p>1649936014,86989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023.58405" calcext:value-type="float">
            <text:p>1649936023,5840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36032.79089" calcext:value-type="float">
            <text:p>1649936032,7908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6041.49898" calcext:value-type="float">
            <text:p>1649936041,4989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050.71106" calcext:value-type="float">
            <text:p>1649936050,7110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059.42015" calcext:value-type="float">
            <text:p>1649936059,4201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6068.63244" calcext:value-type="float">
            <text:p>1649936068,6324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6077.34022" calcext:value-type="float">
            <text:p>1649936077,3402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086.55343" calcext:value-type="float">
            <text:p>1649936086,5534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6095.76942" calcext:value-type="float">
            <text:p>1649936095,7694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104.98081" calcext:value-type="float">
            <text:p>1649936104,98081</text:p>
          </table:table-cell>
          <table:table-cell office:value-type="float" office:value="59.5" calcext:value-type="float">
            <text:p>59,5</text:p>
          </table:table-cell>
          <table:table-cell office:value-type="float" office:value="3326" calcext:value-type="float">
            <text:p>3326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6114.20116" calcext:value-type="float">
            <text:p>1649936114,2011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122.90162" calcext:value-type="float">
            <text:p>1649936122,9016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132.1204" calcext:value-type="float">
            <text:p>1649936132,120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36140.82179" calcext:value-type="float">
            <text:p>1649936140,8217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150.0406" calcext:value-type="float">
            <text:p>1649936150,040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158.74202" calcext:value-type="float">
            <text:p>1649936158,7420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167.45014" calcext:value-type="float">
            <text:p>1649936167,4501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176.66298" calcext:value-type="float">
            <text:p>1649936176,6629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185.88239" calcext:value-type="float">
            <text:p>1649936185,8823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195.09993" calcext:value-type="float">
            <text:p>1649936195,0999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204.3113" calcext:value-type="float">
            <text:p>1649936204,311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213.53064" calcext:value-type="float">
            <text:p>1649936213,5306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222.23117" calcext:value-type="float">
            <text:p>1649936222,23117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6230.94055" calcext:value-type="float">
            <text:p>1649936230,9405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240.15241" calcext:value-type="float">
            <text:p>1649936240,1524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249.37228" calcext:value-type="float">
            <text:p>1649936249,3722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6258.58448" calcext:value-type="float">
            <text:p>1649936258,5844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267.80032" calcext:value-type="float">
            <text:p>1649936267,8003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276.50477" calcext:value-type="float">
            <text:p>1649936276,5047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285.72399" calcext:value-type="float">
            <text:p>1649936285,7239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294.94047" calcext:value-type="float">
            <text:p>1649936294,9404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304.15335" calcext:value-type="float">
            <text:p>1649936304,1533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313.37226" calcext:value-type="float">
            <text:p>1649936313,3722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322.58106" calcext:value-type="float">
            <text:p>1649936322,5810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6331.80163" calcext:value-type="float">
            <text:p>1649936331,8016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6340.50059" calcext:value-type="float">
            <text:p>1649936340,5005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349.72168" calcext:value-type="float">
            <text:p>1649936349,7216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358.43686" calcext:value-type="float">
            <text:p>1649936358,4368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367.13029" calcext:value-type="float">
            <text:p>1649936367,1302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376.34051" calcext:value-type="float">
            <text:p>1649936376,3405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385.05069" calcext:value-type="float">
            <text:p>1649936385,0506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394.26065" calcext:value-type="float">
            <text:p>1649936394,2606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402.97556" calcext:value-type="float">
            <text:p>1649936402,97556</text:p>
          </table:table-cell>
          <table:table-cell office:value-type="float" office:value="59.5" calcext:value-type="float">
            <text:p>59,5</text:p>
          </table:table-cell>
          <table:table-cell office:value-type="float" office:value="3326" calcext:value-type="float">
            <text:p>3326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412.18175" calcext:value-type="float">
            <text:p>1649936412,1817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420.89018" calcext:value-type="float">
            <text:p>1649936420,8901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430.10127" calcext:value-type="float">
            <text:p>1649936430,1012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438.81175" calcext:value-type="float">
            <text:p>1649936438,8117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448.02089" calcext:value-type="float">
            <text:p>1649936448,0208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456.73082" calcext:value-type="float">
            <text:p>1649936456,7308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465.43214" calcext:value-type="float">
            <text:p>1649936465,4321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474.6513" calcext:value-type="float">
            <text:p>1649936474,651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483.35092" calcext:value-type="float">
            <text:p>1649936483,3509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492.5727" calcext:value-type="float">
            <text:p>1649936492,572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6501.78023" calcext:value-type="float">
            <text:p>1649936501,7802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6510.49233" calcext:value-type="float">
            <text:p>1649936510,4923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519.26494" calcext:value-type="float">
            <text:p>1649936519,2649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528.41227" calcext:value-type="float">
            <text:p>1649936528,4122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537.11168" calcext:value-type="float">
            <text:p>1649936537,1116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546.33258" calcext:value-type="float">
            <text:p>1649936546,3325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555.54045" calcext:value-type="float">
            <text:p>1649936555,5404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564.25365" calcext:value-type="float">
            <text:p>1649936564,2536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6573.46154" calcext:value-type="float">
            <text:p>1649936573,4615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582.17388" calcext:value-type="float">
            <text:p>1649936582,1738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591.38162" calcext:value-type="float">
            <text:p>1649936591,3816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600.0914" calcext:value-type="float">
            <text:p>1649936600,091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609.30166" calcext:value-type="float">
            <text:p>1649936609,3016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618.01454" calcext:value-type="float">
            <text:p>1649936618,0145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627.22197" calcext:value-type="float">
            <text:p>1649936627,2219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36635.93486" calcext:value-type="float">
            <text:p>1649936635,9348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645.14201" calcext:value-type="float">
            <text:p>1649936645,1420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653.85441" calcext:value-type="float">
            <text:p>1649936653,8544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663.06247" calcext:value-type="float">
            <text:p>1649936663,0624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671.77599" calcext:value-type="float">
            <text:p>1649936671,7759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680.99299" calcext:value-type="float">
            <text:p>1649936680,9929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6690.20173" calcext:value-type="float">
            <text:p>1649936690,2017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6698.904" calcext:value-type="float">
            <text:p>1649936698,90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707.61182" calcext:value-type="float">
            <text:p>1649936707,6118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716.90025" calcext:value-type="float">
            <text:p>1649936716,9002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6726.04252" calcext:value-type="float">
            <text:p>1649936726,0425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6735.25636" calcext:value-type="float">
            <text:p>1649936735,2563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743.96112" calcext:value-type="float">
            <text:p>1649936743,9611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753.17284" calcext:value-type="float">
            <text:p>1649936753,1728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762.39227" calcext:value-type="float">
            <text:p>1649936762,3922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771.0817" calcext:value-type="float">
            <text:p>1649936771,081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780.31228" calcext:value-type="float">
            <text:p>1649936780,3122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789.53326" calcext:value-type="float">
            <text:p>1649936789,5332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798.74464" calcext:value-type="float">
            <text:p>1649936798,7446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807.96142" calcext:value-type="float">
            <text:p>1649936807,9614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817.17246" calcext:value-type="float">
            <text:p>1649936817,1724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826.3925" calcext:value-type="float">
            <text:p>1649936826,392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835.09293" calcext:value-type="float">
            <text:p>1649936835,0929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6843.80204" calcext:value-type="float">
            <text:p>1649936843,8020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853.01257" calcext:value-type="float">
            <text:p>1649936853,0125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861.7223" calcext:value-type="float">
            <text:p>1649936861,722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870.9231" calcext:value-type="float">
            <text:p>1649936870,923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6879.64298" calcext:value-type="float">
            <text:p>1649936879,6429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888.8525" calcext:value-type="float">
            <text:p>1649936888,852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6897.55562" calcext:value-type="float">
            <text:p>1649936897,5556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906.77271" calcext:value-type="float">
            <text:p>1649936906,7727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6915.48422" calcext:value-type="float">
            <text:p>1649936915,4842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924.70702" calcext:value-type="float">
            <text:p>1649936924,7070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933.40301" calcext:value-type="float">
            <text:p>1649936933,4030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942.10223" calcext:value-type="float">
            <text:p>1649936942,1022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950.8126" calcext:value-type="float">
            <text:p>1649936950,812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960.02385" calcext:value-type="float">
            <text:p>1649936960,0238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968.72292" calcext:value-type="float">
            <text:p>1649936968,7229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977.94249" calcext:value-type="float">
            <text:p>1649936977,9424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6986.65281" calcext:value-type="float">
            <text:p>1649936986,6528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6995.8621" calcext:value-type="float">
            <text:p>1649936995,862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7004.57265" calcext:value-type="float">
            <text:p>1649937004,5726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013.78463" calcext:value-type="float">
            <text:p>1649937013,7846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022.49375" calcext:value-type="float">
            <text:p>1649937022,4937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031.70257" calcext:value-type="float">
            <text:p>1649937031,7025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040.92687" calcext:value-type="float">
            <text:p>1649937040,9268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050.13253" calcext:value-type="float">
            <text:p>1649937050,1325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058.83814" calcext:value-type="float">
            <text:p>1649937058,8381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068.05272" calcext:value-type="float">
            <text:p>1649937068,0527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076.76709" calcext:value-type="float">
            <text:p>1649937076,7670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085.97296" calcext:value-type="float">
            <text:p>1649937085,9729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7094.68779" calcext:value-type="float">
            <text:p>1649937094,6877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103.89368" calcext:value-type="float">
            <text:p>1649937103,8936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113.10457" calcext:value-type="float">
            <text:p>1649937113,1045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49937122.33256" calcext:value-type="float">
            <text:p>1649937122,3325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131.03356" calcext:value-type="float">
            <text:p>1649937131,0335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139.73338" calcext:value-type="float">
            <text:p>1649937139,7333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148.43633" calcext:value-type="float">
            <text:p>1649937148,4363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157.6534" calcext:value-type="float">
            <text:p>1649937157,653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166.36317" calcext:value-type="float">
            <text:p>1649937166,3631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175.57321" calcext:value-type="float">
            <text:p>1649937175,5732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184.28323" calcext:value-type="float">
            <text:p>1649937184,2832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193.4936" calcext:value-type="float">
            <text:p>1649937193,493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202.20407" calcext:value-type="float">
            <text:p>1649937202,2040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211.41266" calcext:value-type="float">
            <text:p>1649937211,4126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220.12505" calcext:value-type="float">
            <text:p>1649937220,1250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229.33355" calcext:value-type="float">
            <text:p>1649937229,3335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238.04275" calcext:value-type="float">
            <text:p>1649937238,0427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7247.25454" calcext:value-type="float">
            <text:p>1649937247,2545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7255.96487" calcext:value-type="float">
            <text:p>1649937255,9648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265.1748" calcext:value-type="float">
            <text:p>1649937265,174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273.88448" calcext:value-type="float">
            <text:p>1649937273,8844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283.0966" calcext:value-type="float">
            <text:p>1649937283,096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292.31522" calcext:value-type="float">
            <text:p>1649937292,3152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301.52474" calcext:value-type="float">
            <text:p>1649937301,5247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7310.74349" calcext:value-type="float">
            <text:p>1649937310,7434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7318.9355" calcext:value-type="float">
            <text:p>1649937318,935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328.15386" calcext:value-type="float">
            <text:p>1649937328,1538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337.45529" calcext:value-type="float">
            <text:p>1649937337,4552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7346.07312" calcext:value-type="float">
            <text:p>1649937346,0731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355.28366" calcext:value-type="float">
            <text:p>1649937355,2836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363.99372" calcext:value-type="float">
            <text:p>1649937363,9937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373.2028" calcext:value-type="float">
            <text:p>1649937373,202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381.91411" calcext:value-type="float">
            <text:p>1649937381,9141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391.12405" calcext:value-type="float">
            <text:p>1649937391,1240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7399.83359" calcext:value-type="float">
            <text:p>1649937399,8335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408.53891" calcext:value-type="float">
            <text:p>1649937408,5389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417.75892" calcext:value-type="float">
            <text:p>1649937417,7589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426.96315" calcext:value-type="float">
            <text:p>1649937426,9631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435.9953" calcext:value-type="float">
            <text:p>1649937435,995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446.61208" calcext:value-type="float">
            <text:p>1649937446,6120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456.23611" calcext:value-type="float">
            <text:p>1649937456,2361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7465.61442" calcext:value-type="float">
            <text:p>1649937465,6144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7475.42069" calcext:value-type="float">
            <text:p>1649937475,4206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485.19056" calcext:value-type="float">
            <text:p>1649937485,1905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494.70406" calcext:value-type="float">
            <text:p>1649937494,7040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504.5469" calcext:value-type="float">
            <text:p>1649937504,546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514.39406" calcext:value-type="float">
            <text:p>1649937514,3940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523.81686" calcext:value-type="float">
            <text:p>1649937523,8168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532.95665" calcext:value-type="float">
            <text:p>1649937532,9566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542.16448" calcext:value-type="float">
            <text:p>1649937542,1644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551.38348" calcext:value-type="float">
            <text:p>1649937551,3834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560.0857" calcext:value-type="float">
            <text:p>1649937560,085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568.79725" calcext:value-type="float">
            <text:p>1649937568,7972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577.49352" calcext:value-type="float">
            <text:p>1649937577,4935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49937586.20594" calcext:value-type="float">
            <text:p>1649937586,2059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595.4141" calcext:value-type="float">
            <text:p>1649937595,414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49937604.62641" calcext:value-type="float">
            <text:p>1649937604,6264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4T14:03:41.071000000</dc:date>
    <meta:editing-duration>PT3M22S</meta:editing-duration>
    <meta:editing-cycles>1</meta:editing-cycles>
    <meta:document-statistic meta:table-count="1" meta:cell-count="6972" meta:object-count="1"/>
    <meta:generator>LibreOffice/7.1.0.3$Windows_X86_64 LibreOffice_project/f6099ecf3d29644b5008cc8f48f42f4a40986e4c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18cm" svg:height="15.074cm" xlink:href=".." xlink:type="simple" chart:class="chart:scatter" chart:style-name="ch1">
        <chart:legend chart:legend-position="end" svg:x="18.475cm" svg:y="6.994cm" style:legend-expansion="high" chart:style-name="ch2"/>
        <chart:plot-area chart:style-name="ch3" table:cell-range-address="stability_time.A1:stability_time.A1743 stability_time.C1:stability_time.D1743" chart:data-source-has-labels="row" svg:x="0.456cm" svg:y="0.301cm" svg:width="17.563cm" svg:height="14.472cm">
          <chart:coordinate-region svg:x="1.469cm" svg:y="0.498cm" svg:width="15.596cm" svg:height="13.6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tability_time.C2:stability_time.C1743" chart:label-cell-address="stability_time.C1:stability_time.C1" chart:class="chart:scatter">
            <chart:domain table:cell-range-address="stability_time.A2:stability_time.A1743"/>
            <chart:data-point chart:repeated="1742"/>
          </chart:series>
          <chart:series chart:style-name="ch8" chart:values-cell-range-address="stability_time.D2:stability_time.D1743" chart:label-cell-address="stability_time.D1:stability_time.D1" chart:class="chart:scatter">
            <chart:data-point chart:repeated="17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master measured U[bit]</text:p>
                <draw:g>
                  <svg:desc>stability_time.C1:stability_time.C1</svg:desc>
                </draw:g>
              </table:table-cell>
              <table:table-cell office:value-type="string">
                <text:p>slave measured U[bit]</text:p>
                <draw:g>
                  <svg:desc>stability_time.D1:stability_tim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9921938.9762">
                <text:p>1649921938.9762</text:p>
                <draw:g>
                  <svg:desc>stability_time.A2:stability_time.A1743</svg:desc>
                </draw:g>
              </table:table-cell>
              <table:table-cell office:value-type="float" office:value="3322">
                <text:p>3322</text:p>
                <draw:g>
                  <svg:desc>stability_time.C2:stability_time.C1743</svg:desc>
                </draw:g>
              </table:table-cell>
              <table:table-cell office:value-type="float" office:value="3333">
                <text:p>3333</text:p>
                <draw:g>
                  <svg:desc>stability_time.D2:stability_time.D17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9921948.19234">
                <text:p>1649921948.19234</text:p>
              </table:table-cell>
              <table:table-cell office:value-type="float" office:value="3323">
                <text:p>3323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9921956.89566">
                <text:p>1649921956.89566</text:p>
              </table:table-cell>
              <table:table-cell office:value-type="float" office:value="3323">
                <text:p>3323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9921966.11577">
                <text:p>1649921966.11577</text:p>
              </table:table-cell>
              <table:table-cell office:value-type="float" office:value="3323">
                <text:p>3323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9921975.32532">
                <text:p>1649921975.32532</text:p>
              </table:table-cell>
              <table:table-cell office:value-type="float" office:value="3323">
                <text:p>3323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9921984.03652">
                <text:p>1649921984.0365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49921993.24562">
                <text:p>1649921993.2456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9922001.44854">
                <text:p>1649922001.44854</text:p>
              </table:table-cell>
              <table:table-cell office:value-type="float" office:value="3323">
                <text:p>3323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49922010.65659">
                <text:p>1649922010.6565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9922019.87679">
                <text:p>1649922019.87679</text:p>
              </table:table-cell>
              <table:table-cell office:value-type="float" office:value="3324">
                <text:p>332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49922029.13365">
                <text:p>1649922029.1336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9922037.79645">
                <text:p>1649922037.7964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49922046.49615">
                <text:p>1649922046.4961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49922055.71597">
                <text:p>1649922055.71597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49922064.93963">
                <text:p>1649922064.9396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49922073.63608">
                <text:p>1649922073.6360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49922082.84773">
                <text:p>1649922082.8477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9922091.55638">
                <text:p>1649922091.5563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9922100.76646">
                <text:p>1649922100.7664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49922109.98669">
                <text:p>1649922109.9866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9922118.69088">
                <text:p>1649922118.6908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9922127.89884">
                <text:p>1649922127.8988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49922136.60657">
                <text:p>1649922136.6065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49922145.3165">
                <text:p>1649922145.316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49922154.52726">
                <text:p>1649922154.5272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49922163.24278">
                <text:p>1649922163.2427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49922172.44809">
                <text:p>1649922172.4480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49922181.15728">
                <text:p>1649922181.1572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49922190.36727">
                <text:p>1649922190.36727</text:p>
              </table:table-cell>
              <table:table-cell office:value-type="float" office:value="3324">
                <text:p>332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49922199.0761">
                <text:p>1649922199.076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49922208.28916">
                <text:p>1649922208.2891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49922216.99543">
                <text:p>1649922216.99543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49922226.209">
                <text:p>1649922226.20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49922234.91895">
                <text:p>1649922234.9189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49922244.13894">
                <text:p>1649922244.13894</text:p>
              </table:table-cell>
              <table:table-cell office:value-type="float" office:value="3324">
                <text:p>332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49922252.83682">
                <text:p>1649922252.8368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49922261.01737">
                <text:p>1649922261.0173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49922270.23716">
                <text:p>1649922270.2371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49922278.94688">
                <text:p>1649922278.9468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49922287.65681">
                <text:p>1649922287.6568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49922296.86698">
                <text:p>1649922296.8669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9922306.07768">
                <text:p>1649922306.0776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49922314.78785">
                <text:p>1649922314.78785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9922323.99764">
                <text:p>1649922323.99764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9922332.70716">
                <text:p>1649922332.7071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49922341.91828">
                <text:p>1649922341.9182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49922350.62859">
                <text:p>1649922350.6285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49922359.32727">
                <text:p>1649922359.3272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49922368.03665">
                <text:p>1649922368.0366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49922377.25313">
                <text:p>1649922377.2531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49922385.95847">
                <text:p>1649922385.9584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49922395.16862">
                <text:p>1649922395.1686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49922403.87732">
                <text:p>1649922403.8773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49922413.0876">
                <text:p>1649922413.087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49922422.3076">
                <text:p>1649922422.307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49922431.00836">
                <text:p>1649922431.0083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49922439.71955">
                <text:p>1649922439.7195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49922448.92748">
                <text:p>1649922448.9274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49922458.14723">
                <text:p>1649922458.1472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49922466.84933">
                <text:p>1649922466.8493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49922476.06787">
                <text:p>1649922476.0678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49922485.28001">
                <text:p>1649922485.2800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9922494.49775">
                <text:p>1649922494.4977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49922503.7192">
                <text:p>1649922503.719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49922512.92908">
                <text:p>1649922512.9290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49922522.13918">
                <text:p>1649922522.1391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49922531.36049">
                <text:p>1649922531.3604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49922540.56756">
                <text:p>1649922540.5675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49922549.79835">
                <text:p>1649922549.79835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49922559.01005">
                <text:p>1649922559.01005</text:p>
              </table:table-cell>
              <table:table-cell office:value-type="float" office:value="3324">
                <text:p>332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49922568.23025">
                <text:p>1649922568.2302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49922577.44176">
                <text:p>1649922577.4417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49922586.64673">
                <text:p>1649922586.6467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49922595.87381">
                <text:p>1649922595.87381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49922605.08935">
                <text:p>1649922605.0893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49922613.78837">
                <text:p>1649922613.7883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49922623.62001">
                <text:p>1649922623.6200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49922632.21669">
                <text:p>1649922632.2166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49922641.43861">
                <text:p>1649922641.4386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49922650.65812">
                <text:p>1649922650.6581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49922659.85902">
                <text:p>1649922659.8590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9922668.5789">
                <text:p>1649922668.578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9922677.78855">
                <text:p>1649922677.7885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49922686.49908">
                <text:p>1649922686.49908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49922695.19789">
                <text:p>1649922695.1978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49922704.41989">
                <text:p>1649922704.4198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49922713.62869">
                <text:p>1649922713.6286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49922722.34684">
                <text:p>1649922722.3468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49922731.04384">
                <text:p>1649922731.04384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49922739.74885">
                <text:p>1649922739.7488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49922748.95841">
                <text:p>1649922748.9584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49922757.66841">
                <text:p>1649922757.66841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49922766.87841">
                <text:p>1649922766.8784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49922775.58942">
                <text:p>1649922775.58942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49922784.79942">
                <text:p>1649922784.7994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49922793.50942">
                <text:p>1649922793.5094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49922802.71942">
                <text:p>1649922802.7194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49922811.42841">
                <text:p>1649922811.4284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49922820.63841">
                <text:p>1649922820.6384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49922829.35142">
                <text:p>1649922829.3514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49922838.05442">
                <text:p>1649922838.0544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49922846.73942">
                <text:p>1649922846.73942</text:p>
              </table:table-cell>
              <table:table-cell office:value-type="float" office:value="3324">
                <text:p>332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49922854.95041">
                <text:p>1649922854.9504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49922864.15845">
                <text:p>1649922864.1584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49922873.38211">
                <text:p>1649922873.3821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49922882.59011">
                <text:p>1649922882.5901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49922891.81011">
                <text:p>1649922891.8101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49922901.0321">
                <text:p>1649922901.0321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49922910.24097">
                <text:p>1649922910.2409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49922918.94998">
                <text:p>1649922918.9499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49922928.16">
                <text:p>1649922928.1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49922936.34998">
                <text:p>1649922936.3499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49922945.56898">
                <text:p>1649922945.5689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49922954.78984">
                <text:p>1649922954.78984</text:p>
              </table:table-cell>
              <table:table-cell office:value-type="float" office:value="3325">
                <text:p>3325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49922963.49014">
                <text:p>1649922963.4901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49922972.19028">
                <text:p>1649922972.1902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49922980.9023">
                <text:p>1649922980.902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49922990.11025">
                <text:p>1649922990.1102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49922998.82172">
                <text:p>1649922998.8217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49923007.52172">
                <text:p>1649923007.5217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49923016.22031">
                <text:p>1649923016.2203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49923024.92939">
                <text:p>1649923024.92939</text:p>
              </table:table-cell>
              <table:table-cell office:value-type="float" office:value="3323">
                <text:p>3323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49923033.12186">
                <text:p>1649923033.1218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49923041.82049">
                <text:p>1649923041.8204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49923050.53035">
                <text:p>1649923050.5303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49923059.74084">
                <text:p>1649923059.7408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49923068.45025">
                <text:p>1649923068.4502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49923077.66183">
                <text:p>1649923077.66183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49923086.37077">
                <text:p>1649923086.3707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49923095.07845">
                <text:p>1649923095.0784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49923103.78139">
                <text:p>1649923103.7813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49923112.99139">
                <text:p>1649923112.99139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49923121.70119">
                <text:p>1649923121.7011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49923130.91133">
                <text:p>1649923130.91133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49923139.62172">
                <text:p>1649923139.6217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49923148.82804">
                <text:p>1649923148.8280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49923158.05171">
                <text:p>1649923158.0517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49923167.2656">
                <text:p>1649923167.265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49923175.97195">
                <text:p>1649923175.9719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49923185.18196">
                <text:p>1649923185.1819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49923194.40479">
                <text:p>1649923194.4047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49923203.10604">
                <text:p>1649923203.1060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49923212.3226">
                <text:p>1649923212.3226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49923221.54169">
                <text:p>1649923221.5416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49923230.24183">
                <text:p>1649923230.24183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49923239.51883">
                <text:p>1649923239.5188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49923248.6778">
                <text:p>1649923248.677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49923257.89406">
                <text:p>1649923257.8940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9923267.10161">
                <text:p>1649923267.1016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9923275.81353">
                <text:p>1649923275.8135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49923284.51236">
                <text:p>1649923284.5123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49923293.73418">
                <text:p>1649923293.7341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49923302.43452">
                <text:p>1649923302.4345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49923311.14232">
                <text:p>1649923311.1423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49923320.35491">
                <text:p>1649923320.3549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49923329.06168">
                <text:p>1649923329.0616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49923337.76233">
                <text:p>1649923337.7623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49923346.46204">
                <text:p>1649923346.46204</text:p>
              </table:table-cell>
              <table:table-cell office:value-type="float" office:value="3324">
                <text:p>332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49923355.17205">
                <text:p>1649923355.17205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49923363.36824">
                <text:p>1649923363.3682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49923372.06434">
                <text:p>1649923372.0643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49923380.77287">
                <text:p>1649923380.77287</text:p>
              </table:table-cell>
              <table:table-cell office:value-type="float" office:value="3323">
                <text:p>3323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9923389.98238">
                <text:p>1649923389.9823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9923398.69243">
                <text:p>1649923398.69243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9923407.90273">
                <text:p>1649923407.9027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49923416.60369">
                <text:p>1649923416.6036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49923425.82261">
                <text:p>1649923425.8226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49923434.53375">
                <text:p>1649923434.5337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49923443.74369">
                <text:p>1649923443.74369</text:p>
              </table:table-cell>
              <table:table-cell office:value-type="float" office:value="3325">
                <text:p>3325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49923452.45386">
                <text:p>1649923452.4538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49923461.66287">
                <text:p>1649923461.66287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49923470.37588">
                <text:p>1649923470.3758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49923479.58251">
                <text:p>1649923479.58251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49923488.29571">
                <text:p>1649923488.2957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49923497.5029">
                <text:p>1649923497.5029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49923506.78693">
                <text:p>1649923506.7869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49923515.42299">
                <text:p>1649923515.42299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49923524.13309">
                <text:p>1649923524.1330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49923533.34379">
                <text:p>1649923533.34379</text:p>
              </table:table-cell>
              <table:table-cell office:value-type="float" office:value="3323">
                <text:p>3323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49923542.0578">
                <text:p>1649923542.057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49923551.26321">
                <text:p>1649923551.2632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49923559.97329">
                <text:p>1649923559.97329</text:p>
              </table:table-cell>
              <table:table-cell office:value-type="float" office:value="3323">
                <text:p>3323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49923569.18362">
                <text:p>1649923569.1836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49923577.89384">
                <text:p>1649923577.8938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49923587.10698">
                <text:p>1649923587.1069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49923596.32399">
                <text:p>1649923596.3239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49923605.53424">
                <text:p>1649923605.53424</text:p>
              </table:table-cell>
              <table:table-cell office:value-type="float" office:value="3324">
                <text:p>332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49923614.24495">
                <text:p>1649923614.2449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49923623.45306">
                <text:p>1649923623.4530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49923632.16552">
                <text:p>1649923632.1655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49923641.3736">
                <text:p>1649923641.373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49923650.07066">
                <text:p>1649923650.0706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49923659.29298">
                <text:p>1649923659.29298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49923668.00369">
                <text:p>1649923668.00369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49923677.21359">
                <text:p>1649923677.2135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49923685.92466">
                <text:p>1649923685.9246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49923695.13375">
                <text:p>1649923695.1337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49923703.83251">
                <text:p>1649923703.8325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49923713.05396">
                <text:p>1649923713.0539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49923721.76384">
                <text:p>1649923721.7638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49923730.97371">
                <text:p>1649923730.9737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49923739.6844">
                <text:p>1649923739.684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49923748.89383">
                <text:p>1649923748.8938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49923757.60439">
                <text:p>1649923757.6043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49923766.81425">
                <text:p>1649923766.8142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49923775.52495">
                <text:p>1649923775.5249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49923784.73387">
                <text:p>1649923784.73387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49923793.44406">
                <text:p>1649923793.4440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49923802.64598">
                <text:p>1649923802.6459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49923811.36491">
                <text:p>1649923811.3649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49923820.58463">
                <text:p>1649923820.5846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49923829.2852">
                <text:p>1649923829.285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49923838.51025">
                <text:p>1649923838.5102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49923847.71454">
                <text:p>1649923847.7145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49923856.41591">
                <text:p>1649923856.4159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49923865.12456">
                <text:p>1649923865.12456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49923874.33508">
                <text:p>1649923874.3350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49923883.04481">
                <text:p>1649923883.0448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49923892.25469">
                <text:p>1649923892.2546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49923901.47439">
                <text:p>1649923901.4743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49923910.68651">
                <text:p>1649923910.6865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49923919.3948">
                <text:p>1649923919.394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49923928.09487">
                <text:p>1649923928.0948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49923936.80449">
                <text:p>1649923936.8044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49923946.0146">
                <text:p>1649923946.014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49923955.23518">
                <text:p>1649923955.2351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49923963.93512">
                <text:p>1649923963.9351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49923972.62576">
                <text:p>1649923972.6257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49923981.85549">
                <text:p>1649923981.8554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49923990.56525">
                <text:p>1649923990.5652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49923999.77586">
                <text:p>1649923999.7758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49924008.9946">
                <text:p>1649924008.994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49924018.19978">
                <text:p>1649924018.1997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49924026.91554">
                <text:p>1649924026.9155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49924036.12586">
                <text:p>1649924036.1258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49924044.83519">
                <text:p>1649924044.8351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49924053.53627">
                <text:p>1649924053.5362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49924062.24504">
                <text:p>1649924062.2450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49924071.45664">
                <text:p>1649924071.4566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49924080.68075">
                <text:p>1649924080.6807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49924089.88601">
                <text:p>1649924089.8860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49924099.10585">
                <text:p>1649924099.1058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49924108.31871">
                <text:p>1649924108.3187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49924117.02542">
                <text:p>1649924117.0254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49924125.72681">
                <text:p>1649924125.7268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49924134.94651">
                <text:p>1649924134.9465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49924144.15879">
                <text:p>1649924144.1587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49924153.37857">
                <text:p>1649924153.3785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49924162.58585">
                <text:p>1649924162.5858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49924171.80756">
                <text:p>1649924171.8075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49924181.01625">
                <text:p>1649924181.0162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49924189.72789">
                <text:p>1649924189.72789</text:p>
              </table:table-cell>
              <table:table-cell office:value-type="float" office:value="3323">
                <text:p>3323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49924198.94739">
                <text:p>1649924198.9473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49924208.15958">
                <text:p>1649924208.1595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49924217.37644">
                <text:p>1649924217.3764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49924226.08133">
                <text:p>1649924226.0813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49924235.29739">
                <text:p>1649924235.2973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49924243.98656">
                <text:p>1649924243.9865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49924253.21631">
                <text:p>1649924253.2163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49924261.92173">
                <text:p>1649924261.9217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49924270.62623">
                <text:p>1649924270.62623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49924279.83108">
                <text:p>1649924279.8310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49924288.54621">
                <text:p>1649924288.5462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49924297.76135">
                <text:p>1649924297.76135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49924307.02373">
                <text:p>1649924307.0237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49924315.68444">
                <text:p>1649924315.6844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49924324.89746">
                <text:p>1649924324.8974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49924334.11993">
                <text:p>1649924334.1199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49924342.81825">
                <text:p>1649924342.8182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49924351.51358">
                <text:p>1649924351.5135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49924360.73693">
                <text:p>1649924360.7369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49924369.95876">
                <text:p>1649924369.9587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49924379.17072">
                <text:p>1649924379.1707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49924388.3882">
                <text:p>1649924388.3882</text:p>
              </table:table-cell>
              <table:table-cell office:value-type="float" office:value="3323">
                <text:p>3323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49924397.59684">
                <text:p>1649924397.5968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49924406.30753">
                <text:p>1649924406.3075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49924415.50984">
                <text:p>1649924415.50984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49924424.23106">
                <text:p>1649924424.2310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49924433.51875">
                <text:p>1649924433.5187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49924442.1365">
                <text:p>1649924442.1365</text:p>
              </table:table-cell>
              <table:table-cell office:value-type="float" office:value="3324">
                <text:p>332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49924451.36271">
                <text:p>1649924451.3627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49924460.06889">
                <text:p>1649924460.0688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49924468.77016">
                <text:p>1649924468.7701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49924477.46922">
                <text:p>1649924477.4692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49924486.17898">
                <text:p>1649924486.17898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49924494.87771">
                <text:p>1649924494.8777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49924503.57835">
                <text:p>1649924503.5783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49924512.79757">
                <text:p>1649924512.79757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49924521.50858">
                <text:p>1649924521.5085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49924530.21086">
                <text:p>1649924530.2108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49924538.90948">
                <text:p>1649924538.9094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49924547.61826">
                <text:p>1649924547.6182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49924556.32325">
                <text:p>1649924556.3232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49924565.53918">
                <text:p>1649924565.5391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49924574.2376">
                <text:p>1649924574.237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49924582.93872">
                <text:p>1649924582.9387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49924592.15778">
                <text:p>1649924592.15778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49924600.86818">
                <text:p>1649924600.8681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49924610.07809">
                <text:p>1649924610.0780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49924619.29005">
                <text:p>1649924619.2900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49924628.51079">
                <text:p>1649924628.5107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49924637.22061">
                <text:p>1649924637.2206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49924646.42822">
                <text:p>1649924646.4282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49924655.64831">
                <text:p>1649924655.6483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49924664.86822">
                <text:p>1649924664.8682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49924674.07789">
                <text:p>1649924674.0778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49924683.30155">
                <text:p>1649924683.3015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49924692.50856">
                <text:p>1649924692.5085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49924701.2232">
                <text:p>1649924701.223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49924710.42923">
                <text:p>1649924710.42923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49924719.14266">
                <text:p>1649924719.14266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49924728.34899">
                <text:p>1649924728.3489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49924737.05204">
                <text:p>1649924737.0520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49924746.26853">
                <text:p>1649924746.2685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49924754.97837">
                <text:p>1649924754.97837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49924764.18834">
                <text:p>1649924764.1883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49924772.89852">
                <text:p>1649924772.8985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649924782.10882">
                <text:p>1649924782.10882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49924790.81861">
                <text:p>1649924790.8186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49924800.02021">
                <text:p>1649924800.0202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49924809.24867">
                <text:p>1649924809.2486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49924818.47076">
                <text:p>1649924818.4707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49924827.68184">
                <text:p>1649924827.6818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49924836.89904">
                <text:p>1649924836.8990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49924846.10946">
                <text:p>1649924846.1094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49924854.81882">
                <text:p>1649924854.8188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49924863.51972">
                <text:p>1649924863.5197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49924872.21928">
                <text:p>1649924872.2192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49924880.92944">
                <text:p>1649924880.92944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49924890.13896">
                <text:p>1649924890.1389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49924898.84956">
                <text:p>1649924898.84956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49924908.05903">
                <text:p>1649924908.0590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49924916.77018">
                <text:p>1649924916.7701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49924925.46609">
                <text:p>1649924925.4660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49924934.69016">
                <text:p>1649924934.6901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49924943.3825">
                <text:p>1649924943.382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49924952.10034">
                <text:p>1649924952.1003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49924961.31108">
                <text:p>1649924961.3110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49924970.5306">
                <text:p>1649924970.530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49924979.23162">
                <text:p>1649924979.2316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49924987.92429">
                <text:p>1649924987.92429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49924997.15259">
                <text:p>1649924997.1525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49925005.86244">
                <text:p>1649925005.8624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49925015.07065">
                <text:p>1649925015.0706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49925024.29428">
                <text:p>1649925024.2942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49925032.98983">
                <text:p>1649925032.9898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49925041.70055">
                <text:p>1649925041.70055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49925050.91007">
                <text:p>1649925050.91007</text:p>
              </table:table-cell>
              <table:table-cell office:value-type="float" office:value="3324">
                <text:p>332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49925060.13005">
                <text:p>1649925060.1300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49925068.8307">
                <text:p>1649925068.830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49925077.54047">
                <text:p>1649925077.5404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49925086.75036">
                <text:p>1649925086.7503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49925095.96984">
                <text:p>1649925095.9698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49925105.17969">
                <text:p>1649925105.1796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49925113.89322">
                <text:p>1649925113.8932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49925123.09988">
                <text:p>1649925123.0998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49925131.80982">
                <text:p>1649925131.8098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49925141.02139">
                <text:p>1649925141.0213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49925149.73272">
                <text:p>1649925149.7327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49925158.94401">
                <text:p>1649925158.9440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49925168.16208">
                <text:p>1649925168.1620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49925177.38163">
                <text:p>1649925177.3816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49925186.59148">
                <text:p>1649925186.59148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49925195.81056">
                <text:p>1649925195.8105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49925205.01477">
                <text:p>1649925205.0147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49925214.24093">
                <text:p>1649925214.24093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49925223.45235">
                <text:p>1649925223.4523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49925232.14773">
                <text:p>1649925232.1477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49925241.37369">
                <text:p>1649925241.3736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49925250.08061">
                <text:p>1649925250.0806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49925258.27179">
                <text:p>1649925258.2717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49925267.49323">
                <text:p>1649925267.4932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49925276.70116">
                <text:p>1649925276.70116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49925285.41122">
                <text:p>1649925285.4112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49925294.62087">
                <text:p>1649925294.6208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49925303.84237">
                <text:p>1649925303.8423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49925313.05403">
                <text:p>1649925313.0540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49925321.76092">
                <text:p>1649925321.76092</text:p>
              </table:table-cell>
              <table:table-cell office:value-type="float" office:value="3325">
                <text:p>3325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49925330.97322">
                <text:p>1649925330.9732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49925339.68265">
                <text:p>1649925339.6826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49925348.38129">
                <text:p>1649925348.3812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49925357.59166">
                <text:p>1649925357.59166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49925366.30202">
                <text:p>1649925366.3020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49925375.51081">
                <text:p>1649925375.5108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49925384.22202">
                <text:p>1649925384.2220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49925392.93161">
                <text:p>1649925392.9316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49925402.146">
                <text:p>1649925402.146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49925411.34618">
                <text:p>1649925411.3461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49925420.5714">
                <text:p>1649925420.571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49925429.79207">
                <text:p>1649925429.7920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49925438.49182">
                <text:p>1649925438.4918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49925447.20199">
                <text:p>1649925447.2019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49925456.41367">
                <text:p>1649925456.4136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49925465.12372">
                <text:p>1649925465.1237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49925474.33235">
                <text:p>1649925474.3323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49925483.04199">
                <text:p>1649925483.0419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49925492.25257">
                <text:p>1649925492.2525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49925501.47276">
                <text:p>1649925501.4727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49925510.17178">
                <text:p>1649925510.1717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49925518.88255">
                <text:p>1649925518.8825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49925528.0923">
                <text:p>1649925528.092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49925536.80185">
                <text:p>1649925536.8018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49925546.00817">
                <text:p>1649925546.0081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49925554.72419">
                <text:p>1649925554.7241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49925563.93364">
                <text:p>1649925563.9336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49925572.64265">
                <text:p>1649925572.6426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49925581.85322">
                <text:p>1649925581.8532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49925590.56234">
                <text:p>1649925590.5623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49925599.77251">
                <text:p>1649925599.7725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49925608.48406">
                <text:p>1649925608.4840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49925617.69173">
                <text:p>1649925617.6917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49925626.40487">
                <text:p>1649925626.4048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49925635.61186">
                <text:p>1649925635.6118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49925644.32381">
                <text:p>1649925644.3238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49925653.53296">
                <text:p>1649925653.5329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49925662.75476">
                <text:p>1649925662.7547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49925671.45289">
                <text:p>1649925671.45289</text:p>
              </table:table-cell>
              <table:table-cell office:value-type="float" office:value="3324">
                <text:p>332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49925680.16322">
                <text:p>1649925680.1632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49925688.35286">
                <text:p>1649925688.3528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49925697.05806">
                <text:p>1649925697.0580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49925705.76349">
                <text:p>1649925705.7634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49925714.9729">
                <text:p>1649925714.972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49925723.69181">
                <text:p>1649925723.6918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49925732.89292">
                <text:p>1649925732.8929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49925741.60586">
                <text:p>1649925741.6058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49925750.8133">
                <text:p>1649925750.8133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49925759.52451">
                <text:p>1649925759.5245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49925767.71392">
                <text:p>1649925767.7139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49925776.92373">
                <text:p>1649925776.9237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49925785.63306">
                <text:p>1649925785.6330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49925794.32505">
                <text:p>1649925794.3250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49925803.55341">
                <text:p>1649925803.5534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49925812.76382">
                <text:p>1649925812.7638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49925821.4734">
                <text:p>1649925821.4734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49925830.68402">
                <text:p>1649925830.68402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49925839.39375">
                <text:p>1649925839.3937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49925848.60489">
                <text:p>1649925848.6048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49925857.31012">
                <text:p>1649925857.31012</text:p>
              </table:table-cell>
              <table:table-cell office:value-type="float" office:value="3323">
                <text:p>3323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49925866.52406">
                <text:p>1649925866.5240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49925875.2437">
                <text:p>1649925875.243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49925883.93332">
                <text:p>1649925883.93332</text:p>
              </table:table-cell>
              <table:table-cell office:value-type="float" office:value="3323">
                <text:p>3323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49925892.64342">
                <text:p>1649925892.6434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49925901.85375">
                <text:p>1649925901.8537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49925911.07345">
                <text:p>1649925911.07345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649925919.77449">
                <text:p>1649925919.7744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49925928.99386">
                <text:p>1649925928.9938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649925938.20503">
                <text:p>1649925938.20503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49925946.91475">
                <text:p>1649925946.9147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649925956.12485">
                <text:p>1649925956.12485</text:p>
              </table:table-cell>
              <table:table-cell office:value-type="float" office:value="3323">
                <text:p>3323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49925964.83477">
                <text:p>1649925964.8347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49925974.04564">
                <text:p>1649925974.0456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649925982.75351">
                <text:p>1649925982.7535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649925991.96548">
                <text:p>1649925991.9654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649926000.67481">
                <text:p>1649926000.6748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49926009.88588">
                <text:p>1649926009.8858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649926018.59566">
                <text:p>1649926018.5956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649926027.80635">
                <text:p>1649926027.8063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649926036.51387">
                <text:p>1649926036.51387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649926045.72461">
                <text:p>1649926045.7246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649926054.94531">
                <text:p>1649926054.94531</text:p>
              </table:table-cell>
              <table:table-cell office:value-type="float" office:value="3324">
                <text:p>332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649926064.15529">
                <text:p>1649926064.15529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649926072.86508">
                <text:p>1649926072.8650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649926082.07462">
                <text:p>1649926082.0746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49926090.78477">
                <text:p>1649926090.78477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49926099.99445">
                <text:p>1649926099.99445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49926108.70476">
                <text:p>1649926108.7047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49926118.02201">
                <text:p>1649926118.0220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649926127.13446">
                <text:p>1649926127.1344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649926136.35595">
                <text:p>1649926136.3559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649926145.56767">
                <text:p>1649926145.56767</text:p>
              </table:table-cell>
              <table:table-cell office:value-type="float" office:value="3323">
                <text:p>3323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49926154.78516">
                <text:p>1649926154.7851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49926163.99639">
                <text:p>1649926163.9963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49926173.2165">
                <text:p>1649926173.216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49926182.43544">
                <text:p>1649926182.4354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649926191.64826">
                <text:p>1649926191.6482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49926200.867">
                <text:p>1649926200.86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649926210.07525">
                <text:p>1649926210.0752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49926219.29621">
                <text:p>1649926219.2962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49926227.99478">
                <text:p>1649926227.99478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49926237.21731">
                <text:p>1649926237.2173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49926246.43454">
                <text:p>1649926246.4345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49926255.65367">
                <text:p>1649926255.6536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49926264.86515">
                <text:p>1649926264.8651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49926274.07555">
                <text:p>1649926274.0755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49926283.29743">
                <text:p>1649926283.2974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49926291.99581">
                <text:p>1649926291.9958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49926300.70549">
                <text:p>1649926300.7054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49926309.9161">
                <text:p>1649926309.916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49926319.1387">
                <text:p>1649926319.138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49926327.83519">
                <text:p>1649926327.8351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49926336.54675">
                <text:p>1649926336.5467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49926345.75566">
                <text:p>1649926345.7556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49926354.46581">
                <text:p>1649926354.4658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49926363.67662">
                <text:p>1649926363.6766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49926372.38696">
                <text:p>1649926372.3869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49926381.59733">
                <text:p>1649926381.5973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49926390.82025">
                <text:p>1649926390.8202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49926399.51679">
                <text:p>1649926399.5167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49926408.72566">
                <text:p>1649926408.7256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49926417.95218">
                <text:p>1649926417.95218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49926427.17414">
                <text:p>1649926427.1741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49926435.86958">
                <text:p>1649926435.86958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49926444.58116">
                <text:p>1649926444.58116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49926453.78909">
                <text:p>1649926453.7890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49926463.0066">
                <text:p>1649926463.006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49926471.6966">
                <text:p>1649926471.696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49926480.92694">
                <text:p>1649926480.9269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49926490.14996">
                <text:p>1649926490.1499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49926498.33649">
                <text:p>1649926498.33649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49926507.54674">
                <text:p>1649926507.5467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49926516.25695">
                <text:p>1649926516.2569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49926525.45616">
                <text:p>1649926525.4561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49926534.68785">
                <text:p>1649926534.6878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49926543.90971">
                <text:p>1649926543.9097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49926553.11907">
                <text:p>1649926553.1190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49926562.33722">
                <text:p>1649926562.3372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49926571.54701">
                <text:p>1649926571.5470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49926580.76638">
                <text:p>1649926580.7663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49926589.46691">
                <text:p>1649926589.4669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649926598.17789">
                <text:p>1649926598.1778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49926607.38733">
                <text:p>1649926607.3873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49926616.09683">
                <text:p>1649926616.09683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49926625.30726">
                <text:p>1649926625.3072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49926634.01812">
                <text:p>1649926634.0181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49926643.34245">
                <text:p>1649926643.3424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49926651.93843">
                <text:p>1649926651.9384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49926661.14824">
                <text:p>1649926661.1482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49926669.85715">
                <text:p>1649926669.8571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49926679.06741">
                <text:p>1649926679.0674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49926687.77728">
                <text:p>1649926687.7772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49926696.98763">
                <text:p>1649926696.9876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649926705.69765">
                <text:p>1649926705.6976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649926714.90833">
                <text:p>1649926714.90833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649926723.61754">
                <text:p>1649926723.6175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649926732.8282">
                <text:p>1649926732.828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49926741.53779">
                <text:p>1649926741.5377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49926750.86285">
                <text:p>1649926750.86285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49926759.96972">
                <text:p>1649926759.9697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649926768.66882">
                <text:p>1649926768.6688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49926777.89012">
                <text:p>1649926777.8901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649926787.09815">
                <text:p>1649926787.0981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49926795.80906">
                <text:p>1649926795.8090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49926805.01771">
                <text:p>1649926805.0177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49926813.7195">
                <text:p>1649926813.719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49926822.43019">
                <text:p>1649926822.4301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49926831.13917">
                <text:p>1649926831.1391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49926840.34973">
                <text:p>1649926840.3497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49926849.57157">
                <text:p>1649926849.5715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49926858.77806">
                <text:p>1649926858.7780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49926867.48811">
                <text:p>1649926867.4881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49926876.69775">
                <text:p>1649926876.6977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649926885.40818">
                <text:p>1649926885.40818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49926894.10936">
                <text:p>1649926894.10936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49926903.32863">
                <text:p>1649926903.32863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49926912.5387">
                <text:p>1649926912.538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49926921.24952">
                <text:p>1649926921.2495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649926930.45856">
                <text:p>1649926930.4585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49926939.16896">
                <text:p>1649926939.1689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49926948.37869">
                <text:p>1649926948.3786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649926957.08888">
                <text:p>1649926957.0888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49926965.78884">
                <text:p>1649926965.78884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49926975.00792">
                <text:p>1649926975.0079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49926983.70869">
                <text:p>1649926983.7086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49926992.41874">
                <text:p>1649926992.4187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49927001.12121">
                <text:p>1649927001.1212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649927009.82027">
                <text:p>1649927009.8202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649927018.52875">
                <text:p>1649927018.52875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649927027.22913">
                <text:p>1649927027.2291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49927036.44977">
                <text:p>1649927036.4497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649927045.6603">
                <text:p>1649927045.660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649927054.37027">
                <text:p>1649927054.3702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49927063.57895">
                <text:p>1649927063.5789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649927072.29074">
                <text:p>1649927072.2907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649927081.4991">
                <text:p>1649927081.499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649927090.20924">
                <text:p>1649927090.20924</text:p>
              </table:table-cell>
              <table:table-cell office:value-type="float" office:value="3324">
                <text:p>332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49927099.41971">
                <text:p>1649927099.4197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49927108.13179">
                <text:p>1649927108.1317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649927117.34043">
                <text:p>1649927117.3404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649927126.05049">
                <text:p>1649927126.0504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649927135.26026">
                <text:p>1649927135.2602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649927144.47882">
                <text:p>1649927144.47882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649927153.69167">
                <text:p>1649927153.6916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49927162.40019">
                <text:p>1649927162.4001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649927171.09202">
                <text:p>1649927171.0920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649927179.81285">
                <text:p>1649927179.81285</text:p>
              </table:table-cell>
              <table:table-cell office:value-type="float" office:value="3325">
                <text:p>3325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649927189.02041">
                <text:p>1649927189.02041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649927197.73062">
                <text:p>1649927197.7306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649927206.94046">
                <text:p>1649927206.9404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649927216.17519">
                <text:p>1649927216.17519</text:p>
              </table:table-cell>
              <table:table-cell office:value-type="float" office:value="3325">
                <text:p>3325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649927225.37113">
                <text:p>1649927225.3711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649927234.07936">
                <text:p>1649927234.0793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649927243.28974">
                <text:p>1649927243.2897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649927251.99102">
                <text:p>1649927251.9910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649927261.21047">
                <text:p>1649927261.2104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649927269.91947">
                <text:p>1649927269.9194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49927279.12706">
                <text:p>1649927279.1270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649927287.84187">
                <text:p>1649927287.84187</text:p>
              </table:table-cell>
              <table:table-cell office:value-type="float" office:value="3325">
                <text:p>3325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649927296.54255">
                <text:p>1649927296.5425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649927305.76011">
                <text:p>1649927305.7601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649927314.97097">
                <text:p>1649927314.9709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649927323.68116">
                <text:p>1649927323.6811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649927332.89072">
                <text:p>1649927332.8907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649927341.60108">
                <text:p>1649927341.6010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649927350.81088">
                <text:p>1649927350.8108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49927359.52081">
                <text:p>1649927359.5208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649927368.73112">
                <text:p>1649927368.7311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649927377.44118">
                <text:p>1649927377.4411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649927386.65125">
                <text:p>1649927386.6512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649927395.36978">
                <text:p>1649927395.3697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649927404.57108">
                <text:p>1649927404.5710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649927413.28106">
                <text:p>1649927413.2810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649927422.49109">
                <text:p>1649927422.4910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649927431.2031">
                <text:p>1649927431.203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49927440.41091">
                <text:p>1649927440.4109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649927449.12263">
                <text:p>1649927449.1226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649927458.33184">
                <text:p>1649927458.3318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649927467.0429">
                <text:p>1649927467.0429</text:p>
              </table:table-cell>
              <table:table-cell office:value-type="float" office:value="3325">
                <text:p>3325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649927476.25087">
                <text:p>1649927476.2508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49927484.96185">
                <text:p>1649927484.9618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649927494.17177">
                <text:p>1649927494.17177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649927502.88064">
                <text:p>1649927502.8806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649927512.10014">
                <text:p>1649927512.1001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649927521.31138">
                <text:p>1649927521.3113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649927530.01186">
                <text:p>1649927530.0118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649927538.72184">
                <text:p>1649927538.72184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649927547.95528">
                <text:p>1649927547.9552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649927556.6428">
                <text:p>1649927556.642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649927565.85139">
                <text:p>1649927565.85139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649927574.56152">
                <text:p>1649927574.5615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649927583.77187">
                <text:p>1649927583.7718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649927592.48187">
                <text:p>1649927592.4818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649927601.69114">
                <text:p>1649927601.6911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649927610.40156">
                <text:p>1649927610.40156</text:p>
              </table:table-cell>
              <table:table-cell office:value-type="float" office:value="3326">
                <text:p>3326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649927619.61146">
                <text:p>1649927619.6114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649927628.32188">
                <text:p>1649927628.3218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649927637.5319">
                <text:p>1649927637.531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649927646.24171">
                <text:p>1649927646.2417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649927655.4515">
                <text:p>1649927655.451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649927664.16204">
                <text:p>1649927664.1620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649927673.3721">
                <text:p>1649927673.372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649927682.59202">
                <text:p>1649927682.5920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49927691.29282">
                <text:p>1649927691.2928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649927700.00237">
                <text:p>1649927700.0023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649927709.21309">
                <text:p>1649927709.21309</text:p>
              </table:table-cell>
              <table:table-cell office:value-type="float" office:value="3324">
                <text:p>332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649927717.91585">
                <text:p>1649927717.9158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649927727.1325">
                <text:p>1649927727.1325</text:p>
              </table:table-cell>
              <table:table-cell office:value-type="float" office:value="3324">
                <text:p>332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649927736.35247">
                <text:p>1649927736.3524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649927745.56361">
                <text:p>1649927745.5636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649927754.78231">
                <text:p>1649927754.7823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649927763.48524">
                <text:p>1649927763.4852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649927772.70284">
                <text:p>1649927772.70284</text:p>
              </table:table-cell>
              <table:table-cell office:value-type="float" office:value="3325">
                <text:p>3325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649927781.40539">
                <text:p>1649927781.4053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649927790.62242">
                <text:p>1649927790.6224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649927799.84327">
                <text:p>1649927799.8432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49927809.05341">
                <text:p>1649927809.0534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649927818.27386">
                <text:p>1649927818.27386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649927827.48554">
                <text:p>1649927827.4855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649927836.70292">
                <text:p>1649927836.7029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649927845.92388">
                <text:p>1649927845.9238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649927855.13397">
                <text:p>1649927855.1339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649927864.35376">
                <text:p>1649927864.3537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649927873.56611">
                <text:p>1649927873.5661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649927882.78326">
                <text:p>1649927882.78326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649927891.99371">
                <text:p>1649927891.9937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649927900.70409">
                <text:p>1649927900.7040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649927909.91403">
                <text:p>1649927909.9140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649927918.11293">
                <text:p>1649927918.1129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649927927.32397">
                <text:p>1649927927.3239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649927936.54349">
                <text:p>1649927936.5434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649927945.29842">
                <text:p>1649927945.29842</text:p>
              </table:table-cell>
              <table:table-cell office:value-type="float" office:value="3323">
                <text:p>3323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649927954.46302">
                <text:p>1649927954.4630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649927963.16304">
                <text:p>1649927963.1630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649927971.87411">
                <text:p>1649927971.87411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649927981.08441">
                <text:p>1649927981.0844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649927989.79358">
                <text:p>1649927989.7935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649927999.00357">
                <text:p>1649927999.0035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649928008.22398">
                <text:p>1649928008.2239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649928017.4339">
                <text:p>1649928017.433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649928026.14351">
                <text:p>1649928026.1435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649928035.34675">
                <text:p>1649928035.3467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649928044.06477">
                <text:p>1649928044.0647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649928052.7634">
                <text:p>1649928052.763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649928061.46618">
                <text:p>1649928061.4661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649928070.68413">
                <text:p>1649928070.6841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649928079.90495">
                <text:p>1649928079.90495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649928088.60926">
                <text:p>1649928088.60926</text:p>
              </table:table-cell>
              <table:table-cell office:value-type="float" office:value="3324">
                <text:p>332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649928097.31458">
                <text:p>1649928097.3145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649928106.52504">
                <text:p>1649928106.5250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649928115.74614">
                <text:p>1649928115.74614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649928124.44512">
                <text:p>1649928124.4451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649928133.15458">
                <text:p>1649928133.1545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649928142.3661">
                <text:p>1649928142.366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649928151.58574">
                <text:p>1649928151.5857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649928160.28545">
                <text:p>1649928160.2854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649928169.50592">
                <text:p>1649928169.5059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649928178.71623">
                <text:p>1649928178.71623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649928187.93487">
                <text:p>1649928187.9348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649928197.15421">
                <text:p>1649928197.15421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49928205.85395">
                <text:p>1649928205.8539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649928215.07639">
                <text:p>1649928215.0763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49928224.29096">
                <text:p>1649928224.2909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49928233.49758">
                <text:p>1649928233.4975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49928242.71779">
                <text:p>1649928242.7177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649928251.93468">
                <text:p>1649928251.9346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49928261.14473">
                <text:p>1649928261.1447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649928270.36733">
                <text:p>1649928270.3673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649928279.07099">
                <text:p>1649928279.0709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49928288.28449">
                <text:p>1649928288.2844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649928297.50797">
                <text:p>1649928297.5079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649928306.7154">
                <text:p>1649928306.715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649928315.93566">
                <text:p>1649928315.9356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649928325.14463">
                <text:p>1649928325.1446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649928333.85735">
                <text:p>1649928333.8573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649928342.55576">
                <text:p>1649928342.5557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649928351.77616">
                <text:p>1649928351.77616</text:p>
              </table:table-cell>
              <table:table-cell office:value-type="float" office:value="3323">
                <text:p>3323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649928360.47551">
                <text:p>1649928360.4755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649928369.69468">
                <text:p>1649928369.6946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649928378.90561">
                <text:p>1649928378.9056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649928387.61599">
                <text:p>1649928387.6159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649928396.82523">
                <text:p>1649928396.8252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649928405.53631">
                <text:p>1649928405.5363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649928414.74565">
                <text:p>1649928414.7456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649928423.45561">
                <text:p>1649928423.4556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649928432.66695">
                <text:p>1649928432.6669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649928441.37875">
                <text:p>1649928441.3787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649928450.07586">
                <text:p>1649928450.0758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649928458.78583">
                <text:p>1649928458.7858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649928467.99569">
                <text:p>1649928467.9956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649928476.70557">
                <text:p>1649928476.70557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649928485.91568">
                <text:p>1649928485.9156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649928494.62571">
                <text:p>1649928494.6257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649928503.83533">
                <text:p>1649928503.8353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649928513.05631">
                <text:p>1649928513.05631</text:p>
              </table:table-cell>
              <table:table-cell office:value-type="float" office:value="3325">
                <text:p>3325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649928522.26578">
                <text:p>1649928522.26578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649928530.9764">
                <text:p>1649928530.976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649928540.18555">
                <text:p>1649928540.18555</text:p>
              </table:table-cell>
              <table:table-cell office:value-type="float" office:value="3324">
                <text:p>332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649928548.89689">
                <text:p>1649928548.8968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649928557.59597">
                <text:p>1649928557.5959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649928566.81642">
                <text:p>1649928566.81642</text:p>
              </table:table-cell>
              <table:table-cell office:value-type="float" office:value="3323">
                <text:p>3323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649928576.02701">
                <text:p>1649928576.0270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649928584.73778">
                <text:p>1649928584.7377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649928593.93928">
                <text:p>1649928593.9392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649928603.16891">
                <text:p>1649928603.1689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649928611.90644">
                <text:p>1649928611.9064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649928621.07098">
                <text:p>1649928621.07098</text:p>
              </table:table-cell>
              <table:table-cell office:value-type="float" office:value="3323">
                <text:p>3323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649928629.89378">
                <text:p>1649928629.8937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649928638.49877">
                <text:p>1649928638.4987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649928646.68665">
                <text:p>1649928646.6866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649928655.8961">
                <text:p>1649928655.896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649928664.09828">
                <text:p>1649928664.0982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49928673.30705">
                <text:p>1649928673.3070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649928682.01849">
                <text:p>1649928682.01849</text:p>
              </table:table-cell>
              <table:table-cell office:value-type="float" office:value="3324">
                <text:p>332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49928690.71664">
                <text:p>1649928690.7166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49928699.41677">
                <text:p>1649928699.41677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49928708.12707">
                <text:p>1649928708.12707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49928716.82784">
                <text:p>1649928716.8278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49928726.04722">
                <text:p>1649928726.0472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649928734.23695">
                <text:p>1649928734.2369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649928742.92943">
                <text:p>1649928742.92943</text:p>
              </table:table-cell>
              <table:table-cell office:value-type="float" office:value="3324">
                <text:p>332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649928751.64694">
                <text:p>1649928751.6469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49928760.34914">
                <text:p>1649928760.3491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49928769.05763">
                <text:p>1649928769.0576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649928778.27221">
                <text:p>1649928778.2722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649928786.98101">
                <text:p>1649928786.9810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649928796.18678">
                <text:p>1649928796.1867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649928804.90191">
                <text:p>1649928804.9019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649928814.10712">
                <text:p>1649928814.10712</text:p>
              </table:table-cell>
              <table:table-cell office:value-type="float" office:value="3325">
                <text:p>3325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49928823.32816">
                <text:p>1649928823.32816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649928832.53769">
                <text:p>1649928832.5376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49928841.24745">
                <text:p>1649928841.24745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649928850.4576">
                <text:p>1649928850.457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649928859.16708">
                <text:p>1649928859.1670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649928867.86724">
                <text:p>1649928867.8672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649928876.57892">
                <text:p>1649928876.5789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649928885.78691">
                <text:p>1649928885.7869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649928894.49747">
                <text:p>1649928894.4974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49928903.7097">
                <text:p>1649928903.709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49928912.41721">
                <text:p>1649928912.4172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49928921.6284">
                <text:p>1649928921.6284</text:p>
              </table:table-cell>
              <table:table-cell office:value-type="float" office:value="3323">
                <text:p>3323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49928930.33864">
                <text:p>1649928930.33864</text:p>
              </table:table-cell>
              <table:table-cell office:value-type="float" office:value="3323">
                <text:p>3323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49928939.54408">
                <text:p>1649928939.5440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49928948.7681">
                <text:p>1649928948.768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49928957.99454">
                <text:p>1649928957.99454</text:p>
              </table:table-cell>
              <table:table-cell office:value-type="float" office:value="3323">
                <text:p>3323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49928966.68799">
                <text:p>1649928966.6879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49928975.89813">
                <text:p>1649928975.8981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49928984.60817">
                <text:p>1649928984.6081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49928993.81768">
                <text:p>1649928993.8176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49929003.03749">
                <text:p>1649929003.0374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49929012.29545">
                <text:p>1649929012.2954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49929020.96477">
                <text:p>1649929020.9647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49929029.14945">
                <text:p>1649929029.14945</text:p>
              </table:table-cell>
              <table:table-cell office:value-type="float" office:value="3324">
                <text:p>332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49929037.8507">
                <text:p>1649929037.850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49929046.55778">
                <text:p>1649929046.5577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49929055.25841">
                <text:p>1649929055.2584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49929063.96926">
                <text:p>1649929063.9692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49929073.17837">
                <text:p>1649929073.1783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49929081.8883">
                <text:p>1649929081.888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49929091.09869">
                <text:p>1649929091.09869</text:p>
              </table:table-cell>
              <table:table-cell office:value-type="float" office:value="3323">
                <text:p>3323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649929100.31816">
                <text:p>1649929100.3181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49929109.52847">
                <text:p>1649929109.5284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49929118.23836">
                <text:p>1649929118.2383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49929126.93855">
                <text:p>1649929126.9385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49929136.16707">
                <text:p>1649929136.1670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49929144.85819">
                <text:p>1649929144.85819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49929154.07902">
                <text:p>1649929154.07902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49929162.77925">
                <text:p>1649929162.7792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49929171.9994">
                <text:p>1649929171.999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49929181.20955">
                <text:p>1649929181.20955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49929189.9189">
                <text:p>1649929189.918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49929199.16744">
                <text:p>1649929199.1674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49929207.83913">
                <text:p>1649929207.8391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49929216.53962">
                <text:p>1649929216.53962</text:p>
              </table:table-cell>
              <table:table-cell office:value-type="float" office:value="3324">
                <text:p>332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49929225.24962">
                <text:p>1649929225.2496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49929234.46118">
                <text:p>1649929234.46118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49929243.68087">
                <text:p>1649929243.6808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49929252.88941">
                <text:p>1649929252.8894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49929261.59971">
                <text:p>1649929261.5997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49929270.81038">
                <text:p>1649929270.8103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49929279.51888">
                <text:p>1649929279.5188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49929288.73016">
                <text:p>1649929288.73016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9929297.44009">
                <text:p>1649929297.4400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9929306.64927">
                <text:p>1649929306.6492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9929315.37737">
                <text:p>1649929315.3773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9929324.57001">
                <text:p>1649929324.5700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49929333.29509">
                <text:p>1649929333.2950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49929342.48988">
                <text:p>1649929342.4898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49929351.19978">
                <text:p>1649929351.1997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49929359.89926">
                <text:p>1649929359.8992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49929369.12052">
                <text:p>1649929369.1205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49929378.33014">
                <text:p>1649929378.33014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49929387.04022">
                <text:p>1649929387.0402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49929396.24941">
                <text:p>1649929396.2494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49929405.46978">
                <text:p>1649929405.4697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49929414.69211">
                <text:p>1649929414.69211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49929423.39023">
                <text:p>1649929423.3902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49929432.60245">
                <text:p>1649929432.6024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49929441.30995">
                <text:p>1649929441.3099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49929450.01077">
                <text:p>1649929450.0107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49929458.72139">
                <text:p>1649929458.7213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49929467.93075">
                <text:p>1649929467.93075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49929477.19816">
                <text:p>1649929477.1981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49929485.85105">
                <text:p>1649929485.8510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49929494.56165">
                <text:p>1649929494.5616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49929503.77073">
                <text:p>1649929503.77073</text:p>
              </table:table-cell>
              <table:table-cell office:value-type="float" office:value="3323">
                <text:p>3323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49929512.99125">
                <text:p>1649929512.99125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49929521.69321">
                <text:p>1649929521.6932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49929530.91075">
                <text:p>1649929530.9107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49929540.12529">
                <text:p>1649929540.12529</text:p>
              </table:table-cell>
              <table:table-cell office:value-type="float" office:value="3324">
                <text:p>332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49929549.34034">
                <text:p>1649929549.3403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49929558.56056">
                <text:p>1649929558.5605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649929567.77223">
                <text:p>1649929567.77223</text:p>
              </table:table-cell>
              <table:table-cell office:value-type="float" office:value="3324">
                <text:p>332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649929577.00566">
                <text:p>1649929577.0056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649929586.2002">
                <text:p>1649929586.200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649929595.42036">
                <text:p>1649929595.4203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649929604.12086">
                <text:p>1649929604.12086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649929612.83136">
                <text:p>1649929612.8313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49929621.53734">
                <text:p>1649929621.5373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649929630.75072">
                <text:p>1649929630.7507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649929639.96584">
                <text:p>1649929639.9658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649929649.17746">
                <text:p>1649929649.1774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649929658.40142">
                <text:p>1649929658.4014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649929667.6655">
                <text:p>1649929667.665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649929676.83129">
                <text:p>1649929676.8312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649929686.04713">
                <text:p>1649929686.0471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649929695.26336">
                <text:p>1649929695.2633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649929704.48168">
                <text:p>1649929704.48168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649929713.698">
                <text:p>1649929713.698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649929722.91761">
                <text:p>1649929722.9176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649929732.12186">
                <text:p>1649929732.1218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649929740.8318">
                <text:p>1649929740.8318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649929750.05274">
                <text:p>1649929750.0527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649929759.2646">
                <text:p>1649929759.264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649929767.96177">
                <text:p>1649929767.9617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649929776.67214">
                <text:p>1649929776.6721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649929785.88206">
                <text:p>1649929785.8820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649929794.59239">
                <text:p>1649929794.5923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649929803.80053">
                <text:p>1649929803.8005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649929812.51309">
                <text:p>1649929812.5130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649929821.72208">
                <text:p>1649929821.72208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649929831.96215">
                <text:p>1649929831.9621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649929840.6726">
                <text:p>1649929840.672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649929849.88216">
                <text:p>1649929849.88216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649929859.10659">
                <text:p>1649929859.10659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649929867.80163">
                <text:p>1649929867.8016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649929876.51211">
                <text:p>1649929876.5121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649929885.72299">
                <text:p>1649929885.72299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649929894.9454">
                <text:p>1649929894.945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649929903.64246">
                <text:p>1649929903.6424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649929912.35402">
                <text:p>1649929912.3540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649929921.56326">
                <text:p>1649929921.5632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649929930.78271">
                <text:p>1649929930.7827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649929939.47435">
                <text:p>1649929939.47435</text:p>
              </table:table-cell>
              <table:table-cell office:value-type="float" office:value="3323">
                <text:p>3323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649929948.70181">
                <text:p>1649929948.7018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649929957.91536">
                <text:p>1649929957.9153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649929967.13231">
                <text:p>1649929967.1323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649929976.35419">
                <text:p>1649929976.3541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649929985.5668">
                <text:p>1649929985.566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649929994.78285">
                <text:p>1649929994.7828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649930003.99666">
                <text:p>1649930003.9966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649930012.70194">
                <text:p>1649930012.7019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649930021.4041">
                <text:p>1649930021.404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649930030.62273">
                <text:p>1649930030.62273</text:p>
              </table:table-cell>
              <table:table-cell office:value-type="float" office:value="3323">
                <text:p>3323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649930039.83614">
                <text:p>1649930039.8361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649930049.05413">
                <text:p>1649930049.05413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649930058.27569">
                <text:p>1649930058.2756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649930067.48605">
                <text:p>1649930067.4860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649930076.70356">
                <text:p>1649930076.7035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649930085.9183">
                <text:p>1649930085.9183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649930094.6225">
                <text:p>1649930094.6225</text:p>
              </table:table-cell>
              <table:table-cell office:value-type="float" office:value="3324">
                <text:p>332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649930103.83269">
                <text:p>1649930103.8326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649930113.05418">
                <text:p>1649930113.0541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649930121.75237">
                <text:p>1649930121.7523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649930131.03288">
                <text:p>1649930131.03288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649930140.19346">
                <text:p>1649930140.1934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649930149.40636">
                <text:p>1649930149.40636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649930158.62244">
                <text:p>1649930158.6224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649930167.83832">
                <text:p>1649930167.8383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649930177.05464">
                <text:p>1649930177.0546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649930186.27338">
                <text:p>1649930186.2733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649930195.46903">
                <text:p>1649930195.4690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649930204.1944">
                <text:p>1649930204.194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649930213.40759">
                <text:p>1649930213.4075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649930222.62391">
                <text:p>1649930222.6239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649930231.83299">
                <text:p>1649930231.8329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649930241.05476">
                <text:p>1649930241.0547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649930250.27301">
                <text:p>1649930250.2730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649930259.4735">
                <text:p>1649930259.473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649930268.7056">
                <text:p>1649930268.7056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649930277.91326">
                <text:p>1649930277.9132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649930287.13696">
                <text:p>1649930287.1369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649930296.34274">
                <text:p>1649930296.3427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649930305.08098">
                <text:p>1649930305.0809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649930314.2638">
                <text:p>1649930314.263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649930322.979">
                <text:p>1649930322.97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649930331.74049">
                <text:p>1649930331.7404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649930340.89882">
                <text:p>1649930340.89882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649930350.11115">
                <text:p>1649930350.1111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649930359.32332">
                <text:p>1649930359.3233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649930368.02535">
                <text:p>1649930368.0253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649930376.73647">
                <text:p>1649930376.7364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649930385.43321">
                <text:p>1649930385.4332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649930394.65368">
                <text:p>1649930394.65368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649930403.35372">
                <text:p>1649930403.3537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649930412.58803">
                <text:p>1649930412.5880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649930421.78668">
                <text:p>1649930421.7866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649930431.01246">
                <text:p>1649930431.01246</text:p>
              </table:table-cell>
              <table:table-cell office:value-type="float" office:value="3326">
                <text:p>3326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649930440.22658">
                <text:p>1649930440.2265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649930449.44188">
                <text:p>1649930449.4418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649930458.71935">
                <text:p>1649930458.71935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649930467.86742">
                <text:p>1649930467.8674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649930476.57896">
                <text:p>1649930476.5789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649930485.78394">
                <text:p>1649930485.7839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649930494.49952">
                <text:p>1649930494.4995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649930503.1941">
                <text:p>1649930503.194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649930511.90775">
                <text:p>1649930511.9077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649930521.11349">
                <text:p>1649930521.1134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649930529.82729">
                <text:p>1649930529.8272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649930539.03371">
                <text:p>1649930539.0337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649930547.74826">
                <text:p>1649930547.7482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649930556.95495">
                <text:p>1649930556.9549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649930565.66936">
                <text:p>1649930565.66936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649930574.87398">
                <text:p>1649930574.8739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649930584.10095">
                <text:p>1649930584.1009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649930592.7941">
                <text:p>1649930592.794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649930601.50971">
                <text:p>1649930601.5097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649930610.71539">
                <text:p>1649930610.7153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649930619.45623">
                <text:p>1649930619.4562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649930628.63404">
                <text:p>1649930628.6340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649930637.3435">
                <text:p>1649930637.343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649930646.55351">
                <text:p>1649930646.5535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649930655.77431">
                <text:p>1649930655.77431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649930664.98451">
                <text:p>1649930664.9845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649930673.69415">
                <text:p>1649930673.6941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649930682.89459">
                <text:p>1649930682.8945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649930691.61359">
                <text:p>1649930691.6135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649930700.82366">
                <text:p>1649930700.8236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649930709.53393">
                <text:p>1649930709.53393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649930718.23464">
                <text:p>1649930718.2346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649930727.45443">
                <text:p>1649930727.4544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649930736.66461">
                <text:p>1649930736.6646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649930745.37506">
                <text:p>1649930745.3750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649930754.58466">
                <text:p>1649930754.5846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649930763.2951">
                <text:p>1649930763.295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649930772.50443">
                <text:p>1649930772.5044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649930781.21452">
                <text:p>1649930781.21452</text:p>
              </table:table-cell>
              <table:table-cell office:value-type="float" office:value="3325">
                <text:p>3325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649930790.42386">
                <text:p>1649930790.42386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649930799.13654">
                <text:p>1649930799.1365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649930808.34434">
                <text:p>1649930808.3443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649930817.05559">
                <text:p>1649930817.0555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649930826.26514">
                <text:p>1649930826.2651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649930834.97572">
                <text:p>1649930834.9757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649930844.18449">
                <text:p>1649930844.1844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649930852.89522">
                <text:p>1649930852.8952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649930862.10447">
                <text:p>1649930862.1044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649930870.81592">
                <text:p>1649930870.81592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649930880.02857">
                <text:p>1649930880.02857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649930889.24507">
                <text:p>1649930889.2450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649930897.9448">
                <text:p>1649930897.944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649930906.65411">
                <text:p>1649930906.6541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649930915.86672">
                <text:p>1649930915.8667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649930924.57483">
                <text:p>1649930924.5748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649930933.80789">
                <text:p>1649930933.8078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649930942.49581">
                <text:p>1649930942.4958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649930951.70603">
                <text:p>1649930951.7060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649930960.48654">
                <text:p>1649930960.4865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649930969.6264">
                <text:p>1649930969.6264</text:p>
              </table:table-cell>
              <table:table-cell office:value-type="float" office:value="3324">
                <text:p>332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649930978.84941">
                <text:p>1649930978.8494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649930988.05974">
                <text:p>1649930988.0597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649930997.27471">
                <text:p>1649930997.2747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649931006.49548">
                <text:p>1649931006.4954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649931015.70627">
                <text:p>1649931015.7062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649931024.93347">
                <text:p>1649931024.9334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649931034.14008">
                <text:p>1649931034.1400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649931042.84786">
                <text:p>1649931042.8478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649931052.0549">
                <text:p>1649931052.054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649931060.76653">
                <text:p>1649931060.76653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649931069.97604">
                <text:p>1649931069.9760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649931078.68579">
                <text:p>1649931078.6857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649931087.89506">
                <text:p>1649931087.89506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649931096.60575">
                <text:p>1649931096.6057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649931105.81573">
                <text:p>1649931105.8157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649931114.52575">
                <text:p>1649931114.52575</text:p>
              </table:table-cell>
              <table:table-cell office:value-type="float" office:value="3325">
                <text:p>3325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649931123.73619">
                <text:p>1649931123.7361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649931132.44637">
                <text:p>1649931132.4463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649931141.65654">
                <text:p>1649931141.6565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649931150.37198">
                <text:p>1649931150.3719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649931159.57478">
                <text:p>1649931159.5747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649931168.28651">
                <text:p>1649931168.2865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649931177.49564">
                <text:p>1649931177.4956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649931186.20691">
                <text:p>1649931186.2069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649931194.9075">
                <text:p>1649931194.907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649931204.12596">
                <text:p>1649931204.1259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649931212.82756">
                <text:p>1649931212.8275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649931221.53571">
                <text:p>1649931221.5357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649931230.74971">
                <text:p>1649931230.7497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649931239.45594">
                <text:p>1649931239.4559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649931248.66763">
                <text:p>1649931248.6676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649931257.88629">
                <text:p>1649931257.8862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649931267.10447">
                <text:p>1649931267.1044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649931275.80832">
                <text:p>1649931275.8083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649931285.10122">
                <text:p>1649931285.1012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649931293.72742">
                <text:p>1649931293.7274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649931301.91601">
                <text:p>1649931301.9160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649931311.13715">
                <text:p>1649931311.1371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649931320.34749">
                <text:p>1649931320.3474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649931329.54799">
                <text:p>1649931329.5479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649931338.77624">
                <text:p>1649931338.7762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649931348.00153">
                <text:p>1649931348.0015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649931357.22205">
                <text:p>1649931357.2220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649931366.42946">
                <text:p>1649931366.4294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649931375.64955">
                <text:p>1649931375.6495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649931384.86005">
                <text:p>1649931384.8600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649931394.07541">
                <text:p>1649931394.0754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649931403.29869">
                <text:p>1649931403.2986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649931412.50609">
                <text:p>1649931412.50609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649931421.732">
                <text:p>1649931421.73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649931430.93596">
                <text:p>1649931430.9359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649931440.15741">
                <text:p>1649931440.15741</text:p>
              </table:table-cell>
              <table:table-cell office:value-type="float" office:value="3324">
                <text:p>332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649931449.38161">
                <text:p>1649931449.3816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649931458.5866">
                <text:p>1649931458.5866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649931467.806">
                <text:p>1649931467.80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649931477.02251">
                <text:p>1649931477.02251</text:p>
              </table:table-cell>
              <table:table-cell office:value-type="float" office:value="3323">
                <text:p>3323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649931486.23949">
                <text:p>1649931486.2394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649931495.44951">
                <text:p>1649931495.4495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649931503.64681">
                <text:p>1649931503.6468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649931512.86086">
                <text:p>1649931512.8608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649931522.07591">
                <text:p>1649931522.0759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649931531.28632">
                <text:p>1649931531.2863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649931540.00015">
                <text:p>1649931540.0001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649931549.29733">
                <text:p>1649931549.2973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649931558.42669">
                <text:p>1649931558.4266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649931567.12638">
                <text:p>1649931567.1263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649931575.83747">
                <text:p>1649931575.83747</text:p>
              </table:table-cell>
              <table:table-cell office:value-type="float" office:value="3325">
                <text:p>3325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649931585.04667">
                <text:p>1649931585.04667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649931593.75956">
                <text:p>1649931593.75956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649931602.96686">
                <text:p>1649931602.9668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649931612.18686">
                <text:p>1649931612.1868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649931620.88687">
                <text:p>1649931620.8868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649931629.59888">
                <text:p>1649931629.5988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649931638.80768">
                <text:p>1649931638.80768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649931647.51902">
                <text:p>1649931647.5190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649931656.72641">
                <text:p>1649931656.7264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649931665.43668">
                <text:p>1649931665.4366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649931674.64685">
                <text:p>1649931674.6468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649931683.86867">
                <text:p>1649931683.8686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649931692.56705">
                <text:p>1649931692.5670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649931701.27752">
                <text:p>1649931701.2775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649931709.97682">
                <text:p>1649931709.97682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649931718.68812">
                <text:p>1649931718.6881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649931727.8964">
                <text:p>1649931727.8964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649931736.60917">
                <text:p>1649931736.6091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649931745.81709">
                <text:p>1649931745.81709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649931754.52718">
                <text:p>1649931754.52718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649931763.73781">
                <text:p>1649931763.7378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649931772.96185">
                <text:p>1649931772.96185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649931782.16811">
                <text:p>1649931782.16811</text:p>
              </table:table-cell>
              <table:table-cell office:value-type="float" office:value="3324">
                <text:p>332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649931790.8784">
                <text:p>1649931790.8784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649931799.57842">
                <text:p>1649931799.5784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649931808.29113">
                <text:p>1649931808.2911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649931817.49673">
                <text:p>1649931817.4967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649931826.20763">
                <text:p>1649931826.2076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649931835.41756">
                <text:p>1649931835.4175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649931844.64077">
                <text:p>1649931844.6407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649931853.33762">
                <text:p>1649931853.3376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649931862.04888">
                <text:p>1649931862.0488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649931871.2581">
                <text:p>1649931871.2581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649931879.96809">
                <text:p>1649931879.9680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649931889.17724">
                <text:p>1649931889.1772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649931898.39738">
                <text:p>1649931898.3973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649931907.607">
                <text:p>1649931907.60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649931916.31716">
                <text:p>1649931916.3171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649931925.57633">
                <text:p>1649931925.5763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649931934.23813">
                <text:p>1649931934.23813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649931943.44793">
                <text:p>1649931943.4479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649931952.15787">
                <text:p>1649931952.1578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649931961.3676">
                <text:p>1649931961.367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649931970.0782">
                <text:p>1649931970.078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649931979.29017">
                <text:p>1649931979.2901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649931987.99786">
                <text:p>1649931987.9978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649931996.69888">
                <text:p>1649931996.6988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649932005.91964">
                <text:p>1649932005.9196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649932015.12835">
                <text:p>1649932015.1283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649932023.83779">
                <text:p>1649932023.83779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649932033.04844">
                <text:p>1649932033.04844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649932041.75784">
                <text:p>1649932041.7578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649932050.96814">
                <text:p>1649932050.96814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649932059.6784">
                <text:p>1649932059.678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649932068.88809">
                <text:p>1649932068.8880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649932077.60041">
                <text:p>1649932077.6004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649932086.80849">
                <text:p>1649932086.8084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649932095.50976">
                <text:p>1649932095.5097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649932104.73068">
                <text:p>1649932104.7306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649932113.43855">
                <text:p>1649932113.4385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649932122.65029">
                <text:p>1649932122.6502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649932131.86839">
                <text:p>1649932131.8683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649932141.07978">
                <text:p>1649932141.0797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649932149.78854">
                <text:p>1649932149.7885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649932158.99804">
                <text:p>1649932158.9980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649932168.21874">
                <text:p>1649932168.2187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649932177.43821">
                <text:p>1649932177.4382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649932186.13914">
                <text:p>1649932186.1391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649932194.83968">
                <text:p>1649932194.8396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649932203.54822">
                <text:p>1649932203.5482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649932212.24852">
                <text:p>1649932212.2485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649932220.95841">
                <text:p>1649932220.9584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649932230.16843">
                <text:p>1649932230.1684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649932238.87869">
                <text:p>1649932238.8786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649932248.08932">
                <text:p>1649932248.0893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649932257.30808">
                <text:p>1649932257.3080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649932266.00976">
                <text:p>1649932266.0097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649932274.71872">
                <text:p>1649932274.7187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649932283.92939">
                <text:p>1649932283.92939</text:p>
              </table:table-cell>
              <table:table-cell office:value-type="float" office:value="3324">
                <text:p>332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649932292.63932">
                <text:p>1649932292.6393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649932301.95064">
                <text:p>1649932301.95064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649932310.55952">
                <text:p>1649932310.5595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649932319.76856">
                <text:p>1649932319.7685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649932328.47777">
                <text:p>1649932328.4777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649932337.68968">
                <text:p>1649932337.6896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649932346.39968">
                <text:p>1649932346.3996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649932355.61019">
                <text:p>1649932355.6101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649932364.31884">
                <text:p>1649932364.3188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649932373.52914">
                <text:p>1649932373.52914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649932382.74875">
                <text:p>1649932382.7487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649932391.9629">
                <text:p>1649932391.962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649932401.1798">
                <text:p>1649932401.179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649932410.39941">
                <text:p>1649932410.3994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649932419.60945">
                <text:p>1649932419.6094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649932428.83036">
                <text:p>1649932428.8303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649932438.04378">
                <text:p>1649932438.0437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649932447.25964">
                <text:p>1649932447.2596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649932456.48022">
                <text:p>1649932456.4802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649932465.70028">
                <text:p>1649932465.7002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649932474.90966">
                <text:p>1649932474.9096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649932484.11883">
                <text:p>1649932484.1188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649932492.8303">
                <text:p>1649932492.830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649932502.04564">
                <text:p>1649932502.0456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649932511.26085">
                <text:p>1649932511.2608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649932520.48066">
                <text:p>1649932520.48066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649932529.69262">
                <text:p>1649932529.6926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649932538.39952">
                <text:p>1649932538.3995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649932547.71624">
                <text:p>1649932547.7162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649932556.83113">
                <text:p>1649932556.8311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649932566.04643">
                <text:p>1649932566.0464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649932575.26137">
                <text:p>1649932575.2613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649932584.47975">
                <text:p>1649932584.4797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649932593.69436">
                <text:p>1649932593.69436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649932602.9004">
                <text:p>1649932602.900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649932612.17065">
                <text:p>1649932612.1706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649932620.83083">
                <text:p>1649932620.8308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649932630.03991">
                <text:p>1649932630.0399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649932639.26281">
                <text:p>1649932639.2628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649932648.46965">
                <text:p>1649932648.46965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649932657.18382">
                <text:p>1649932657.1838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649932666.38984">
                <text:p>1649932666.38984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649932675.10418">
                <text:p>1649932675.1041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649932684.3101">
                <text:p>1649932684.310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649932693.02563">
                <text:p>1649932693.0256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649932701.72031">
                <text:p>1649932701.72031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649932710.43062">
                <text:p>1649932710.4306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649932719.64122">
                <text:p>1649932719.6412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649932728.86197">
                <text:p>1649932728.8619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649932737.5611">
                <text:p>1649932737.5611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649932746.78332">
                <text:p>1649932746.7833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649932755.47205">
                <text:p>1649932755.4720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649932764.19116">
                <text:p>1649932764.1911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649932773.40056">
                <text:p>1649932773.4005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649932782.11166">
                <text:p>1649932782.1116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649932791.32068">
                <text:p>1649932791.3206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649932800.52977">
                <text:p>1649932800.5297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649932809.86462">
                <text:p>1649932809.8646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649932818.46738">
                <text:p>1649932818.4673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649932827.16052">
                <text:p>1649932827.1605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649932835.87248">
                <text:p>1649932835.8724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649932845.08085">
                <text:p>1649932845.0808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649932853.7928">
                <text:p>1649932853.792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649932863.00082">
                <text:p>1649932863.0008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649932871.7137">
                <text:p>1649932871.713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649932880.92047">
                <text:p>1649932880.9204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649932889.63189">
                <text:p>1649932889.6318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649932898.84155">
                <text:p>1649932898.84155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649932908.0606">
                <text:p>1649932908.0606</text:p>
              </table:table-cell>
              <table:table-cell office:value-type="float" office:value="3324">
                <text:p>332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649932917.27172">
                <text:p>1649932917.2717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649932926.5054">
                <text:p>1649932926.505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649932935.19185">
                <text:p>1649932935.1918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649932944.41937">
                <text:p>1649932944.41937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649932953.63097">
                <text:p>1649932953.63097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649932962.84234">
                <text:p>1649932962.8423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649932972.06167">
                <text:p>1649932972.0616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649932981.27088">
                <text:p>1649932981.2708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649932989.98149">
                <text:p>1649932989.9814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649932999.19164">
                <text:p>1649932999.1916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649933007.90034">
                <text:p>1649933007.90034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649933017.11322">
                <text:p>1649933017.1132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649933025.82046">
                <text:p>1649933025.8204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649933035.03073">
                <text:p>1649933035.0307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649933043.74209">
                <text:p>1649933043.7420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649933052.9511">
                <text:p>1649933052.9511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649933061.66064">
                <text:p>1649933061.6606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649933070.87138">
                <text:p>1649933070.8713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649933079.58175">
                <text:p>1649933079.5817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649933088.79112">
                <text:p>1649933088.79112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649933097.50209">
                <text:p>1649933097.5020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649933106.71139">
                <text:p>1649933106.7113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649933115.42158">
                <text:p>1649933115.4215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649933124.63154">
                <text:p>1649933124.6315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649933133.34225">
                <text:p>1649933133.3422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649933142.65518">
                <text:p>1649933142.6551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649933151.26236">
                <text:p>1649933151.26236</text:p>
              </table:table-cell>
              <table:table-cell office:value-type="float" office:value="3323">
                <text:p>3323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649933160.47293">
                <text:p>1649933160.4729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649933169.18201">
                <text:p>1649933169.1820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649933178.39334">
                <text:p>1649933178.3933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649933187.10206">
                <text:p>1649933187.1020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649933196.3115">
                <text:p>1649933196.311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649933205.53364">
                <text:p>1649933205.5336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649933214.235">
                <text:p>1649933214.23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649933222.94377">
                <text:p>1649933222.9437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649933232.15154">
                <text:p>1649933232.15154</text:p>
              </table:table-cell>
              <table:table-cell office:value-type="float" office:value="3323">
                <text:p>3323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649933240.86323">
                <text:p>1649933240.8632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649933250.07189">
                <text:p>1649933250.0718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649933259.29189">
                <text:p>1649933259.29189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649933268.50216">
                <text:p>1649933268.5021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649933277.21188">
                <text:p>1649933277.2118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649933286.42235">
                <text:p>1649933286.4223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649933295.13283">
                <text:p>1649933295.1328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649933303.83268">
                <text:p>1649933303.8326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649933312.54274">
                <text:p>1649933312.54274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649933321.75178">
                <text:p>1649933321.7517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649933330.97369">
                <text:p>1649933330.9736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649933339.69262">
                <text:p>1649933339.69262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649933348.38139">
                <text:p>1649933348.3813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649933357.5918">
                <text:p>1649933357.591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649933366.81434">
                <text:p>1649933366.8143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649933375.51195">
                <text:p>1649933375.5119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649933384.22262">
                <text:p>1649933384.2226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649933393.43203">
                <text:p>1649933393.4320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649933402.65198">
                <text:p>1649933402.6519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649933411.35419">
                <text:p>1649933411.3541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649933420.06421">
                <text:p>1649933420.0642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649933429.27195">
                <text:p>1649933429.2719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649933437.98343">
                <text:p>1649933437.9834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649933447.70442">
                <text:p>1649933447.7044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649933456.41245">
                <text:p>1649933456.4124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649933465.1147">
                <text:p>1649933465.114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649933474.33245">
                <text:p>1649933474.33245</text:p>
              </table:table-cell>
              <table:table-cell office:value-type="float" office:value="3323">
                <text:p>3323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649933483.54224">
                <text:p>1649933483.54224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649933492.25251">
                <text:p>1649933492.2525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649933501.4617">
                <text:p>1649933501.461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649933510.68344">
                <text:p>1649933510.68344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649933519.38231">
                <text:p>1649933519.3823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649933528.09307">
                <text:p>1649933528.0930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649933537.30285">
                <text:p>1649933537.3028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649933546.01552">
                <text:p>1649933546.01552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649933555.2227">
                <text:p>1649933555.222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649933563.93285">
                <text:p>1649933563.9328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649933573.14327">
                <text:p>1649933573.1432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649933581.85248">
                <text:p>1649933581.8524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649933591.0629">
                <text:p>1649933591.0629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649933599.7742">
                <text:p>1649933599.774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649933608.98259">
                <text:p>1649933608.9825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649933617.69284">
                <text:p>1649933617.69284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649933626.90253">
                <text:p>1649933626.90253</text:p>
              </table:table-cell>
              <table:table-cell office:value-type="float" office:value="3323">
                <text:p>3323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649933635.61266">
                <text:p>1649933635.6126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649933644.82301">
                <text:p>1649933644.8230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649933653.53291">
                <text:p>1649933653.5329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649933662.7431">
                <text:p>1649933662.743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649933671.45381">
                <text:p>1649933671.4538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649933680.68986">
                <text:p>1649933680.6898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649933689.37349">
                <text:p>1649933689.3734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649933698.58365">
                <text:p>1649933698.5836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649933707.80299">
                <text:p>1649933707.8029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649933716.50399">
                <text:p>1649933716.50399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649933725.21421">
                <text:p>1649933725.2142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649933734.42795">
                <text:p>1649933734.4279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649933743.64298">
                <text:p>1649933743.6429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649933752.86372">
                <text:p>1649933752.86372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649933762.07305">
                <text:p>1649933762.07305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649933771.29467">
                <text:p>1649933771.29467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649933780.50616">
                <text:p>1649933780.5061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649933789.72328">
                <text:p>1649933789.7232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649933798.93714">
                <text:p>1649933798.9371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649933808.154">
                <text:p>1649933808.15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649933817.37372">
                <text:p>1649933817.37372</text:p>
              </table:table-cell>
              <table:table-cell office:value-type="float" office:value="3323">
                <text:p>3323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649933826.58317">
                <text:p>1649933826.5831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649933835.80271">
                <text:p>1649933835.8027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649933845.01606">
                <text:p>1649933845.0160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649933853.72052">
                <text:p>1649933853.7205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649933862.93294">
                <text:p>1649933862.9329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649933872.15659">
                <text:p>1649933872.1565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649933880.85363">
                <text:p>1649933880.8536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649933890.07357">
                <text:p>1649933890.0735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649933898.77427">
                <text:p>1649933898.7742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649933907.48502">
                <text:p>1649933907.4850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649933916.6943">
                <text:p>1649933916.694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649933925.40439">
                <text:p>1649933925.4043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649933934.61385">
                <text:p>1649933934.61385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649933943.83432">
                <text:p>1649933943.8343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649933952.53394">
                <text:p>1649933952.5339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649933961.24545">
                <text:p>1649933961.2454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649933970.45405">
                <text:p>1649933970.4540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649933979.16671">
                <text:p>1649933979.16671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649933988.37449">
                <text:p>1649933988.3744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649933997.09279">
                <text:p>1649933997.0927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649934006.29378">
                <text:p>1649934006.2937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649934015.0038">
                <text:p>1649934015.003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649934024.21407">
                <text:p>1649934024.2140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649934032.92386">
                <text:p>1649934032.92386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649934041.62446">
                <text:p>1649934041.62446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649934050.3353">
                <text:p>1649934050.3353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649934059.5434">
                <text:p>1649934059.543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649934068.25584">
                <text:p>1649934068.2558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649934077.46427">
                <text:p>1649934077.4642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649934086.17681">
                <text:p>1649934086.1768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649934095.39387">
                <text:p>1649934095.3938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649934104.09734">
                <text:p>1649934104.0973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649934113.30612">
                <text:p>1649934113.3061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649934122.52526">
                <text:p>1649934122.52526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649934131.73459">
                <text:p>1649934131.7345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649934140.45093">
                <text:p>1649934140.4509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649934149.65713">
                <text:p>1649934149.6571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649934158.36593">
                <text:p>1649934158.3659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649934167.06493">
                <text:p>1649934167.0649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649934175.77502">
                <text:p>1649934175.7750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649934184.4784">
                <text:p>1649934184.478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649934193.69536">
                <text:p>1649934193.6953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649934202.90411">
                <text:p>1649934202.90411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649934211.61422">
                <text:p>1649934211.61422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649934220.82536">
                <text:p>1649934220.8253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649934230.04721">
                <text:p>1649934230.0472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649934239.25691">
                <text:p>1649934239.25691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649934248.47522">
                <text:p>1649934248.4752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649934257.69577">
                <text:p>1649934257.6957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649934266.90682">
                <text:p>1649934266.9068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649934276.12466">
                <text:p>1649934276.1246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649934285.33443">
                <text:p>1649934285.3344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649934294.55416">
                <text:p>1649934294.5541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649934303.77723">
                <text:p>1649934303.7772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649934312.98757">
                <text:p>1649934312.98757</text:p>
              </table:table-cell>
              <table:table-cell office:value-type="float" office:value="3325">
                <text:p>3325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649934322.20498">
                <text:p>1649934322.2049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649934331.41444">
                <text:p>1649934331.4144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649934340.1238">
                <text:p>1649934340.123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649934349.33581">
                <text:p>1649934349.3358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649934358.55593">
                <text:p>1649934358.5559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649934367.76499">
                <text:p>1649934367.76499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649934376.47622">
                <text:p>1649934376.4762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649934385.1744">
                <text:p>1649934385.174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649934394.3968">
                <text:p>1649934394.396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649934403.6181">
                <text:p>1649934403.6181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649934412.31749">
                <text:p>1649934412.3174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649934421.52508">
                <text:p>1649934421.5250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649934430.23511">
                <text:p>1649934430.2351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649934438.9348">
                <text:p>1649934438.934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649934447.64126">
                <text:p>1649934447.6412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649934456.85543">
                <text:p>1649934456.8554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649934465.56608">
                <text:p>1649934465.5660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649934474.77473">
                <text:p>1649934474.7747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649934483.48658">
                <text:p>1649934483.4865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649934492.69516">
                <text:p>1649934492.6951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649934501.40697">
                <text:p>1649934501.4069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649934510.61454">
                <text:p>1649934510.6145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649934519.32515">
                <text:p>1649934519.3251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649934528.53544">
                <text:p>1649934528.5354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649934537.24532">
                <text:p>1649934537.2453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649934546.45538">
                <text:p>1649934546.45538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649934555.16543">
                <text:p>1649934555.16543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649934564.37525">
                <text:p>1649934564.3752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649934573.08559">
                <text:p>1649934573.08559</text:p>
              </table:table-cell>
              <table:table-cell office:value-type="float" office:value="3325">
                <text:p>3325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649934582.29586">
                <text:p>1649934582.2958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649934591.00566">
                <text:p>1649934591.0056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649934600.21613">
                <text:p>1649934600.2161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649934609.43518">
                <text:p>1649934609.43518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649934618.6449">
                <text:p>1649934618.6449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649934627.86533">
                <text:p>1649934627.86533</text:p>
              </table:table-cell>
              <table:table-cell office:value-type="float" office:value="3324">
                <text:p>332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649934636.56552">
                <text:p>1649934636.5655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649934645.78555">
                <text:p>1649934645.7855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649934654.48561">
                <text:p>1649934654.48561</text:p>
              </table:table-cell>
              <table:table-cell office:value-type="float" office:value="3325">
                <text:p>3325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649934663.19674">
                <text:p>1649934663.19674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649934672.40662">
                <text:p>1649934672.4066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649934681.11605">
                <text:p>1649934681.11605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649934690.32565">
                <text:p>1649934690.3256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649934699.0358">
                <text:p>1649934699.035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649934708.24534">
                <text:p>1649934708.2453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649934716.95568">
                <text:p>1649934716.9556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649934726.16757">
                <text:p>1649934726.1675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649934734.87501">
                <text:p>1649934734.8750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649934744.08585">
                <text:p>1649934744.0858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649934752.79747">
                <text:p>1649934752.79747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649934762.00486">
                <text:p>1649934762.00486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649934770.71605">
                <text:p>1649934770.7160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649934779.41698">
                <text:p>1649934779.4169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649934788.63658">
                <text:p>1649934788.6365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649934797.84614">
                <text:p>1649934797.84614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649934806.55727">
                <text:p>1649934806.55727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649934815.25617">
                <text:p>1649934815.2561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649934823.96624">
                <text:p>1649934823.9662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649934832.66672">
                <text:p>1649934832.6667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649934841.36071">
                <text:p>1649934841.36071</text:p>
              </table:table-cell>
              <table:table-cell office:value-type="float" office:value="3323">
                <text:p>3323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649934850.07721">
                <text:p>1649934850.0772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649934858.77629">
                <text:p>1649934858.77629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649934867.99791">
                <text:p>1649934867.9979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649934877.20656">
                <text:p>1649934877.2065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649934885.91966">
                <text:p>1649934885.9196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649934895.12723">
                <text:p>1649934895.12723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649934903.83408">
                <text:p>1649934903.8340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649934913.07652">
                <text:p>1649934913.07652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649934922.27177">
                <text:p>1649934922.2717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649934931.48958">
                <text:p>1649934931.48958</text:p>
              </table:table-cell>
              <table:table-cell office:value-type="float" office:value="3325">
                <text:p>3325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649934940.18803">
                <text:p>1649934940.1880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649934949.39736">
                <text:p>1649934949.3973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649934958.10668">
                <text:p>1649934958.1066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649934966.80663">
                <text:p>1649934966.8066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649934976.02748">
                <text:p>1649934976.02748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649934985.23688">
                <text:p>1649934985.2368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649934993.94749">
                <text:p>1649934993.9474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649935003.15725">
                <text:p>1649935003.1572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649935011.86788">
                <text:p>1649935011.8678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649935021.07752">
                <text:p>1649935021.0775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649935029.27682">
                <text:p>1649935029.2768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649935038.48734">
                <text:p>1649935038.4873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649935047.70934">
                <text:p>1649935047.7093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649935056.91907">
                <text:p>1649935056.91907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649935065.62784">
                <text:p>1649935065.6278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649935074.83723">
                <text:p>1649935074.8372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649935083.54755">
                <text:p>1649935083.54755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649935092.24785">
                <text:p>1649935092.2478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649935101.45753">
                <text:p>1649935101.4575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649935110.17666">
                <text:p>1649935110.1766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649935118.87669">
                <text:p>1649935118.8766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649935128.08809">
                <text:p>1649935128.0880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649935136.7978">
                <text:p>1649935136.7978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649935146.00718">
                <text:p>1649935146.0071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649935154.71726">
                <text:p>1649935154.71726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649935163.92895">
                <text:p>1649935163.9289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649935172.63904">
                <text:p>1649935172.63904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649935181.84745">
                <text:p>1649935181.8474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649935191.06969">
                <text:p>1649935191.0696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649935200.27941">
                <text:p>1649935200.2794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649935209.48774">
                <text:p>1649935209.4877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649935218.71913">
                <text:p>1649935218.7191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649935227.9288">
                <text:p>1649935227.928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649935237.15208">
                <text:p>1649935237.1520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649935246.3612">
                <text:p>1649935246.361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649935255.57722">
                <text:p>1649935255.5772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649935264.79967">
                <text:p>1649935264.7996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649935274.01038">
                <text:p>1649935274.01038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649935283.22781">
                <text:p>1649935283.2278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649935292.442">
                <text:p>1649935292.44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649935301.65776">
                <text:p>1649935301.6577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649935310.87703">
                <text:p>1649935310.8770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649935320.08911">
                <text:p>1649935320.0891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649935329.30747">
                <text:p>1649935329.30747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649935338.57326">
                <text:p>1649935338.5732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649935347.73991">
                <text:p>1649935347.73991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649935356.43734">
                <text:p>1649935356.4373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649935365.6594">
                <text:p>1649935365.6594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649935374.87844">
                <text:p>1649935374.8784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649935384.09081">
                <text:p>1649935384.0908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649935392.7972">
                <text:p>1649935392.797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649935402.01178">
                <text:p>1649935402.0117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649935411.22818">
                <text:p>1649935411.2281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649935420.43815">
                <text:p>1649935420.4381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649935429.14794">
                <text:p>1649935429.1479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649935438.35766">
                <text:p>1649935438.3576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649935447.06962">
                <text:p>1649935447.0696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649935456.2781">
                <text:p>1649935456.278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649935464.98744">
                <text:p>1649935464.9874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649935474.19814">
                <text:p>1649935474.1981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649935482.90858">
                <text:p>1649935482.9085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649935492.17565">
                <text:p>1649935492.1756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649935500.82936">
                <text:p>1649935500.8293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649935509.52779">
                <text:p>1649935509.5277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649935518.22966">
                <text:p>1649935518.2296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649935526.94316">
                <text:p>1649935526.9431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649935535.63156">
                <text:p>1649935535.6315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649935544.3647">
                <text:p>1649935544.364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649935553.55839">
                <text:p>1649935553.55839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649935562.26859">
                <text:p>1649935562.26859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649935571.47885">
                <text:p>1649935571.47885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649935580.20306">
                <text:p>1649935580.20306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649935589.39873">
                <text:p>1649935589.3987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649935598.10856">
                <text:p>1649935598.1085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649935607.31929">
                <text:p>1649935607.3192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649935616.0298">
                <text:p>1649935616.029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649935625.31756">
                <text:p>1649935625.3175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649935634.45871">
                <text:p>1649935634.4587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649935643.67286">
                <text:p>1649935643.67286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649935652.88919">
                <text:p>1649935652.88919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649935662.11049">
                <text:p>1649935662.11049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649935671.32101">
                <text:p>1649935671.3210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649935680.53919">
                <text:p>1649935680.5391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649935689.74827">
                <text:p>1649935689.7482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649935698.96869">
                <text:p>1649935698.9686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649935708.19065">
                <text:p>1649935708.1906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649935717.40265">
                <text:p>1649935717.4026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649935726.61852">
                <text:p>1649935726.6185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649935735.82871">
                <text:p>1649935735.8287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649935745.05415">
                <text:p>1649935745.0541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649935754.27196">
                <text:p>1649935754.2719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649935763.48324">
                <text:p>1649935763.48324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649935772.69902">
                <text:p>1649935772.6990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649935781.9092">
                <text:p>1649935781.909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649935790.62019">
                <text:p>1649935790.6201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649935799.83159">
                <text:p>1649935799.8315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649935808.53911">
                <text:p>1649935808.5391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649935817.74987">
                <text:p>1649935817.7498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649935827.02906">
                <text:p>1649935827.0290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649935835.66949">
                <text:p>1649935835.6694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649935844.38074">
                <text:p>1649935844.38074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649935853.58929">
                <text:p>1649935853.5892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649935862.30118">
                <text:p>1649935862.30118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649935871.50916">
                <text:p>1649935871.5091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649935880.22">
                <text:p>1649935880.22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649935889.42949">
                <text:p>1649935889.4294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649935898.14181">
                <text:p>1649935898.14181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649935906.83837">
                <text:p>1649935906.8383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649935916.06245">
                <text:p>1649935916.0624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649935925.26997">
                <text:p>1649935925.2699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649935934.48966">
                <text:p>1649935934.4896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649935943.19884">
                <text:p>1649935943.1988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649935952.40984">
                <text:p>1649935952.4098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649935961.10997">
                <text:p>1649935961.1099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649935969.82337">
                <text:p>1649935969.8233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649935979.02951">
                <text:p>1649935979.0295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649935987.74293">
                <text:p>1649935987.7429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649935996.94939">
                <text:p>1649935996.9493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649936005.66371">
                <text:p>1649936005.6637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649936014.86989">
                <text:p>1649936014.86989</text:p>
              </table:table-cell>
              <table:table-cell office:value-type="float" office:value="3323">
                <text:p>3323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649936023.58405">
                <text:p>1649936023.58405</text:p>
              </table:table-cell>
              <table:table-cell office:value-type="float" office:value="3324">
                <text:p>332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649936032.79089">
                <text:p>1649936032.79089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649936041.49898">
                <text:p>1649936041.4989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649936050.71106">
                <text:p>1649936050.7110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649936059.42015">
                <text:p>1649936059.42015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649936068.63244">
                <text:p>1649936068.63244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649936077.34022">
                <text:p>1649936077.3402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649936086.55343">
                <text:p>1649936086.55343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649936095.76942">
                <text:p>1649936095.7694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649936104.98081">
                <text:p>1649936104.98081</text:p>
              </table:table-cell>
              <table:table-cell office:value-type="float" office:value="3326">
                <text:p>3326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649936114.20116">
                <text:p>1649936114.2011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649936122.90162">
                <text:p>1649936122.9016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649936132.1204">
                <text:p>1649936132.1204</text:p>
              </table:table-cell>
              <table:table-cell office:value-type="float" office:value="3324">
                <text:p>332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649936140.82179">
                <text:p>1649936140.8217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649936150.0406">
                <text:p>1649936150.040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649936158.74202">
                <text:p>1649936158.7420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649936167.45014">
                <text:p>1649936167.4501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649936176.66298">
                <text:p>1649936176.6629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649936185.88239">
                <text:p>1649936185.8823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649936195.09993">
                <text:p>1649936195.0999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649936204.3113">
                <text:p>1649936204.311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649936213.53064">
                <text:p>1649936213.5306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649936222.23117">
                <text:p>1649936222.23117</text:p>
              </table:table-cell>
              <table:table-cell office:value-type="float" office:value="3323">
                <text:p>3323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649936230.94055">
                <text:p>1649936230.9405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649936240.15241">
                <text:p>1649936240.1524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649936249.37228">
                <text:p>1649936249.37228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649936258.58448">
                <text:p>1649936258.5844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649936267.80032">
                <text:p>1649936267.8003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649936276.50477">
                <text:p>1649936276.5047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649936285.72399">
                <text:p>1649936285.7239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649936294.94047">
                <text:p>1649936294.9404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649936304.15335">
                <text:p>1649936304.1533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649936313.37226">
                <text:p>1649936313.3722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49936322.58106">
                <text:p>1649936322.58106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49936331.80163">
                <text:p>1649936331.80163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49936340.50059">
                <text:p>1649936340.5005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49936349.72168">
                <text:p>1649936349.7216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49936358.43686">
                <text:p>1649936358.4368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49936367.13029">
                <text:p>1649936367.1302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49936376.34051">
                <text:p>1649936376.3405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49936385.05069">
                <text:p>1649936385.0506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49936394.26065">
                <text:p>1649936394.2606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49936402.97556">
                <text:p>1649936402.97556</text:p>
              </table:table-cell>
              <table:table-cell office:value-type="float" office:value="3326">
                <text:p>3326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49936412.18175">
                <text:p>1649936412.1817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49936420.89018">
                <text:p>1649936420.8901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49936430.10127">
                <text:p>1649936430.1012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49936438.81175">
                <text:p>1649936438.8117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49936448.02089">
                <text:p>1649936448.0208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49936456.73082">
                <text:p>1649936456.7308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49936465.43214">
                <text:p>1649936465.4321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49936474.6513">
                <text:p>1649936474.651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49936483.35092">
                <text:p>1649936483.3509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49936492.5727">
                <text:p>1649936492.5727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49936501.78023">
                <text:p>1649936501.78023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49936510.49233">
                <text:p>1649936510.4923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49936519.26494">
                <text:p>1649936519.2649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49936528.41227">
                <text:p>1649936528.4122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49936537.11168">
                <text:p>1649936537.1116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49936546.33258">
                <text:p>1649936546.3325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49936555.54045">
                <text:p>1649936555.5404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49936564.25365">
                <text:p>1649936564.25365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49936573.46154">
                <text:p>1649936573.4615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49936582.17388">
                <text:p>1649936582.1738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49936591.38162">
                <text:p>1649936591.3816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49936600.0914">
                <text:p>1649936600.091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49936609.30166">
                <text:p>1649936609.3016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49936618.01454">
                <text:p>1649936618.0145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49936627.22197">
                <text:p>1649936627.22197</text:p>
              </table:table-cell>
              <table:table-cell office:value-type="float" office:value="3324">
                <text:p>332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49936635.93486">
                <text:p>1649936635.9348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49936645.14201">
                <text:p>1649936645.1420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49936653.85441">
                <text:p>1649936653.8544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49936663.06247">
                <text:p>1649936663.0624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49936671.77599">
                <text:p>1649936671.7759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49936680.99299">
                <text:p>1649936680.99299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49936690.20173">
                <text:p>1649936690.20173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49936698.904">
                <text:p>1649936698.90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49936707.61182">
                <text:p>1649936707.6118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49936716.90025">
                <text:p>1649936716.90025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49936726.04252">
                <text:p>1649936726.04252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49936735.25636">
                <text:p>1649936735.2563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49936743.96112">
                <text:p>1649936743.9611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49936753.17284">
                <text:p>1649936753.1728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49936762.39227">
                <text:p>1649936762.3922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49936771.0817">
                <text:p>1649936771.081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49936780.31228">
                <text:p>1649936780.3122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49936789.53326">
                <text:p>1649936789.5332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49936798.74464">
                <text:p>1649936798.7446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49936807.96142">
                <text:p>1649936807.9614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49936817.17246">
                <text:p>1649936817.1724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49936826.3925">
                <text:p>1649936826.392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49936835.09293">
                <text:p>1649936835.09293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49936843.80204">
                <text:p>1649936843.80204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49936853.01257">
                <text:p>1649936853.0125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49936861.7223">
                <text:p>1649936861.722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49936870.9231">
                <text:p>1649936870.9231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49936879.64298">
                <text:p>1649936879.6429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49936888.8525">
                <text:p>1649936888.8525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49936897.55562">
                <text:p>1649936897.5556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49936906.77271">
                <text:p>1649936906.77271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49936915.48422">
                <text:p>1649936915.4842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49936924.70702">
                <text:p>1649936924.7070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49936933.40301">
                <text:p>1649936933.4030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49936942.10223">
                <text:p>1649936942.1022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49936950.8126">
                <text:p>1649936950.812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49936960.02385">
                <text:p>1649936960.0238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49936968.72292">
                <text:p>1649936968.7229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49936977.94249">
                <text:p>1649936977.94249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49936986.65281">
                <text:p>1649936986.6528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49936995.8621">
                <text:p>1649936995.8621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49937004.57265">
                <text:p>1649937004.5726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49937013.78463">
                <text:p>1649937013.78463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49937022.49375">
                <text:p>1649937022.4937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49937031.70257">
                <text:p>1649937031.7025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49937040.92687">
                <text:p>1649937040.9268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49937050.13253">
                <text:p>1649937050.1325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49937058.83814">
                <text:p>1649937058.8381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49937068.05272">
                <text:p>1649937068.0527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49937076.76709">
                <text:p>1649937076.76709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49937085.97296">
                <text:p>1649937085.97296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49937094.68779">
                <text:p>1649937094.6877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49937103.89368">
                <text:p>1649937103.8936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49937113.10457">
                <text:p>1649937113.10457</text:p>
              </table:table-cell>
              <table:table-cell office:value-type="float" office:value="3325">
                <text:p>3325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49937122.33256">
                <text:p>1649937122.3325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49937131.03356">
                <text:p>1649937131.0335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49937139.73338">
                <text:p>1649937139.7333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649937148.43633">
                <text:p>1649937148.4363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649937157.6534">
                <text:p>1649937157.653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649937166.36317">
                <text:p>1649937166.3631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649937175.57321">
                <text:p>1649937175.5732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649937184.28323">
                <text:p>1649937184.2832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49937193.4936">
                <text:p>1649937193.493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49937202.20407">
                <text:p>1649937202.2040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49937211.41266">
                <text:p>1649937211.4126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649937220.12505">
                <text:p>1649937220.1250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649937229.33355">
                <text:p>1649937229.3335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649937238.04275">
                <text:p>1649937238.04275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649937247.25454">
                <text:p>1649937247.25454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649937255.96487">
                <text:p>1649937255.96487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649937265.1748">
                <text:p>1649937265.174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649937273.88448">
                <text:p>1649937273.8844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649937283.0966">
                <text:p>1649937283.096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649937292.31522">
                <text:p>1649937292.3152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649937301.52474">
                <text:p>1649937301.52474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649937310.74349">
                <text:p>1649937310.74349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649937318.9355">
                <text:p>1649937318.935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649937328.15386">
                <text:p>1649937328.1538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649937337.45529">
                <text:p>1649937337.45529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649937346.07312">
                <text:p>1649937346.0731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649937355.28366">
                <text:p>1649937355.2836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649937363.99372">
                <text:p>1649937363.99372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649937373.2028">
                <text:p>1649937373.202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649937381.91411">
                <text:p>1649937381.9141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649937391.12405">
                <text:p>1649937391.12405</text:p>
              </table:table-cell>
              <table:table-cell office:value-type="float" office:value="3324">
                <text:p>3324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649937399.83359">
                <text:p>1649937399.8335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649937408.53891">
                <text:p>1649937408.5389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649937417.75892">
                <text:p>1649937417.75892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649937426.96315">
                <text:p>1649937426.9631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649937435.9953">
                <text:p>1649937435.9953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649937446.61208">
                <text:p>1649937446.61208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649937456.23611">
                <text:p>1649937456.23611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649937465.61442">
                <text:p>1649937465.61442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649937475.42069">
                <text:p>1649937475.4206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649937485.19056">
                <text:p>1649937485.1905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649937494.70406">
                <text:p>1649937494.7040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649937504.5469">
                <text:p>1649937504.5469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649937514.39406">
                <text:p>1649937514.39406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649937523.81686">
                <text:p>1649937523.81686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649937532.95665">
                <text:p>1649937532.95665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649937542.16448">
                <text:p>1649937542.1644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649937551.38348">
                <text:p>1649937551.38348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649937560.0857">
                <text:p>1649937560.0857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649937568.79725">
                <text:p>1649937568.79725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649937577.49352">
                <text:p>1649937577.49352</text:p>
              </table:table-cell>
              <table:table-cell office:value-type="float" office:value="3325">
                <text:p>332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649937586.20594">
                <text:p>1649937586.20594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649937595.4141">
                <text:p>1649937595.4141</text:p>
              </table:table-cell>
              <table:table-cell office:value-type="float" office:value="3325">
                <text:p>3325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649937604.62641">
                <text:p>1649937604.62641</text:p>
              </table:table-cell>
              <table:table-cell office:value-type="float" office:value="3324">
                <text:p>3324</text:p>
              </table:table-cell>
              <table:table-cell office:value-type="float" office:value="3333">
                <text:p>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